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0.028cm" fo:margin-left="0cm"/>
    </style:style>
    <style:style style:name="Column1" style:family="table-column">
      <style:table-column-properties style:column-width="5.863cm"/>
    </style:style>
    <style:style style:name="Column2" style:family="table-column">
      <style:table-column-properties style:column-width="4.165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7.586cm" fo:margin-left="0cm"/>
    </style:style>
    <style:style style:name="Column3" style:family="table-column">
      <style:table-column-properties style:column-width="3.517cm"/>
    </style:style>
    <style:style style:name="Column4" style:family="table-column">
      <style:table-column-properties style:column-width="3.517cm"/>
    </style:style>
    <style:style style:name="Column5" style:family="table-column">
      <style:table-column-properties style:column-width="3.517cm"/>
    </style:style>
    <style:style style:name="Column6" style:family="table-column">
      <style:table-column-properties style:column-width="3.517cm"/>
    </style:style>
    <style:style style:name="Column7" style:family="table-column">
      <style:table-column-properties style:column-width="3.517cm"/>
    </style:style>
    <style:style style:name="Row12" style:family="table-row"/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3" style:family="table-row"/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" style:family="table-row"/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" style:family="table-row"/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" style:family="table-row"/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" style:family="table-row"/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00%" style:writing-mode="lr-tb"/>
    </style:style>
    <style:style style:name="Table3" style:family="table">
      <style:table-properties table:align="left" style:width="17.595cm" fo:margin-left="0cm"/>
    </style:style>
    <style:style style:name="Column8" style:family="table-column">
      <style:table-column-properties style:column-width="2.514cm"/>
    </style:style>
    <style:style style:name="Column9" style:family="table-column">
      <style:table-column-properties style:column-width="2.514cm"/>
    </style:style>
    <style:style style:name="Column10" style:family="table-column">
      <style:table-column-properties style:column-width="2.514cm"/>
    </style:style>
    <style:style style:name="Column11" style:family="table-column">
      <style:table-column-properties style:column-width="2.514cm"/>
    </style:style>
    <style:style style:name="Column12" style:family="table-column">
      <style:table-column-properties style:column-width="2.514cm"/>
    </style:style>
    <style:style style:name="Column13" style:family="table-column">
      <style:table-column-properties style:column-width="2.514cm"/>
    </style:style>
    <style:style style:name="Column14" style:family="table-column">
      <style:table-column-properties style:column-width="2.514cm"/>
    </style:style>
    <style:style style:name="Row19" style:family="table-row"/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0" style:family="table-row"/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1" style:family="table-row"/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2" style:family="table-row"/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break-before="auto" fo:line-height="100%" style:writing-mode="lr-tb"/>
    </style:style>
    <style:style style:name="Table4" style:family="table">
      <style:table-properties table:align="left" style:width="17.588cm" fo:margin-left="0cm"/>
    </style:style>
    <style:style style:name="Column15" style:family="table-column">
      <style:table-column-properties style:column-width="3.517cm"/>
    </style:style>
    <style:style style:name="Column16" style:family="table-column">
      <style:table-column-properties style:column-width="3.517cm"/>
    </style:style>
    <style:style style:name="Column17" style:family="table-column">
      <style:table-column-properties style:column-width="3.517cm"/>
    </style:style>
    <style:style style:name="Column18" style:family="table-column">
      <style:table-column-properties style:column-width="7.036cm"/>
    </style:style>
    <style:style style:name="Row23" style:family="table-row"/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4" style:family="table-row"/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00%" style:writing-mode="lr-tb"/>
    </style:style>
    <style:style style:name="Table5" style:family="table">
      <style:table-properties table:align="left" style:width="17.582cm" fo:margin-left="0cm"/>
    </style:style>
    <style:style style:name="Column19" style:family="table-column">
      <style:table-column-properties style:column-width="1.598cm"/>
    </style:style>
    <style:style style:name="Column20" style:family="table-column">
      <style:table-column-properties style:column-width="1.598cm"/>
    </style:style>
    <style:style style:name="Column21" style:family="table-column">
      <style:table-column-properties style:column-width="1.598cm"/>
    </style:style>
    <style:style style:name="Column22" style:family="table-column">
      <style:table-column-properties style:column-width="1.598cm"/>
    </style:style>
    <style:style style:name="Column23" style:family="table-column">
      <style:table-column-properties style:column-width="1.598cm"/>
    </style:style>
    <style:style style:name="Column24" style:family="table-column">
      <style:table-column-properties style:column-width="1.598cm"/>
    </style:style>
    <style:style style:name="Column25" style:family="table-column">
      <style:table-column-properties style:column-width="1.598cm"/>
    </style:style>
    <style:style style:name="Column26" style:family="table-column">
      <style:table-column-properties style:column-width="1.598cm"/>
    </style:style>
    <style:style style:name="Column27" style:family="table-column">
      <style:table-column-properties style:column-width="1.598cm"/>
    </style:style>
    <style:style style:name="Column28" style:family="table-column">
      <style:table-column-properties style:column-width="1.598cm"/>
    </style:style>
    <style:style style:name="Column29" style:family="table-column">
      <style:table-column-properties style:column-width="1.602cm"/>
    </style:style>
    <style:style style:name="Row25" style:family="table-row"/>
    <style:style style:name="Cell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break-before="auto" fo:line-height="100%" style:writing-mode="lr-tb"/>
    </style:style>
    <style:style style:name="P134" style:family="paragraph" style:parent-style-name="Standard">
      <style:paragraph-properties fo:break-before="auto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P137" style:family="paragraph" style:parent-style-name="Standard">
      <style:paragraph-properties fo:break-before="auto" fo:line-height="100%" style:writing-mode="lr-tb"/>
    </style:style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break-before="auto" fo:line-height="100%" style:writing-mode="lr-tb"/>
    </style:style>
    <style:style style:name="Table6" style:family="table">
      <style:table-properties table:align="left" style:width="17.59cm" fo:margin-left="0cm"/>
    </style:style>
    <style:style style:name="Column30" style:family="table-column">
      <style:table-column-properties style:column-width="4.397cm"/>
    </style:style>
    <style:style style:name="Column31" style:family="table-column">
      <style:table-column-properties style:column-width="4.397cm"/>
    </style:style>
    <style:style style:name="Column32" style:family="table-column">
      <style:table-column-properties style:column-width="4.397cm"/>
    </style:style>
    <style:style style:name="Column33" style:family="table-column">
      <style:table-column-properties style:column-width="4.397cm"/>
    </style:style>
    <style:style style:name="Row27" style:family="table-row"/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8" style:family="table-row"/>
    <style:style style:name="Cell1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break-before="auto" fo:line-height="100%" style:writing-mode="lr-tb"/>
    </style:style>
    <style:style style:name="P149" style:family="paragraph" style:parent-style-name="Standard">
      <style:paragraph-properties fo:break-before="auto" fo:line-height="10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P150" style:family="paragraph" style:parent-style-name="Standard">
      <style:paragraph-properties fo:break-before="auto" fo:line-height="100%" style:writing-mode="lr-tb"/>
    </style:style>
    <style:style style:name="Table7" style:family="table">
      <style:table-properties table:align="left" style:width="17.586cm" fo:margin-left="0cm"/>
    </style:style>
    <style:style style:name="Column34" style:family="table-column">
      <style:table-column-properties style:column-width="3.517cm"/>
    </style:style>
    <style:style style:name="Column35" style:family="table-column">
      <style:table-column-properties style:column-width="3.517cm"/>
    </style:style>
    <style:style style:name="Column36" style:family="table-column">
      <style:table-column-properties style:column-width="3.517cm"/>
    </style:style>
    <style:style style:name="Column37" style:family="table-column">
      <style:table-column-properties style:column-width="3.517cm"/>
    </style:style>
    <style:style style:name="Column38" style:family="table-column">
      <style:table-column-properties style:column-width="3.517cm"/>
    </style:style>
    <style:style style:name="Row29" style:family="table-row"/>
    <style:style style:name="Cell1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0" style:family="table-row"/>
    <style:style style:name="Cell1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break-before="auto" fo:line-height="100%" style:writing-mode="lr-tb"/>
    </style:style>
    <style:style style:name="Table8" style:family="table">
      <style:table-properties table:align="left" style:width="17.595cm" fo:margin-left="0cm"/>
    </style:style>
    <style:style style:name="Column39" style:family="table-column">
      <style:table-column-properties style:column-width="2.514cm"/>
    </style:style>
    <style:style style:name="Column40" style:family="table-column">
      <style:table-column-properties style:column-width="2.514cm"/>
    </style:style>
    <style:style style:name="Column41" style:family="table-column">
      <style:table-column-properties style:column-width="2.514cm"/>
    </style:style>
    <style:style style:name="Column42" style:family="table-column">
      <style:table-column-properties style:column-width="2.514cm"/>
    </style:style>
    <style:style style:name="Column43" style:family="table-column">
      <style:table-column-properties style:column-width="2.514cm"/>
    </style:style>
    <style:style style:name="Column44" style:family="table-column">
      <style:table-column-properties style:column-width="2.514cm"/>
    </style:style>
    <style:style style:name="Column45" style:family="table-column">
      <style:table-column-properties style:column-width="2.514cm"/>
    </style:style>
    <style:style style:name="Row31" style:family="table-row"/>
    <style:style style:name="Cell1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2" style:family="table-row"/>
    <style:style style:name="Cell1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break-before="auto" fo:line-height="100%" style:writing-mode="lr-tb"/>
    </style:style>
    <style:style style:name="P179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break-before="page" fo:line-height="100%" style:writing-mode="lr-tb"/>
    </style:style>
    <style:style style:name="T180_1" style:family="text"/>
    <style:style style:name="P181" style:family="paragraph" style:parent-style-name="Standard">
      <style:paragraph-properties fo:break-before="auto" fo:line-height="100%" style:writing-mode="lr-tb"/>
    </style:style>
    <style:style style:name="Table9" style:family="table">
      <style:table-properties table:align="left" style:width="17.59cm" fo:margin-left="0cm"/>
    </style:style>
    <style:style style:name="Column46" style:family="table-column">
      <style:table-column-properties style:column-width="4.397cm"/>
    </style:style>
    <style:style style:name="Column47" style:family="table-column">
      <style:table-column-properties style:column-width="4.397cm"/>
    </style:style>
    <style:style style:name="Column48" style:family="table-column">
      <style:table-column-properties style:column-width="4.397cm"/>
    </style:style>
    <style:style style:name="Column49" style:family="table-column">
      <style:table-column-properties style:column-width="4.397cm"/>
    </style:style>
    <style:style style:name="Row33" style:family="table-row"/>
    <style:style style:name="Cell1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4" style:family="table-row"/>
    <style:style style:name="Cell1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5" style:family="table-row"/>
    <style:style style:name="Cell1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6" style:family="table-row"/>
    <style:style style:name="Cell1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break-before="auto" fo:line-height="100%" style:writing-mode="lr-tb"/>
    </style:style>
    <style:style style:name="Table10" style:family="table">
      <style:table-properties table:align="left" style:width="17.59cm" fo:margin-left="0cm"/>
    </style:style>
    <style:style style:name="Column50" style:family="table-column">
      <style:table-column-properties style:column-width="4.397cm"/>
    </style:style>
    <style:style style:name="Column51" style:family="table-column">
      <style:table-column-properties style:column-width="4.397cm"/>
    </style:style>
    <style:style style:name="Column52" style:family="table-column">
      <style:table-column-properties style:column-width="4.397cm"/>
    </style:style>
    <style:style style:name="Column53" style:family="table-column">
      <style:table-column-properties style:column-width="4.397cm"/>
    </style:style>
    <style:style style:name="Row37" style:family="table-row"/>
    <style:style style:name="Cell1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8" style:family="table-row"/>
    <style:style style:name="Cell1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9" style:family="table-row"/>
    <style:style style:name="Cell1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0" style:family="table-row"/>
    <style:style style:name="Cell1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break-before="auto" fo:line-height="100%" style:writing-mode="lr-tb"/>
    </style:style>
    <style:style style:name="Table11" style:family="table">
      <style:table-properties table:align="left" style:width="17.59cm" fo:margin-left="0cm"/>
    </style:style>
    <style:style style:name="Column54" style:family="table-column">
      <style:table-column-properties style:column-width="4.397cm"/>
    </style:style>
    <style:style style:name="Column55" style:family="table-column">
      <style:table-column-properties style:column-width="4.397cm"/>
    </style:style>
    <style:style style:name="Column56" style:family="table-column">
      <style:table-column-properties style:column-width="4.397cm"/>
    </style:style>
    <style:style style:name="Column57" style:family="table-column">
      <style:table-column-properties style:column-width="4.397cm"/>
    </style:style>
    <style:style style:name="Row41" style:family="table-row"/>
    <style:style style:name="Cell1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2" style:family="table-row"/>
    <style:style style:name="Cell1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3" style:family="table-row"/>
    <style:style style:name="Cell1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4" style:family="table-row"/>
    <style:style style:name="Cell1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break-before="auto" fo:line-height="100%" style:writing-mode="lr-tb"/>
    </style:style>
    <style:style style:name="P234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able12" style:family="table">
      <style:table-properties table:align="left" style:width="17.59cm" fo:margin-left="0cm"/>
    </style:style>
    <style:style style:name="Column58" style:family="table-column">
      <style:table-column-properties style:column-width="4.397cm"/>
    </style:style>
    <style:style style:name="Column59" style:family="table-column">
      <style:table-column-properties style:column-width="4.397cm"/>
    </style:style>
    <style:style style:name="Column60" style:family="table-column">
      <style:table-column-properties style:column-width="4.397cm"/>
    </style:style>
    <style:style style:name="Column61" style:family="table-column">
      <style:table-column-properties style:column-width="4.397cm"/>
    </style:style>
    <style:style style:name="Row45" style:family="table-row"/>
    <style:style style:name="Cell1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6" style:family="table-row"/>
    <style:style style:name="Cell2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7" style:family="table-row"/>
    <style:style style:name="Cell2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8" style:family="table-row"/>
    <style:style style:name="Cell2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break-before="auto" fo:line-height="100%" style:writing-mode="lr-tb"/>
    </style:style>
    <style:style style:name="P25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able13" style:family="table">
      <style:table-properties table:align="left" style:width="17.59cm" fo:margin-left="0cm"/>
    </style:style>
    <style:style style:name="Column62" style:family="table-column">
      <style:table-column-properties style:column-width="4.397cm"/>
    </style:style>
    <style:style style:name="Column63" style:family="table-column">
      <style:table-column-properties style:column-width="4.397cm"/>
    </style:style>
    <style:style style:name="Column64" style:family="table-column">
      <style:table-column-properties style:column-width="4.397cm"/>
    </style:style>
    <style:style style:name="Column65" style:family="table-column">
      <style:table-column-properties style:column-width="4.397cm"/>
    </style:style>
    <style:style style:name="Row49" style:family="table-row"/>
    <style:style style:name="Cell2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0" style:family="table-row"/>
    <style:style style:name="Cell2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1" style:family="table-row"/>
    <style:style style:name="Cell2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2" style:family="table-row"/>
    <style:style style:name="Cell2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break-before="auto" fo:line-height="100%" style:writing-mode="lr-tb"/>
    </style:style>
    <style:style style:name="P272" style:family="paragraph" style:parent-style-name="Standard">
      <style:paragraph-properties fo:break-before="auto" fo:line-height="100%" style:writing-mode="lr-tb"/>
    </style:style>
    <style:style style:name="T272_1" style:family="text"/>
    <style:style style:name="P273" style:family="paragraph" style:parent-style-name="Standard">
      <style:paragraph-properties fo:break-before="auto" fo:line-height="100%" style:writing-mode="lr-tb"/>
    </style:style>
    <style:style style:name="Table14" style:family="table">
      <style:table-properties table:align="left" style:width="17.586cm" fo:margin-left="0cm"/>
    </style:style>
    <style:style style:name="Column66" style:family="table-column">
      <style:table-column-properties style:column-width="3.517cm"/>
    </style:style>
    <style:style style:name="Column67" style:family="table-column">
      <style:table-column-properties style:column-width="3.517cm"/>
    </style:style>
    <style:style style:name="Column68" style:family="table-column">
      <style:table-column-properties style:column-width="3.517cm"/>
    </style:style>
    <style:style style:name="Column69" style:family="table-column">
      <style:table-column-properties style:column-width="3.517cm"/>
    </style:style>
    <style:style style:name="Column70" style:family="table-column">
      <style:table-column-properties style:column-width="3.517cm"/>
    </style:style>
    <style:style style:name="Row53" style:family="table-row"/>
    <style:style style:name="Cell2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4" style:family="table-row"/>
    <style:style style:name="Cell2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5" style:family="table-row"/>
    <style:style style:name="Cell2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6" style:family="table-row"/>
    <style:style style:name="Cell2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break-before="auto" fo:line-height="100%" style:writing-mode="lr-tb"/>
    </style:style>
    <style:style style:name="P295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able15" style:family="table">
      <style:table-properties table:align="left" style:width="17.586cm" fo:margin-left="0cm"/>
    </style:style>
    <style:style style:name="Column71" style:family="table-column">
      <style:table-column-properties style:column-width="3.517cm"/>
    </style:style>
    <style:style style:name="Column72" style:family="table-column">
      <style:table-column-properties style:column-width="3.517cm"/>
    </style:style>
    <style:style style:name="Column73" style:family="table-column">
      <style:table-column-properties style:column-width="3.517cm"/>
    </style:style>
    <style:style style:name="Column74" style:family="table-column">
      <style:table-column-properties style:column-width="3.517cm"/>
    </style:style>
    <style:style style:name="Column75" style:family="table-column">
      <style:table-column-properties style:column-width="3.517cm"/>
    </style:style>
    <style:style style:name="Row57" style:family="table-row"/>
    <style:style style:name="Cell2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8" style:family="table-row"/>
    <style:style style:name="Cell2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9" style:family="table-row"/>
    <style:style style:name="Cell2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0" style:family="table-row"/>
    <style:style style:name="Cell2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break-before="auto" fo:line-height="100%" style:writing-mode="lr-tb"/>
    </style:style>
    <style:style style:name="P317" style:family="paragraph" style:parent-style-name="Standard">
      <style:paragraph-properties fo:break-before="auto" fo:line-height="100%" style:writing-mode="lr-tb"/>
    </style:style>
    <style:style style:name="P31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break-before="auto" fo:line-height="100%" style:writing-mode="lr-tb"/>
    </style:style>
    <style:style style:name="P321" style:family="paragraph" style:parent-style-name="Standard">
      <style:paragraph-properties fo:break-before="auto" fo:line-height="100%" style:writing-mode="lr-tb"/>
    </style:style>
    <style:style style:name="P322" style:family="paragraph" style:parent-style-name="Standard">
      <style:paragraph-properties fo:break-before="auto" fo:line-height="100%" style:writing-mode="lr-tb"/>
    </style:style>
    <style:style style:name="P323" style:family="paragraph" style:parent-style-name="Standard">
      <style:paragraph-properties fo:break-before="auto" fo:line-height="100%" style:writing-mode="lr-tb"/>
    </style:style>
    <style:style style:name="P324" style:family="paragraph" style:parent-style-name="Standard">
      <style:paragraph-properties fo:break-before="auto" fo:line-height="100%" style:writing-mode="lr-tb"/>
    </style:style>
    <style:style style:name="P325" style:family="paragraph" style:parent-style-name="Standard">
      <style:paragraph-properties fo:break-before="auto" fo:line-height="100%" style:writing-mode="lr-tb"/>
    </style:style>
    <style:style style:name="P326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/>
    <style:style style:name="P334" style:family="paragraph" style:parent-style-name="Standard">
      <style:paragraph-properties fo:break-before="auto" fo:line-height="100%" style:writing-mode="lr-tb"/>
    </style:style>
    <style:style style:name="Table16" style:family="table">
      <style:table-properties table:align="left" style:width="18.732cm" fo:margin-left="-0.265cm"/>
    </style:style>
    <style:style style:name="Column76" style:family="table-column">
      <style:table-column-properties style:column-width="3.942cm"/>
    </style:style>
    <style:style style:name="Column77" style:family="table-column">
      <style:table-column-properties style:column-width="14.79cm"/>
    </style:style>
    <style:style style:name="Row61" style:family="table-row"/>
    <style:style style:name="Cell2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2" style:family="table-row"/>
    <style:style style:name="Cell2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3" style:family="table-row"/>
    <style:style style:name="Cell2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4" style:family="table-row"/>
    <style:style style:name="Cell2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3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5" style:family="table-row"/>
    <style:style style:name="Cell2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6" style:family="table-row"/>
    <style:style style:name="Cell2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7" style:family="table-row"/>
    <style:style style:name="Cell2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9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8" style:family="table-row"/>
    <style:style style:name="Cell2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6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7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8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9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0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2_1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break-before="auto" fo:line-height="100%" style:writing-mode="lr-tb"/>
    </style:style>
    <style:style style:name="P354" style:family="paragraph" style:parent-style-name="Standard">
      <style:paragraph-properties fo:break-before="auto" fo:line-height="100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00%" style:writing-mode="lr-tb"/>
    </style:style>
    <style:style style:name="Table17" style:family="table">
      <style:table-properties table:align="left" style:width="18.759cm" fo:margin-left="0cm"/>
    </style:style>
    <style:style style:name="Column78" style:family="table-column">
      <style:table-column-properties style:column-width="4.471cm"/>
    </style:style>
    <style:style style:name="Column79" style:family="table-column">
      <style:table-column-properties style:column-width="1.667cm"/>
    </style:style>
    <style:style style:name="Column80" style:family="table-column">
      <style:table-column-properties style:column-width="2.461cm"/>
    </style:style>
    <style:style style:name="Column81" style:family="table-column">
      <style:table-column-properties style:column-width="2.381cm"/>
    </style:style>
    <style:style style:name="Column82" style:family="table-column">
      <style:table-column-properties style:column-width="1.482cm"/>
    </style:style>
    <style:style style:name="Column83" style:family="table-column">
      <style:table-column-properties style:column-width="6.297cm"/>
    </style:style>
    <style:style style:name="Row69" style:family="table-row"/>
    <style:style style:name="Cell2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0" style:family="table-row"/>
    <style:style style:name="Cell2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1" style:family="table-row"/>
    <style:style style:name="Cell2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72" style:family="table-row"/>
    <style:style style:name="Cell3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3" style:family="table-row"/>
    <style:style style:name="Cell3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6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74" style:family="table-row"/>
    <style:style style:name="Cell3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5" style:family="table-row"/>
    <style:style style:name="Cell3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6" style:family="table-row"/>
    <style:style style:name="Cell3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7" style:family="table-row"/>
    <style:style style:name="Cell3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8" style:family="table-row"/>
    <style:style style:name="Cell3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9" style:family="table-row"/>
    <style:style style:name="Cell3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0" style:family="table-row"/>
    <style:style style:name="Cell3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5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1" style:family="table-row"/>
    <style:style style:name="Cell3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2" style:family="table-row"/>
    <style:style style:name="Cell3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3" style:family="table-row"/>
    <style:style style:name="Cell3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4" style:family="table-row"/>
    <style:style style:name="Cell3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5" style:family="table-row"/>
    <style:style style:name="Cell3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7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6" style:family="table-row"/>
    <style:style style:name="Cell3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7" style:family="table-row"/>
    <style:style style:name="Cell3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5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8" style:family="table-row"/>
    <style:style style:name="Cell3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9" style:family="table-row"/>
    <style:style style:name="Cell4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8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0" style:family="table-row"/>
    <style:style style:name="Cell4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0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1" style:family="table-row"/>
    <style:style style:name="Cell4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7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2" style:family="table-row"/>
    <style:style style:name="Cell4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3" style:family="table-row"/>
    <style:style style:name="Cell4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4" style:family="table-row"/>
    <style:style style:name="Cell4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5" style:family="table-row"/>
    <style:style style:name="Cell4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6" style:family="table-row"/>
    <style:style style:name="Cell4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7" style:family="table-row"/>
    <style:style style:name="Cell4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8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8" style:family="table-row"/>
    <style:style style:name="Cell4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9" style:family="table-row"/>
    <style:style style:name="Cell4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0" style:family="table-row"/>
    <style:style style:name="Cell4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1" style:family="table-row"/>
    <style:style style:name="Cell4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2" style:family="table-row"/>
    <style:style style:name="Cell4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0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3" style:family="table-row"/>
    <style:style style:name="Cell4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4" style:family="table-row"/>
    <style:style style:name="Cell4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5" style:family="table-row"/>
    <style:style style:name="Cell5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6" style:family="table-row"/>
    <style:style style:name="Cell5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7" style:family="table-row"/>
    <style:style style:name="Cell5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8" style:family="table-row"/>
    <style:style style:name="Cell5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6" style:family="paragraph" style:parent-style-name="Standard">
      <style:paragraph-properties fo:break-before="auto" fo:line-height="100%" style:writing-mode="lr-tb"/>
    </style:style>
    <style:style style:name="P617" style:family="paragraph" style:parent-style-name="Standard">
      <style:paragraph-properties fo:break-before="page" fo:line-height="100%" style:writing-mode="lr-tb"/>
    </style:style>
    <style:style style:name="T617_1" style:family="text"/>
    <style:style style:name="T617_2" style:family="text"/>
    <style:style style:name="T617_3" style:family="text"/>
    <style:style style:name="P61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able18" style:family="table">
      <style:table-properties table:align="left" style:width="17.59cm" fo:margin-left="0cm"/>
    </style:style>
    <style:style style:name="Column84" style:family="table-column">
      <style:table-column-properties style:column-width="4.397cm"/>
    </style:style>
    <style:style style:name="Column85" style:family="table-column">
      <style:table-column-properties style:column-width="4.397cm"/>
    </style:style>
    <style:style style:name="Column86" style:family="table-column">
      <style:table-column-properties style:column-width="4.397cm"/>
    </style:style>
    <style:style style:name="Column87" style:family="table-column">
      <style:table-column-properties style:column-width="4.397cm"/>
    </style:style>
    <style:style style:name="Row109" style:family="table-row"/>
    <style:style style:name="Cell5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10" style:family="table-row"/>
    <style:style style:name="Cell5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1" style:family="table-row"/>
    <style:style style:name="Cell5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2" style:family="table-row"/>
    <style:style style:name="Cell5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3" style:family="table-row"/>
    <style:style style:name="Cell5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4" style:family="table-row"/>
    <style:style style:name="Cell5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5" style:family="table-row"/>
    <style:style style:name="Cell5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6" style:family="table-row"/>
    <style:style style:name="Cell5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7" style:family="table-row"/>
    <style:style style:name="Cell5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8" style:family="table-row"/>
    <style:style style:name="Cell5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9" style:family="table-row"/>
    <style:style style:name="Cell5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0" style:family="table-row"/>
    <style:style style:name="Cell5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1" style:family="table-row"/>
    <style:style style:name="Cell5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2" style:family="table-row"/>
    <style:style style:name="Cell5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3" style:family="table-row"/>
    <style:style style:name="Cell5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4" style:family="table-row"/>
    <style:style style:name="Cell5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5" style:family="table-row"/>
    <style:style style:name="Cell5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6" style:family="table-row"/>
    <style:style style:name="Cell5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7" style:family="table-row"/>
    <style:style style:name="Cell5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8" style:family="table-row"/>
    <style:style style:name="Cell6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99" style:family="paragraph" style:parent-style-name="Standard">
      <style:paragraph-properties fo:break-before="auto" fo:line-height="100%" style:writing-mode="lr-tb"/>
    </style:style>
    <style:style style:name="P700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1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able19" style:family="table">
      <style:table-properties table:align="left" style:width="17.59cm" fo:margin-left="0cm"/>
    </style:style>
    <style:style style:name="Column88" style:family="table-column">
      <style:table-column-properties style:column-width="4.397cm"/>
    </style:style>
    <style:style style:name="Column89" style:family="table-column">
      <style:table-column-properties style:column-width="4.397cm"/>
    </style:style>
    <style:style style:name="Column90" style:family="table-column">
      <style:table-column-properties style:column-width="4.397cm"/>
    </style:style>
    <style:style style:name="Column91" style:family="table-column">
      <style:table-column-properties style:column-width="4.397cm"/>
    </style:style>
    <style:style style:name="Row129" style:family="table-row"/>
    <style:style style:name="Cell6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30" style:family="table-row"/>
    <style:style style:name="Cell6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1" style:family="table-row"/>
    <style:style style:name="Cell6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2" style:family="table-row"/>
    <style:style style:name="Cell6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3" style:family="table-row"/>
    <style:style style:name="Cell6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4" style:family="table-row"/>
    <style:style style:name="Cell6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5" style:family="table-row"/>
    <style:style style:name="Cell6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6" style:family="table-row"/>
    <style:style style:name="Cell6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7" style:family="table-row"/>
    <style:style style:name="Cell6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8" style:family="table-row"/>
    <style:style style:name="Cell6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9" style:family="table-row"/>
    <style:style style:name="Cell6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0" style:family="table-row"/>
    <style:style style:name="Cell6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1" style:family="table-row"/>
    <style:style style:name="Cell6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2" style:family="table-row"/>
    <style:style style:name="Cell6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3" style:family="table-row"/>
    <style:style style:name="Cell6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4" style:family="table-row"/>
    <style:style style:name="Cell6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5" style:family="table-row"/>
    <style:style style:name="Cell6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6" style:family="table-row"/>
    <style:style style:name="Cell6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7" style:family="table-row"/>
    <style:style style:name="Cell6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8" style:family="table-row"/>
    <style:style style:name="Cell6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9" style:family="table-row"/>
    <style:style style:name="Cell6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0" style:family="table-row"/>
    <style:style style:name="Cell6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1" style:family="table-row"/>
    <style:style style:name="Cell6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2" style:family="table-row"/>
    <style:style style:name="Cell6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3" style:family="table-row"/>
    <style:style style:name="Cell7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4" style:family="table-row"/>
    <style:style style:name="Cell7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5" style:family="table-row"/>
    <style:style style:name="Cell7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6" style:family="table-row"/>
    <style:style style:name="Cell7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7" style:family="table-row"/>
    <style:style style:name="Cell7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20" style:family="paragraph" style:parent-style-name="Standard">
      <style:paragraph-properties fo:break-before="auto" fo:line-height="100%" style:writing-mode="lr-tb"/>
    </style:style>
    <style:style style:name="Table20" style:family="table">
      <style:table-properties table:align="left" style:width="17.59cm" fo:margin-left="0cm"/>
    </style:style>
    <style:style style:name="Column92" style:family="table-column">
      <style:table-column-properties style:column-width="4.397cm"/>
    </style:style>
    <style:style style:name="Column93" style:family="table-column">
      <style:table-column-properties style:column-width="4.397cm"/>
    </style:style>
    <style:style style:name="Column94" style:family="table-column">
      <style:table-column-properties style:column-width="4.397cm"/>
    </style:style>
    <style:style style:name="Column95" style:family="table-column">
      <style:table-column-properties style:column-width="4.397cm"/>
    </style:style>
    <style:style style:name="Row158" style:family="table-row"/>
    <style:style style:name="Cell7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59" style:family="table-row"/>
    <style:style style:name="Cell7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0" style:family="table-row"/>
    <style:style style:name="Cell7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1" style:family="table-row"/>
    <style:style style:name="Cell7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2" style:family="table-row"/>
    <style:style style:name="Cell7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3" style:family="table-row"/>
    <style:style style:name="Cell7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4" style:family="table-row"/>
    <style:style style:name="Cell7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5" style:family="table-row"/>
    <style:style style:name="Cell7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6" style:family="table-row"/>
    <style:style style:name="Cell7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7" style:family="table-row"/>
    <style:style style:name="Cell7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8" style:family="table-row"/>
    <style:style style:name="Cell7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9" style:family="table-row"/>
    <style:style style:name="Cell7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0" style:family="table-row"/>
    <style:style style:name="Cell7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1" style:family="table-row"/>
    <style:style style:name="Cell7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2" style:family="table-row"/>
    <style:style style:name="Cell7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3" style:family="table-row"/>
    <style:style style:name="Cell7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4" style:family="table-row"/>
    <style:style style:name="Cell7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5" style:family="table-row"/>
    <style:style style:name="Cell7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6" style:family="table-row"/>
    <style:style style:name="Cell7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7" style:family="table-row"/>
    <style:style style:name="Cell7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8" style:family="table-row"/>
    <style:style style:name="Cell8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79" style:family="table-row"/>
    <style:style style:name="Cell8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0" style:family="table-row"/>
    <style:style style:name="Cell8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913" style:family="paragraph" style:parent-style-name="Standard">
      <style:paragraph-properties fo:break-before="auto" fo:line-height="100%" style:writing-mode="lr-tb"/>
    </style:style>
    <style:style style:name="P914" style:family="paragraph" style:parent-style-name="Standard">
      <style:paragraph-properties fo:break-before="auto" fo:line-height="100%" style:writing-mode="lr-tb"/>
    </style:style>
    <style:style style:name="Table21" style:family="table">
      <style:table-properties table:align="left" style:width="17.59cm" fo:margin-left="0cm"/>
    </style:style>
    <style:style style:name="Column96" style:family="table-column">
      <style:table-column-properties style:column-width="5.863cm"/>
    </style:style>
    <style:style style:name="Column97" style:family="table-column">
      <style:table-column-properties style:column-width="5.863cm"/>
    </style:style>
    <style:style style:name="Column98" style:family="table-column">
      <style:table-column-properties style:column-width="5.863cm"/>
    </style:style>
    <style:style style:name="Row181" style:family="table-row"/>
    <style:style style:name="Cell8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82" style:family="table-row"/>
    <style:style style:name="Cell8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83" style:family="table-row"/>
    <style:style style:name="Cell8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2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24" style:family="paragraph" style:parent-style-name="Standard">
      <style:paragraph-properties fo:break-before="auto" fo:line-height="100%" style:writing-mode="lr-tb"/>
    </style:style>
    <style:style style:name="P925" style:family="paragraph" style:parent-style-name="Standard">
      <style:paragraph-properties fo:break-before="page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26" style:family="paragraph" style:parent-style-name="Standard">
      <style:paragraph-properties fo:break-before="auto" fo:line-height="100%" style:writing-mode="lr-tb"/>
    </style:style>
    <style:style style:name="T926_1" style:family="text"/>
    <style:style style:name="P927" style:family="paragraph" style:parent-style-name="Standard">
      <style:paragraph-properties fo:break-before="auto" fo:line-height="100%" style:writing-mode="lr-tb"/>
    </style:style>
    <style:style style:name="P928" style:family="paragraph" style:parent-style-name="Standard">
      <style:paragraph-properties fo:break-before="auto" fo:line-height="100%" style:writing-mode="lr-tb"/>
    </style:style>
    <style:style style:name="T928_1" style:family="text"/>
    <style:style style:name="T928_2" style:family="text"/>
    <style:style style:name="T928_3" style:family="text"/>
    <style:style style:name="P929" style:family="paragraph" style:parent-style-name="Standard">
      <style:paragraph-properties fo:break-before="auto" fo:line-height="100%" style:writing-mode="lr-tb"/>
    </style:style>
    <style:style style:name="T929_1" style:family="text"/>
    <style:style style:name="T929_2" style:family="text"/>
    <style:style style:name="P930" style:family="paragraph" style:parent-style-name="Standard">
      <style:paragraph-properties fo:break-before="auto" fo:line-height="100%" style:writing-mode="lr-tb"/>
    </style:style>
    <style:style style:name="T930_1" style:family="text"/>
    <style:style style:name="T930_2" style:family="text"/>
    <style:style style:name="P931" style:family="paragraph" style:parent-style-name="Standard">
      <style:paragraph-properties fo:break-before="auto" fo:line-height="100%" style:writing-mode="lr-tb"/>
    </style:style>
    <style:style style:name="T931_1" style:family="text"/>
    <style:style style:name="T931_2" style:family="text"/>
    <style:style style:name="T931_3" style:family="text"/>
    <style:style style:name="P932" style:family="paragraph" style:parent-style-name="Standard">
      <style:paragraph-properties fo:break-before="auto" fo:line-height="100%" style:writing-mode="lr-tb"/>
    </style:style>
    <style:style style:name="T932_1" style:family="text"/>
    <style:style style:name="T932_2" style:family="text"/>
    <style:style style:name="P933" style:family="paragraph" style:parent-style-name="Standard">
      <style:paragraph-properties fo:break-before="auto" fo:line-height="100%" style:writing-mode="lr-tb"/>
    </style:style>
    <style:style style:name="T933_1" style:family="text"/>
    <style:style style:name="T933_2" style:family="text"/>
    <style:style style:name="T933_3" style:family="text"/>
    <style:style style:name="P934" style:family="paragraph" style:parent-style-name="Standard">
      <style:paragraph-properties fo:break-before="auto" fo:line-height="100%" style:writing-mode="lr-tb"/>
    </style:style>
    <style:style style:name="T934_1" style:family="text"/>
    <style:style style:name="T934_2" style:family="text"/>
    <style:style style:name="T934_3" style:family="text"/>
    <style:style style:name="P935" style:family="paragraph" style:parent-style-name="Standard">
      <style:paragraph-properties fo:break-before="auto" fo:line-height="100%" style:writing-mode="lr-tb"/>
    </style:style>
    <style:style style:name="T935_1" style:family="text"/>
    <style:style style:name="T935_2" style:family="text"/>
    <style:style style:name="P936" style:family="paragraph" style:parent-style-name="Standard">
      <style:paragraph-properties fo:break-before="auto" fo:line-height="100%" style:writing-mode="lr-tb"/>
    </style:style>
    <style:style style:name="T936_1" style:family="text"/>
    <style:style style:name="T936_2" style:family="text"/>
    <style:style style:name="T936_3" style:family="text"/>
    <style:style style:name="T936_4" style:family="text"/>
    <style:style style:name="T936_5" style:family="text"/>
    <style:style style:name="T936_6" style:family="text"/>
    <style:style style:name="P937" style:family="paragraph" style:parent-style-name="Standard">
      <style:paragraph-properties fo:break-before="auto" fo:line-height="100%" style:writing-mode="lr-tb"/>
    </style:style>
    <style:style style:name="T937_1" style:family="text"/>
    <style:style style:name="T937_2" style:family="text"/>
    <style:style style:name="T937_3" style:family="text"/>
    <style:style style:name="T937_4" style:family="text"/>
    <style:style style:name="T937_5" style:family="text"/>
    <style:style style:name="P938" style:family="paragraph" style:parent-style-name="Standard">
      <style:paragraph-properties fo:break-before="auto" fo:line-height="100%" style:writing-mode="lr-tb"/>
    </style:style>
    <style:style style:name="T938_1" style:family="text"/>
    <style:style style:name="T938_2" style:family="text"/>
    <style:style style:name="T938_3" style:family="text"/>
    <style:style style:name="T938_4" style:family="text"/>
    <style:style style:name="T938_5" style:family="text"/>
    <style:style style:name="P939" style:family="paragraph" style:parent-style-name="Standard">
      <style:paragraph-properties fo:break-before="auto" fo:line-height="100%" style:writing-mode="lr-tb"/>
    </style:style>
    <style:style style:name="T939_1" style:family="text"/>
    <style:style style:name="P940" style:family="paragraph" style:parent-style-name="Standard">
      <style:paragraph-properties fo:break-before="auto" fo:line-height="100%" style:writing-mode="lr-tb"/>
    </style:style>
    <style:style style:name="P941" style:family="paragraph" style:parent-style-name="Standard">
      <style:paragraph-properties fo:break-before="auto" fo:line-height="100%" style:writing-mode="lr-tb"/>
    </style:style>
    <style:style style:name="T941_1" style:family="text"/>
    <style:style style:name="T941_2" style:family="text"/>
    <style:style style:name="P942" style:family="paragraph" style:parent-style-name="Standard">
      <style:paragraph-properties fo:break-before="auto" fo:line-height="100%" style:writing-mode="lr-tb"/>
    </style:style>
    <style:style style:name="T942_1" style:family="text"/>
    <style:style style:name="T942_2" style:family="text"/>
    <style:style style:name="P943" style:family="paragraph" style:parent-style-name="Standard">
      <style:paragraph-properties fo:break-before="auto" fo:line-height="100%" style:writing-mode="lr-tb"/>
    </style:style>
    <style:style style:name="T943_1" style:family="text"/>
    <style:style style:name="T943_2" style:family="text"/>
    <style:style style:name="P944" style:family="paragraph" style:parent-style-name="Standard">
      <style:paragraph-properties fo:break-before="auto" fo:line-height="100%" style:writing-mode="lr-tb"/>
    </style:style>
    <style:style style:name="P945" style:family="paragraph" style:parent-style-name="Standard">
      <style:paragraph-properties fo:break-before="auto" fo:line-height="100%" style:writing-mode="lr-tb"/>
    </style:style>
    <style:style style:name="T945_1" style:family="text"/>
    <style:style style:name="T945_2" style:family="text"/>
    <style:style style:name="P946" style:family="paragraph" style:parent-style-name="Standard">
      <style:paragraph-properties fo:break-before="auto" fo:line-height="100%" style:writing-mode="lr-tb"/>
    </style:style>
    <style:style style:name="T946_1" style:family="text"/>
    <style:style style:name="T946_2" style:family="text"/>
    <style:style style:name="P947" style:family="paragraph" style:parent-style-name="Standard">
      <style:paragraph-properties fo:break-before="auto" fo:line-height="100%" style:writing-mode="lr-tb"/>
    </style:style>
    <style:style style:name="T947_1" style:family="text"/>
    <style:style style:name="T947_2" style:family="text"/>
    <style:style style:name="P948" style:family="paragraph" style:parent-style-name="Standard">
      <style:paragraph-properties fo:break-before="auto" fo:line-height="100%" style:writing-mode="lr-tb"/>
    </style:style>
    <style:style style:name="P949" style:family="paragraph" style:parent-style-name="Standard">
      <style:paragraph-properties fo:break-before="auto" fo:line-height="100%" style:writing-mode="lr-tb"/>
    </style:style>
    <style:style style:name="T949_1" style:family="text"/>
    <style:style style:name="T949_2" style:family="text"/>
    <style:style style:name="T949_3" style:family="text"/>
    <style:style style:name="P950" style:family="paragraph" style:parent-style-name="Standard">
      <style:paragraph-properties fo:break-before="auto" fo:line-height="100%" style:writing-mode="lr-tb"/>
    </style:style>
    <style:style style:name="P951" style:family="paragraph" style:parent-style-name="Standard">
      <style:paragraph-properties fo:break-before="auto" fo:line-height="100%" style:writing-mode="lr-tb"/>
    </style:style>
    <style:style style:name="T951_1" style:family="text"/>
    <style:style style:name="T951_2" style:family="text"/>
    <style:style style:name="T951_3" style:family="text"/>
    <style:style style:name="T951_4" style:family="text"/>
    <style:style style:name="T951_5" style:family="text"/>
    <style:style style:name="P952" style:family="paragraph" style:parent-style-name="Standard">
      <style:paragraph-properties fo:break-before="auto" fo:line-height="100%" style:writing-mode="lr-tb"/>
    </style:style>
    <style:style style:name="T952_1" style:family="text"/>
    <style:style style:name="T952_2" style:family="text"/>
    <style:style style:name="T952_3" style:family="text"/>
    <style:style style:name="T952_4" style:family="text"/>
  </office:automatic-styles>
  <office:body>
    <office:text>
      <text:p text:style-name="P1"><text:span text:style-name="T1_1">Georg</text:span><text:span text:style-name="T1_2">'</text:span><text:span text:style-name="T1_3">s</text:span><text:span text:style-name="T1_4"><text:s/></text:span><text:span text:style-name="T1_5">Statistics</text:span><text:span text:style-name="T1_6"><text:s/></text:span><text:span text:style-name="T1_7">and</text:span><text:span text:style-name="T1_8"><text:s/></text:span><text:span text:style-name="T1_9">Possessions</text:span></text:p>
      <text:p text:style-name="P2"/>
      <text:p text:style-name="P3"/>
      <text:p text:style-name="P4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"><text:span text:style-name="T5_1">BASIC</text:span><text:span text:style-name="T5_2"><text:s/></text:span><text:span text:style-name="T5_3">INFORMATION</text:span></text:p>
          </table:table-cell>
          <table:table-cell table:style-name="Cell2">
            <text:p text:style-name="P6"><text:span text:style-name="T6_1">PHYSIQUE</text:span></text:p>
          </table:table-cell>
        </table:table-row>
        <table:table-row table:style-name="Row2">
          <table:table-cell table:style-name="Cell3">
            <text:p text:style-name="P7"><text:span text:style-name="T7_1">Name</text:span><text:span text:style-name="T7_2">:<text:s/></text:span><text:span text:style-name="T7_3">Lando</text:span><text:span text:style-name="T7_4"><text:s/></text:span><text:span text:style-name="T7_5">Calarisssssssssssssssssssssssssssssssssssssssssssssssssssssssssion</text:span></text:p>
          </table:table-cell>
          <table:table-cell table:style-name="Cell4">
            <text:p text:style-name="P8"><text:span text:style-name="T8_1">Race</text:span><text:span text:style-name="T8_2">:<text:s/></text:span><text:span text:style-name="T8_3">Human</text:span></text:p>
          </table:table-cell>
        </table:table-row>
        <table:table-row table:style-name="Row3">
          <table:table-cell table:style-name="Cell5">
            <text:p text:style-name="P9"><text:span text:style-name="T9_1">Player</text:span><text:span text:style-name="T9_2">:<text:s/></text:span><text:span text:style-name="T9_3">Humpfrey</text:span></text:p>
          </table:table-cell>
          <table:table-cell table:style-name="Cell6">
            <text:p text:style-name="P10"><text:span text:style-name="T10_1">Size</text:span><text:span text:style-name="T10_2">:<text:s/></text:span><text:span text:style-name="T10_3">Medium</text:span></text:p>
          </table:table-cell>
        </table:table-row>
        <table:table-row table:style-name="Row4">
          <table:table-cell table:style-name="Cell7">
            <text:p text:style-name="P11"><text:span text:style-name="T11_1">Class</text:span><text:span text:style-name="T11_2">:<text:s/></text:span><text:span text:style-name="T11_3">Fighter</text:span></text:p>
          </table:table-cell>
          <table:table-cell table:style-name="Cell8">
            <text:p text:style-name="P12"><text:span text:style-name="T12_1">Age</text:span><text:span text:style-name="T12_2">:<text:s/>26</text:span></text:p>
          </table:table-cell>
        </table:table-row>
        <table:table-row table:style-name="Row5">
          <table:table-cell table:style-name="Cell9">
            <text:p text:style-name="P13"><text:span text:style-name="T13_1">Level</text:span><text:span text:style-name="T13_2">:<text:s/></text:span><text:span text:style-name="T13_3">6</text:span></text:p>
          </table:table-cell>
          <table:table-cell table:style-name="Cell10">
            <text:p text:style-name="P14"><text:span text:style-name="T14_1">Gender</text:span><text:span text:style-name="T14_2">:<text:s/></text:span><text:span text:style-name="T14_3">Male</text:span></text:p>
          </table:table-cell>
        </table:table-row>
        <table:table-row table:style-name="Row6">
          <table:table-cell table:style-name="Cell11">
            <text:p text:style-name="P15"><text:span text:style-name="T15_1">Alignment</text:span><text:span text:style-name="T15_2">:<text:s/></text:span><text:span text:style-name="T15_3">Lawful</text:span><text:span text:style-name="T15_4"><text:s/></text:span><text:span text:style-name="T15_5">Neutral</text:span></text:p>
          </table:table-cell>
          <table:table-cell table:style-name="Cell12">
            <text:p text:style-name="P16"><text:span text:style-name="T16_1">Height</text:span><text:span text:style-name="T16_2">:<text:s/>6'1”</text:span></text:p>
          </table:table-cell>
        </table:table-row>
        <table:table-row table:style-name="Row7">
          <table:table-cell table:style-name="Cell13">
            <text:p text:style-name="P17"><text:span text:style-name="T17_1">Deity</text:span><text:span text:style-name="T17_2">:<text:s/></text:span><text:span text:style-name="T17_3">Fharlanghn</text:span></text:p>
          </table:table-cell>
          <table:table-cell table:style-name="Cell14">
            <text:p text:style-name="P18"><text:span text:style-name="T18_1">Weight</text:span><text:span text:style-name="T18_2">:<text:s/>160<text:s/></text:span><text:span text:style-name="T18_3">lbs</text:span><text:span text:style-name="T18_4">.</text:span></text:p>
          </table:table-cell>
        </table:table-row>
        <table:table-row table:style-name="Row8">
          <table:table-cell table:style-name="Cell15">
            <text:p text:style-name="P19"/>
          </table:table-cell>
          <table:table-cell table:style-name="Cell16">
            <text:p text:style-name="P20"><text:span text:style-name="T20_1">Hair</text:span><text:span text:style-name="T20_2">:<text:s/></text:span><text:span text:style-name="T20_3">Brown</text:span></text:p>
          </table:table-cell>
        </table:table-row>
        <table:table-row table:style-name="Row9">
          <table:table-cell table:style-name="Cell17">
            <text:p text:style-name="P21"/>
          </table:table-cell>
          <table:table-cell table:style-name="Cell18">
            <text:p text:style-name="P22"><text:span text:style-name="T22_1">Eyes</text:span><text:span text:style-name="T22_2">:<text:s/></text:span><text:span text:style-name="T22_3">Brown</text:span></text:p>
          </table:table-cell>
        </table:table-row>
        <table:table-row table:style-name="Row10">
          <table:table-cell table:style-name="Cell19">
            <text:p text:style-name="P23"/>
          </table:table-cell>
          <table:table-cell table:style-name="Cell20">
            <text:p text:style-name="P24"><text:span text:style-name="T24_1">Skin</text:span><text:span text:style-name="T24_2">:<text:s/></text:span><text:span text:style-name="T24_3">Caucasian</text:span></text:p>
          </table:table-cell>
        </table:table-row>
        <table:table-row table:style-name="Row11">
          <table:table-cell table:style-name="Cell21">
            <text:p text:style-name="P25"/>
          </table:table-cell>
          <table:table-cell table:style-name="Cell22">
            <text:p text:style-name="P26"/>
          </table:table-cell>
        </table:table-row>
      </table:table>
      <text:p text:style-name="P27"/>
      <text:p text:style-name="P28"/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12">
          <table:table-cell table:style-name="Cell23">
            <text:p text:style-name="P29"><text:span text:style-name="T29_1">ATTRIBUTES</text:span></text:p>
          </table:table-cell>
          <table:table-cell table:style-name="Cell24">
            <text:p text:style-name="P30"><text:span text:style-name="T30_1">SCORE</text:span></text:p>
          </table:table-cell>
          <table:table-cell table:style-name="Cell25">
            <text:p text:style-name="P31"><text:span text:style-name="T31_1">BONUS</text:span></text:p>
          </table:table-cell>
          <table:table-cell table:style-name="Cell26">
            <text:p text:style-name="P32"><text:span text:style-name="T32_1">TEMPORARY</text:span><text:span text:style-name="T32_2"><text:s/></text:span><text:span text:style-name="T32_3">SCORE</text:span></text:p>
          </table:table-cell>
          <table:table-cell table:style-name="Cell27">
            <text:p text:style-name="P33"><text:span text:style-name="T33_1">TEMPORARY</text:span><text:span text:style-name="T33_2"><text:s/></text:span><text:span text:style-name="T33_3">BONUS</text:span></text:p>
          </table:table-cell>
        </table:table-row>
        <table:table-row table:style-name="Row13">
          <table:table-cell table:style-name="Cell28">
            <text:p text:style-name="P34"><text:span text:style-name="T34_1">Strength</text:span></text:p>
          </table:table-cell>
          <table:table-cell table:style-name="Cell29">
            <text:p text:style-name="P35"><text:span text:style-name="T35_1">18</text:span></text:p>
          </table:table-cell>
          <table:table-cell table:style-name="Cell30">
            <text:p text:style-name="P36"><text:span text:style-name="T36_1">4</text:span></text:p>
          </table:table-cell>
          <table:table-cell table:style-name="Cell31">
            <text:p text:style-name="P37"/>
          </table:table-cell>
          <table:table-cell table:style-name="Cell32">
            <text:p text:style-name="P38"/>
          </table:table-cell>
        </table:table-row>
        <table:table-row table:style-name="Row14">
          <table:table-cell table:style-name="Cell33">
            <text:p text:style-name="P39"><text:span text:style-name="T39_1">Dexterity</text:span></text:p>
          </table:table-cell>
          <table:table-cell table:style-name="Cell34">
            <text:p text:style-name="P40"><text:span text:style-name="T40_1">14</text:span></text:p>
          </table:table-cell>
          <table:table-cell table:style-name="Cell35">
            <text:p text:style-name="P41"><text:span text:style-name="T41_1">2</text:span></text:p>
          </table:table-cell>
          <table:table-cell table:style-name="Cell36">
            <text:p text:style-name="P42"/>
          </table:table-cell>
          <table:table-cell table:style-name="Cell37">
            <text:p text:style-name="P43"/>
          </table:table-cell>
        </table:table-row>
        <table:table-row table:style-name="Row15">
          <table:table-cell table:style-name="Cell38">
            <text:p text:style-name="P44"><text:span text:style-name="T44_1">Constitution</text:span></text:p>
          </table:table-cell>
          <table:table-cell table:style-name="Cell39">
            <text:p text:style-name="P45"><text:span text:style-name="T45_1">16</text:span></text:p>
          </table:table-cell>
          <table:table-cell table:style-name="Cell40">
            <text:p text:style-name="P46"><text:span text:style-name="T46_1">3</text:span></text:p>
          </table:table-cell>
          <table:table-cell table:style-name="Cell41">
            <text:p text:style-name="P47"/>
          </table:table-cell>
          <table:table-cell table:style-name="Cell42">
            <text:p text:style-name="P48"/>
          </table:table-cell>
        </table:table-row>
        <table:table-row table:style-name="Row16">
          <table:table-cell table:style-name="Cell43">
            <text:p text:style-name="P49"><text:span text:style-name="T49_1">Intelligence</text:span></text:p>
          </table:table-cell>
          <table:table-cell table:style-name="Cell44">
            <text:p text:style-name="P50"><text:span text:style-name="T50_1">14</text:span></text:p>
          </table:table-cell>
          <table:table-cell table:style-name="Cell45">
            <text:p text:style-name="P51"><text:span text:style-name="T51_1">2</text:span></text:p>
          </table:table-cell>
          <table:table-cell table:style-name="Cell46">
            <text:p text:style-name="P52"/>
          </table:table-cell>
          <table:table-cell table:style-name="Cell47">
            <text:p text:style-name="P53"/>
          </table:table-cell>
        </table:table-row>
        <table:table-row table:style-name="Row17">
          <table:table-cell table:style-name="Cell48">
            <text:p text:style-name="P54"><text:span text:style-name="T54_1">Wisdom</text:span></text:p>
          </table:table-cell>
          <table:table-cell table:style-name="Cell49">
            <text:p text:style-name="P55"><text:span text:style-name="T55_1">11</text:span></text:p>
          </table:table-cell>
          <table:table-cell table:style-name="Cell50">
            <text:p text:style-name="P56"><text:span text:style-name="T56_1">0</text:span></text:p>
          </table:table-cell>
          <table:table-cell table:style-name="Cell51">
            <text:p text:style-name="P57"/>
          </table:table-cell>
          <table:table-cell table:style-name="Cell52">
            <text:p text:style-name="P58"/>
          </table:table-cell>
        </table:table-row>
        <table:table-row table:style-name="Row18">
          <table:table-cell table:style-name="Cell53">
            <text:p text:style-name="P59"><text:span text:style-name="T59_1">Charisma</text:span></text:p>
          </table:table-cell>
          <table:table-cell table:style-name="Cell54">
            <text:p text:style-name="P60"><text:span text:style-name="T60_1">9</text:span></text:p>
          </table:table-cell>
          <table:table-cell table:style-name="Cell55">
            <text:p text:style-name="P61"><text:span text:style-name="T61_1">-1</text:span></text:p>
          </table:table-cell>
          <table:table-cell table:style-name="Cell56">
            <text:p text:style-name="P62"/>
          </table:table-cell>
          <table:table-cell table:style-name="Cell57">
            <text:p text:style-name="P63"/>
          </table:table-cell>
        </table:table-row>
      </table:table>
      <text:p text:style-name="P64"/>
      <table:table table:style-name="Table3"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row table:style-name="Row19">
          <table:table-cell table:style-name="Cell58">
            <text:p text:style-name="P65"><text:span text:style-name="T65_1">SAVING</text:span><text:span text:style-name="T65_2"><text:s/></text:span><text:span text:style-name="T65_3">THROWS</text:span></text:p>
          </table:table-cell>
          <table:table-cell table:style-name="Cell59">
            <text:p text:style-name="P66"><text:span text:style-name="T66_1">TOTAL</text:span></text:p>
          </table:table-cell>
          <table:table-cell table:style-name="Cell60">
            <text:p text:style-name="P67"><text:span text:style-name="T67_1">BASE</text:span><text:span text:style-name="T67_2"><text:s/></text:span><text:span text:style-name="T67_3">SAVE</text:span></text:p>
          </table:table-cell>
          <table:table-cell table:style-name="Cell61">
            <text:p text:style-name="P68"><text:span text:style-name="T68_1">ABILITY</text:span><text:span text:style-name="T68_2"><text:s/></text:span><text:span text:style-name="T68_3">MODIFIER</text:span></text:p>
          </table:table-cell>
          <table:table-cell table:style-name="Cell62">
            <text:p text:style-name="P69"><text:span text:style-name="T69_1">MAGIC</text:span><text:span text:style-name="T69_2"><text:s/></text:span><text:span text:style-name="T69_3">MODIFIER</text:span></text:p>
          </table:table-cell>
          <table:table-cell table:style-name="Cell63">
            <text:p text:style-name="P70"><text:span text:style-name="T70_1">MISC</text:span><text:span text:style-name="T70_2"><text:s/></text:span><text:span text:style-name="T70_3">MODIFIER</text:span></text:p>
          </table:table-cell>
          <table:table-cell table:style-name="Cell64">
            <text:p text:style-name="P71"><text:span text:style-name="T71_1">TEMPORARY</text:span><text:span text:style-name="T71_2"><text:s/></text:span><text:span text:style-name="T71_3">MODIFIER</text:span></text:p>
          </table:table-cell>
        </table:table-row>
        <table:table-row table:style-name="Row20">
          <table:table-cell table:style-name="Cell65">
            <text:p text:style-name="P72"><text:span text:style-name="T72_1">Fortitude</text:span></text:p>
            <text:p text:style-name="P73"><text:span text:style-name="T73_1">(</text:span><text:span text:style-name="T73_2">Constitution</text:span><text:span text:style-name="T73_3">)</text:span></text:p>
          </table:table-cell>
          <table:table-cell table:style-name="Cell66">
            <text:p text:style-name="P74"><text:span text:style-name="T74_1">8</text:span></text:p>
          </table:table-cell>
          <table:table-cell table:style-name="Cell67">
            <text:p text:style-name="P75"><text:span text:style-name="T75_1">5</text:span></text:p>
          </table:table-cell>
          <table:table-cell table:style-name="Cell68">
            <text:p text:style-name="P76"><text:span text:style-name="T76_1">3</text:span></text:p>
          </table:table-cell>
          <table:table-cell table:style-name="Cell69">
            <text:p text:style-name="P77"/>
          </table:table-cell>
          <table:table-cell table:style-name="Cell70">
            <text:p text:style-name="P78"/>
          </table:table-cell>
          <table:table-cell table:style-name="Cell71">
            <text:p text:style-name="P79"/>
          </table:table-cell>
        </table:table-row>
        <table:table-row table:style-name="Row21">
          <table:table-cell table:style-name="Cell72">
            <text:p text:style-name="P80"><text:span text:style-name="T80_1">Reflex</text:span></text:p>
            <text:p text:style-name="P81"><text:span text:style-name="T81_1">(</text:span><text:span text:style-name="T81_2">Dexterity</text:span><text:span text:style-name="T81_3">)</text:span></text:p>
          </table:table-cell>
          <table:table-cell table:style-name="Cell73">
            <text:p text:style-name="P82"><text:span text:style-name="T82_1">4</text:span></text:p>
          </table:table-cell>
          <table:table-cell table:style-name="Cell74">
            <text:p text:style-name="P83"><text:span text:style-name="T83_1">2</text:span></text:p>
          </table:table-cell>
          <table:table-cell table:style-name="Cell75">
            <text:p text:style-name="P84"><text:span text:style-name="T84_1">2</text:span></text:p>
          </table:table-cell>
          <table:table-cell table:style-name="Cell76">
            <text:p text:style-name="P85"/>
          </table:table-cell>
          <table:table-cell table:style-name="Cell77">
            <text:p text:style-name="P86"/>
          </table:table-cell>
          <table:table-cell table:style-name="Cell78">
            <text:p text:style-name="P87"/>
          </table:table-cell>
        </table:table-row>
        <table:table-row table:style-name="Row22">
          <table:table-cell table:style-name="Cell79">
            <text:p text:style-name="P88"><text:span text:style-name="T88_1">Will</text:span></text:p>
            <text:p text:style-name="P89"><text:span text:style-name="T89_1">(</text:span><text:span text:style-name="T89_2">Wisdom</text:span><text:span text:style-name="T89_3">)</text:span></text:p>
          </table:table-cell>
          <table:table-cell table:style-name="Cell80">
            <text:p text:style-name="P90"><text:span text:style-name="T90_1">2</text:span></text:p>
          </table:table-cell>
          <table:table-cell table:style-name="Cell81">
            <text:p text:style-name="P91"><text:span text:style-name="T91_1">2</text:span></text:p>
          </table:table-cell>
          <table:table-cell table:style-name="Cell82">
            <text:p text:style-name="P92"><text:span text:style-name="T92_1">0</text:span></text:p>
          </table:table-cell>
          <table:table-cell table:style-name="Cell83">
            <text:p text:style-name="P93"/>
          </table:table-cell>
          <table:table-cell table:style-name="Cell84">
            <text:p text:style-name="P94"/>
          </table:table-cell>
          <table:table-cell table:style-name="Cell85">
            <text:p text:style-name="P95"/>
          </table:table-cell>
        </table:table-row>
      </table:table>
      <text:p text:style-name="P96"/>
      <text:p text:style-name="P97"/>
      <text:p text:style-name="P98"><text:span text:style-name="T98_1">MAIN</text:span><text:span text:style-name="T98_2"><text:s/></text:span><text:span text:style-name="T98_3">COMBAT</text:span><text:span text:style-name="T98_4"><text:s/></text:span><text:span text:style-name="T98_5">STATISTICS</text:span></text:p>
      <text:p text:style-name="P99"/>
      <table:table table:style-name="Table4">
        <table:table-column table:style-name="Column15"/>
        <table:table-column table:style-name="Column16"/>
        <table:table-column table:style-name="Column17"/>
        <table:table-column table:style-name="Column18"/>
        <table:table-row table:style-name="Row23">
          <table:table-cell table:style-name="Cell86">
            <text:p text:style-name="P100"><text:span text:style-name="T100_1">HIT</text:span><text:span text:style-name="T100_2"><text:s/></text:span><text:span text:style-name="T100_3">POINTS</text:span></text:p>
          </table:table-cell>
          <table:table-cell table:style-name="Cell87">
            <text:p text:style-name="P101"><text:span text:style-name="T101_1">CURRENT</text:span><text:span text:style-name="T101_2"><text:s/></text:span><text:span text:style-name="T101_3">HP</text:span><text:span text:style-name="T101_4">/<text:s/></text:span><text:span text:style-name="T101_5">DAMAGE</text:span><text:span text:style-name="T101_6"><text:s/></text:span><text:span text:style-name="T101_7">TAKEN</text:span></text:p>
          </table:table-cell>
          <table:table-cell table:style-name="Cell88">
            <text:p text:style-name="P102"><text:span text:style-name="T102_1">NONLETHAL</text:span><text:span text:style-name="T102_2"><text:s/></text:span><text:span text:style-name="T102_3">DAMAGE</text:span><text:span text:style-name="T102_4"><text:s/></text:span><text:span text:style-name="T102_5">TAKEN</text:span></text:p>
          </table:table-cell>
          <table:table-cell table:style-name="Cell89">
            <text:p text:style-name="P103"><text:span text:style-name="T103_1">DAMAGE</text:span><text:span text:style-name="T103_2"><text:s/></text:span><text:span text:style-name="T103_3">REDUCTION</text:span></text:p>
          </table:table-cell>
        </table:table-row>
        <table:table-row table:style-name="Row24">
          <table:table-cell table:style-name="Cell90">
            <text:p text:style-name="P104"><text:span text:style-name="T104_1">63</text:span></text:p>
          </table:table-cell>
          <table:table-cell table:style-name="Cell91">
            <text:p text:style-name="P105"/>
          </table:table-cell>
          <table:table-cell table:style-name="Cell92">
            <text:p text:style-name="P106"/>
          </table:table-cell>
          <table:table-cell table:style-name="Cell93">
            <text:p text:style-name="P107"/>
          </table:table-cell>
        </table:table-row>
      </table:table>
      <text:p text:style-name="P108"/>
      <table:table table:style-name="Table5">
        <table:table-column table:style-name="Column19"/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column table:style-name="Column29"/>
        <table:table-row table:style-name="Row25">
          <table:table-cell table:style-name="Cell94">
            <text:p text:style-name="P109"><text:span text:style-name="T109_1">ARMOR</text:span><text:span text:style-name="T109_2"><text:s/></text:span><text:span text:style-name="T109_3">CLASS</text:span></text:p>
            <text:p text:style-name="P110"/>
            <text:p text:style-name="P111"><text:span text:style-name="T111_1">AC</text:span></text:p>
          </table:table-cell>
          <table:table-cell table:style-name="Cell95">
            <text:p text:style-name="P112"><text:span text:style-name="T112_1">TOTAL</text:span></text:p>
          </table:table-cell>
          <table:table-cell table:style-name="Cell96">
            <text:p text:style-name="P113"><text:span text:style-name="T113_1">=10<text:s/></text:span><text:span text:style-name="T113_2">PLUS</text:span><text:span text:style-name="T113_3">:</text:span></text:p>
          </table:table-cell>
          <table:table-cell table:style-name="Cell97">
            <text:p text:style-name="P114"><text:span text:style-name="T114_1">ARMOR</text:span><text:span text:style-name="T114_2"><text:s/></text:span><text:span text:style-name="T114_3">BONUS</text:span></text:p>
          </table:table-cell>
          <table:table-cell table:style-name="Cell98">
            <text:p text:style-name="P115"><text:span text:style-name="T115_1">SHIELD</text:span><text:span text:style-name="T115_2"><text:s/></text:span><text:span text:style-name="T115_3">BONUS</text:span></text:p>
          </table:table-cell>
          <table:table-cell table:style-name="Cell99">
            <text:p text:style-name="P116"><text:span text:style-name="T116_1">DEX</text:span><text:span text:style-name="T116_2"><text:s/></text:span><text:span text:style-name="T116_3">MODIFIER</text:span></text:p>
          </table:table-cell>
          <table:table-cell table:style-name="Cell100">
            <text:p text:style-name="P117"><text:span text:style-name="T117_1">SIZE</text:span><text:span text:style-name="T117_2"><text:s/></text:span><text:span text:style-name="T117_3">MODIFIER</text:span></text:p>
          </table:table-cell>
          <table:table-cell table:style-name="Cell101">
            <text:p text:style-name="P118"><text:span text:style-name="T118_1">NATURAL</text:span><text:span text:style-name="T118_2"><text:s/></text:span><text:span text:style-name="T118_3">ARMOR</text:span></text:p>
          </table:table-cell>
          <table:table-cell table:style-name="Cell102">
            <text:p text:style-name="P119"><text:span text:style-name="T119_1">DEFLECTION</text:span><text:span text:style-name="T119_2"><text:s/></text:span><text:span text:style-name="T119_3">MODIFIER</text:span></text:p>
          </table:table-cell>
          <table:table-cell table:style-name="Cell103">
            <text:p text:style-name="P120"><text:span text:style-name="T120_1">MISC</text:span><text:span text:style-name="T120_2"><text:s/></text:span><text:span text:style-name="T120_3">MODIFIER</text:span></text:p>
          </table:table-cell>
          <table:table-cell table:style-name="Cell104">
            <text:p text:style-name="P121"/>
          </table:table-cell>
        </table:table-row>
        <table:table-row table:style-name="Row26">
          <table:table-cell table:style-name="Cell105">
            <text:p text:style-name="P122"/>
          </table:table-cell>
          <table:table-cell table:style-name="Cell106">
            <text:p text:style-name="P123"><text:span text:style-name="T123_1">19</text:span></text:p>
          </table:table-cell>
          <table:table-cell table:style-name="Cell107">
            <text:p text:style-name="P124"/>
          </table:table-cell>
          <table:table-cell table:style-name="Cell108">
            <text:p text:style-name="P125"><text:span text:style-name="T125_1">5</text:span></text:p>
          </table:table-cell>
          <table:table-cell table:style-name="Cell109">
            <text:p text:style-name="P126"><text:span text:style-name="T126_1">2</text:span></text:p>
          </table:table-cell>
          <table:table-cell table:style-name="Cell110">
            <text:p text:style-name="P127"><text:span text:style-name="T127_1">2</text:span></text:p>
          </table:table-cell>
          <table:table-cell table:style-name="Cell111">
            <text:p text:style-name="P128"><text:span text:style-name="T128_1">0</text:span></text:p>
          </table:table-cell>
          <table:table-cell table:style-name="Cell112">
            <text:p text:style-name="P129"/>
          </table:table-cell>
          <table:table-cell table:style-name="Cell113">
            <text:p text:style-name="P130"/>
          </table:table-cell>
          <table:table-cell table:style-name="Cell114">
            <text:p text:style-name="P131"/>
          </table:table-cell>
          <table:table-cell table:style-name="Cell115">
            <text:p text:style-name="P132"/>
          </table:table-cell>
        </table:table-row>
      </table:table>
      <text:p text:style-name="P133"/>
      <text:p text:style-name="P134"><text:span text:style-name="T134_1">TOUCH</text:span><text:span text:style-name="T134_2"><text:s/></text:span><text:span text:style-name="T134_3">AC</text:span><text:span text:style-name="T134_4">=<text:s/>12</text:span></text:p>
      <text:p text:style-name="P135"/>
      <text:p text:style-name="P136"><text:span text:style-name="T136_1">FLAT</text:span><text:span text:style-name="T136_2"><text:s/></text:span><text:span text:style-name="T136_3">FOOTED</text:span><text:span text:style-name="T136_4"><text:s/></text:span><text:span text:style-name="T136_5">AC</text:span><text:span text:style-name="T136_6">=<text:s/>17</text:span></text:p>
      <text:p text:style-name="P137"/>
      <text:p text:style-name="P138"><text:span text:style-name="T138_1">SPEED</text:span><text:span text:style-name="T138_2">:<text:s/>30<text:s/></text:span><text:span text:style-name="T138_3">ft</text:span><text:span text:style-name="T138_4">.</text:span></text:p>
      <text:p text:style-name="P139"/>
      <table:table table:style-name="Table6">
        <table:table-column table:style-name="Column30"/>
        <table:table-column table:style-name="Column31"/>
        <table:table-column table:style-name="Column32"/>
        <table:table-column table:style-name="Column33"/>
        <table:table-row table:style-name="Row27">
          <table:table-cell table:style-name="Cell116">
            <text:p text:style-name="P140"><text:span text:style-name="T140_1">INITIATIVE</text:span><text:span text:style-name="T140_2"><text:s/></text:span><text:span text:style-name="T140_3">MODIFIER</text:span></text:p>
          </table:table-cell>
          <table:table-cell table:style-name="Cell117">
            <text:p text:style-name="P141"><text:span text:style-name="T141_1">TOTAL</text:span></text:p>
          </table:table-cell>
          <table:table-cell table:style-name="Cell118">
            <text:p text:style-name="P142"><text:span text:style-name="T142_1">DEX</text:span><text:span text:style-name="T142_2"><text:s/></text:span><text:span text:style-name="T142_3">MODIFIER</text:span></text:p>
          </table:table-cell>
          <table:table-cell table:style-name="Cell119">
            <text:p text:style-name="P143"><text:span text:style-name="T143_1">MISC</text:span><text:span text:style-name="T143_2"><text:s/></text:span><text:span text:style-name="T143_3">MODIFIER</text:span></text:p>
          </table:table-cell>
        </table:table-row>
        <table:table-row table:style-name="Row28">
          <table:table-cell table:style-name="Cell120">
            <text:p text:style-name="P144"/>
          </table:table-cell>
          <table:table-cell table:style-name="Cell121">
            <text:p text:style-name="P145"><text:span text:style-name="T145_1">2</text:span></text:p>
          </table:table-cell>
          <table:table-cell table:style-name="Cell122">
            <text:p text:style-name="P146"><text:span text:style-name="T146_1">2</text:span></text:p>
          </table:table-cell>
          <table:table-cell table:style-name="Cell123">
            <text:p text:style-name="P147"/>
          </table:table-cell>
        </table:table-row>
      </table:table>
      <text:p text:style-name="P148"/>
      <text:p text:style-name="P149"><text:span text:style-name="T149_1">BASE</text:span><text:span text:style-name="T149_2"><text:s/></text:span><text:span text:style-name="T149_3">ATTACK</text:span><text:span text:style-name="T149_4"><text:s/></text:span><text:span text:style-name="T149_5">BONUS</text:span><text:span text:style-name="T149_6">=<text:s/></text:span><text:span text:style-name="T149_7">+6/+1</text:span></text:p>
      <text:p text:style-name="P150"/>
      <table:table table:style-name="Table7">
        <table:table-column table:style-name="Column34"/>
        <table:table-column table:style-name="Column35"/>
        <table:table-column table:style-name="Column36"/>
        <table:table-column table:style-name="Column37"/>
        <table:table-column table:style-name="Column38"/>
        <table:table-row table:style-name="Row29">
          <table:table-cell table:style-name="Cell124">
            <text:p text:style-name="P151"><text:span text:style-name="T151_1">CMB</text:span></text:p>
            <text:p text:style-name="P152"><text:span text:style-name="T152_1">(</text:span><text:span text:style-name="T152_2">Combat</text:span><text:span text:style-name="T152_3"><text:s/></text:span><text:span text:style-name="T152_4">Maneuver</text:span><text:span text:style-name="T152_5"><text:s/></text:span><text:span text:style-name="T152_6">Bonus</text:span><text:span text:style-name="T152_7">)</text:span></text:p>
          </table:table-cell>
          <table:table-cell table:style-name="Cell125">
            <text:p text:style-name="P153"><text:span text:style-name="T153_1">TOTAL</text:span></text:p>
          </table:table-cell>
          <table:table-cell table:style-name="Cell126">
            <text:p text:style-name="P154"><text:span text:style-name="T154_1">BASE</text:span><text:span text:style-name="T154_2"><text:s/></text:span><text:span text:style-name="T154_3">ATTACK</text:span><text:span text:style-name="T154_4"><text:s/></text:span><text:span text:style-name="T154_5">BONUS</text:span></text:p>
          </table:table-cell>
          <table:table-cell table:style-name="Cell127">
            <text:p text:style-name="P155"><text:span text:style-name="T155_1">STRENGTH</text:span><text:span text:style-name="T155_2"><text:s/></text:span><text:span text:style-name="T155_3">MODIFIER</text:span></text:p>
          </table:table-cell>
          <table:table-cell table:style-name="Cell128">
            <text:p text:style-name="P156"><text:span text:style-name="T156_1">SIZE</text:span><text:span text:style-name="T156_2"><text:s/></text:span><text:span text:style-name="T156_3">MODIFIER</text:span></text:p>
          </table:table-cell>
        </table:table-row>
        <table:table-row table:style-name="Row30">
          <table:table-cell table:style-name="Cell129">
            <text:p text:style-name="P157"/>
          </table:table-cell>
          <table:table-cell table:style-name="Cell130">
            <text:p text:style-name="P158"><text:span text:style-name="T158_1">10</text:span></text:p>
          </table:table-cell>
          <table:table-cell table:style-name="Cell131">
            <text:p text:style-name="P159"><text:span text:style-name="T159_1">6</text:span></text:p>
          </table:table-cell>
          <table:table-cell table:style-name="Cell132">
            <text:p text:style-name="P160"><text:span text:style-name="T160_1">4</text:span></text:p>
          </table:table-cell>
          <table:table-cell table:style-name="Cell133">
            <text:p text:style-name="P161"><text:span text:style-name="T161_1">0</text:span></text:p>
          </table:table-cell>
        </table:table-row>
      </table:table>
      <text:p text:style-name="P162"/>
      <table:table table:style-name="Table8">
        <table:table-column table:style-name="Column39"/>
        <table:table-column table:style-name="Column40"/>
        <table:table-column table:style-name="Column41"/>
        <table:table-column table:style-name="Column42"/>
        <table:table-column table:style-name="Column43"/>
        <table:table-column table:style-name="Column44"/>
        <table:table-column table:style-name="Column45"/>
        <table:table-row table:style-name="Row31">
          <table:table-cell table:style-name="Cell134">
            <text:p text:style-name="P163"><text:span text:style-name="T163_1">CMD</text:span></text:p>
            <text:p text:style-name="P164"><text:span text:style-name="T164_1">(</text:span><text:span text:style-name="T164_2">Combat</text:span><text:span text:style-name="T164_3"><text:s/></text:span><text:span text:style-name="T164_4">Maneuver</text:span><text:span text:style-name="T164_5"><text:s/></text:span><text:span text:style-name="T164_6">Defense</text:span><text:span text:style-name="T164_7">)</text:span></text:p>
          </table:table-cell>
          <table:table-cell table:style-name="Cell135">
            <text:p text:style-name="P165"><text:span text:style-name="T165_1">TOTAL</text:span></text:p>
          </table:table-cell>
          <table:table-cell table:style-name="Cell136">
            <text:p text:style-name="P166"><text:span text:style-name="T166_1">BASE</text:span><text:span text:style-name="T166_2"><text:s/></text:span><text:span text:style-name="T166_3">ATTACK</text:span><text:span text:style-name="T166_4"><text:s/></text:span><text:span text:style-name="T166_5">BONUS</text:span></text:p>
          </table:table-cell>
          <table:table-cell table:style-name="Cell137">
            <text:p text:style-name="P167"><text:span text:style-name="T167_1">STRENGTH</text:span><text:span text:style-name="T167_2"><text:s/></text:span><text:span text:style-name="T167_3">MODIFIER</text:span></text:p>
          </table:table-cell>
          <table:table-cell table:style-name="Cell138">
            <text:p text:style-name="P168"><text:span text:style-name="T168_1">DEXTERITY</text:span><text:span text:style-name="T168_2"><text:s/></text:span><text:span text:style-name="T168_3">MODIFIER</text:span></text:p>
          </table:table-cell>
          <table:table-cell table:style-name="Cell139">
            <text:p text:style-name="P169"><text:span text:style-name="T169_1">SIZE</text:span><text:span text:style-name="T169_2"><text:s/></text:span><text:span text:style-name="T169_3">MODIFIER</text:span></text:p>
          </table:table-cell>
          <table:table-cell table:style-name="Cell140">
            <text:p text:style-name="P170"><text:span text:style-name="T170_1">PLUS</text:span><text:span text:style-name="T170_2"><text:s/>10</text:span></text:p>
          </table:table-cell>
        </table:table-row>
        <table:table-row table:style-name="Row32">
          <table:table-cell table:style-name="Cell141">
            <text:p text:style-name="P171"/>
          </table:table-cell>
          <table:table-cell table:style-name="Cell142">
            <text:p text:style-name="P172"><text:span text:style-name="T172_1">2</text:span><text:span text:style-name="T172_2">2</text:span></text:p>
          </table:table-cell>
          <table:table-cell table:style-name="Cell143">
            <text:p text:style-name="P173"><text:span text:style-name="T173_1">6</text:span></text:p>
          </table:table-cell>
          <table:table-cell table:style-name="Cell144">
            <text:p text:style-name="P174"><text:span text:style-name="T174_1">4</text:span></text:p>
          </table:table-cell>
          <table:table-cell table:style-name="Cell145">
            <text:p text:style-name="P175"><text:span text:style-name="T175_1">2</text:span></text:p>
          </table:table-cell>
          <table:table-cell table:style-name="Cell146">
            <text:p text:style-name="P176"><text:span text:style-name="T176_1">0</text:span></text:p>
          </table:table-cell>
          <table:table-cell table:style-name="Cell147">
            <text:p text:style-name="P177"><text:span text:style-name="T177_1">10</text:span></text:p>
          </table:table-cell>
        </table:table-row>
      </table:table>
      <text:p text:style-name="P178"/>
      <text:p text:style-name="P179"/>
      <text:p text:style-name="P180"><text:span text:style-name="T180_1">WEAPONS</text:span></text:p>
      <text:p text:style-name="P181"/>
      <table:table table:style-name="Table9">
        <table:table-column table:style-name="Column46"/>
        <table:table-column table:style-name="Column47"/>
        <table:table-column table:style-name="Column48"/>
        <table:table-column table:style-name="Column49"/>
        <table:table-row table:style-name="Row33">
          <table:table-cell table:style-name="Cell148">
            <text:p text:style-name="P182"><text:span text:style-name="T182_1">WEAPON</text:span></text:p>
          </table:table-cell>
          <table:table-cell table:style-name="Cell149">
            <text:p text:style-name="P183"><text:span text:style-name="T183_1">ATTACK</text:span><text:span text:style-name="T183_2"><text:s/></text:span><text:span text:style-name="T183_3">BONUS</text:span></text:p>
          </table:table-cell>
          <table:table-cell table:style-name="Cell150">
            <text:p text:style-name="P184"><text:span text:style-name="T184_1">DAMAGE</text:span></text:p>
          </table:table-cell>
          <table:table-cell table:style-name="Cell151">
            <text:p text:style-name="P185"><text:span text:style-name="T185_1">CRITICAL</text:span></text:p>
          </table:table-cell>
        </table:table-row>
        <table:table-row table:style-name="Row34">
          <table:table-cell table:style-name="Cell152">
            <text:p text:style-name="P186"><text:span text:style-name="T186_1">Dagger</text:span></text:p>
          </table:table-cell>
          <table:table-cell table:style-name="Cell153">
            <text:p text:style-name="P187"><text:span text:style-name="T187_1">10/5</text:span></text:p>
          </table:table-cell>
          <table:table-cell table:style-name="Cell154">
            <text:p text:style-name="P188"><text:span text:style-name="T188_1">1</text:span><text:span text:style-name="T188_2">d</text:span><text:span text:style-name="T188_3">4+4</text:span></text:p>
          </table:table-cell>
          <table:table-cell table:style-name="Cell155">
            <text:p text:style-name="P189"><text:span text:style-name="T189_1">X</text:span><text:span text:style-name="T189_2">2</text:span></text:p>
          </table:table-cell>
        </table:table-row>
        <table:table-row table:style-name="Row35">
          <table:table-cell table:style-name="Cell156">
            <text:p text:style-name="P190"><text:span text:style-name="T190_1">RANGE</text:span></text:p>
          </table:table-cell>
          <table:table-cell table:style-name="Cell157">
            <text:p text:style-name="P191"><text:span text:style-name="T191_1">TYPE</text:span></text:p>
          </table:table-cell>
          <table:table-cell table:style-name="Cell158">
            <text:p text:style-name="P192"><text:span text:style-name="T192_1">NOTES</text:span></text:p>
          </table:table-cell>
          <table:table-cell table:style-name="Cell159">
            <text:p text:style-name="P193"><text:span text:style-name="T193_1">NOTES</text:span></text:p>
          </table:table-cell>
        </table:table-row>
        <table:table-row table:style-name="Row36">
          <table:table-cell table:style-name="Cell160">
            <text:p text:style-name="P194"><text:span text:style-name="T194_1">10<text:s/></text:span><text:span text:style-name="T194_2">ft</text:span><text:span text:style-name="T194_3">/<text:s/>2<text:s/></text:span><text:span text:style-name="T194_4">sq</text:span></text:p>
          </table:table-cell>
          <table:table-cell table:style-name="Cell161">
            <text:p text:style-name="P195"/>
          </table:table-cell>
          <table:table-cell table:style-name="Cell162">
            <text:p text:style-name="P196"><text:span text:style-name="T196_1">1</text:span><text:span text:style-name="T196_2">lb</text:span></text:p>
          </table:table-cell>
          <table:table-cell table:style-name="Cell163">
            <text:p text:style-name="P197"/>
          </table:table-cell>
        </table:table-row>
      </table:table>
      <text:p text:style-name="P198"/>
      <table:table table:style-name="Table10">
        <table:table-column table:style-name="Column50"/>
        <table:table-column table:style-name="Column51"/>
        <table:table-column table:style-name="Column52"/>
        <table:table-column table:style-name="Column53"/>
        <table:table-row table:style-name="Row37">
          <table:table-cell table:style-name="Cell164">
            <text:p text:style-name="P199"><text:span text:style-name="T199_1">WEAPON</text:span></text:p>
          </table:table-cell>
          <table:table-cell table:style-name="Cell165">
            <text:p text:style-name="P200"><text:span text:style-name="T200_1">ATTACK</text:span><text:span text:style-name="T200_2"><text:s/></text:span><text:span text:style-name="T200_3">BONUS</text:span></text:p>
          </table:table-cell>
          <table:table-cell table:style-name="Cell166">
            <text:p text:style-name="P201"><text:span text:style-name="T201_1">DAMAGE</text:span></text:p>
          </table:table-cell>
          <table:table-cell table:style-name="Cell167">
            <text:p text:style-name="P202"><text:span text:style-name="T202_1">CRITICAL</text:span></text:p>
          </table:table-cell>
        </table:table-row>
        <table:table-row table:style-name="Row38">
          <table:table-cell table:style-name="Cell168">
            <text:p text:style-name="P203"><text:span text:style-name="T203_1">Spear</text:span></text:p>
          </table:table-cell>
          <table:table-cell table:style-name="Cell169">
            <text:p text:style-name="P204"><text:span text:style-name="T204_1">10/5</text:span></text:p>
          </table:table-cell>
          <table:table-cell table:style-name="Cell170">
            <text:p text:style-name="P205"><text:span text:style-name="T205_1">Two</text:span><text:span text:style-name="T205_2"><text:s/></text:span><text:span text:style-name="T205_3">Handed</text:span><text:span text:style-name="T205_4">:<text:s/>1</text:span><text:span text:style-name="T205_5">d</text:span><text:span text:style-name="T205_6">8+4</text:span></text:p>
          </table:table-cell>
          <table:table-cell table:style-name="Cell171">
            <text:p text:style-name="P206"><text:span text:style-name="T206_1">X</text:span><text:span text:style-name="T206_2">3</text:span></text:p>
          </table:table-cell>
        </table:table-row>
        <table:table-row table:style-name="Row39">
          <table:table-cell table:style-name="Cell172">
            <text:p text:style-name="P207"><text:span text:style-name="T207_1">RANGE</text:span></text:p>
          </table:table-cell>
          <table:table-cell table:style-name="Cell173">
            <text:p text:style-name="P208"><text:span text:style-name="T208_1">TYPE</text:span></text:p>
          </table:table-cell>
          <table:table-cell table:style-name="Cell174">
            <text:p text:style-name="P209"><text:span text:style-name="T209_1">NOTES</text:span></text:p>
          </table:table-cell>
          <table:table-cell table:style-name="Cell175">
            <text:p text:style-name="P210"><text:span text:style-name="T210_1">NOTES</text:span></text:p>
          </table:table-cell>
        </table:table-row>
        <table:table-row table:style-name="Row40">
          <table:table-cell table:style-name="Cell176">
            <text:p text:style-name="P211"><text:span text:style-name="T211_1">20<text:s/></text:span><text:span text:style-name="T211_2">ft</text:span><text:span text:style-name="T211_3">/<text:s/>4<text:s/></text:span><text:span text:style-name="T211_4">sq</text:span><text:span text:style-name="T211_5">.</text:span></text:p>
          </table:table-cell>
          <table:table-cell table:style-name="Cell177">
            <text:p text:style-name="P212"/>
          </table:table-cell>
          <table:table-cell table:style-name="Cell178">
            <text:p text:style-name="P213"><text:span text:style-name="T213_1">6</text:span><text:span text:style-name="T213_2">lb</text:span></text:p>
          </table:table-cell>
          <table:table-cell table:style-name="Cell179">
            <text:p text:style-name="P214"/>
          </table:table-cell>
        </table:table-row>
      </table:table>
      <text:p text:style-name="P215"/>
      <table:table table:style-name="Table11">
        <table:table-column table:style-name="Column54"/>
        <table:table-column table:style-name="Column55"/>
        <table:table-column table:style-name="Column56"/>
        <table:table-column table:style-name="Column57"/>
        <table:table-row table:style-name="Row41">
          <table:table-cell table:style-name="Cell180">
            <text:p text:style-name="P216"><text:span text:style-name="T216_1">WEAPON</text:span></text:p>
          </table:table-cell>
          <table:table-cell table:style-name="Cell181">
            <text:p text:style-name="P217"><text:span text:style-name="T217_1">ATTACK</text:span><text:span text:style-name="T217_2"><text:s/></text:span><text:span text:style-name="T217_3">BONUS</text:span></text:p>
          </table:table-cell>
          <table:table-cell table:style-name="Cell182">
            <text:p text:style-name="P218"><text:span text:style-name="T218_1">DAMAGE</text:span></text:p>
          </table:table-cell>
          <table:table-cell table:style-name="Cell183">
            <text:p text:style-name="P219"><text:span text:style-name="T219_1">CRITICAL</text:span></text:p>
          </table:table-cell>
        </table:table-row>
        <table:table-row table:style-name="Row42">
          <table:table-cell table:style-name="Cell184">
            <text:p text:style-name="P220"><text:span text:style-name="T220_1">Short</text:span><text:span text:style-name="T220_2"><text:s/></text:span><text:span text:style-name="T220_3">Spear</text:span></text:p>
          </table:table-cell>
          <table:table-cell table:style-name="Cell185">
            <text:p text:style-name="P221"><text:span text:style-name="T221_1">10/5</text:span></text:p>
          </table:table-cell>
          <table:table-cell table:style-name="Cell186">
            <text:p text:style-name="P222"><text:span text:style-name="T222_1">One</text:span><text:span text:style-name="T222_2"><text:s/></text:span><text:span text:style-name="T222_3">Handed</text:span><text:span text:style-name="T222_4">:<text:s/>1</text:span><text:span text:style-name="T222_5">d</text:span><text:span text:style-name="T222_6">6+4</text:span></text:p>
            <text:p text:style-name="P223"><text:span text:style-name="T223_1">Two</text:span><text:span text:style-name="T223_2"><text:s/></text:span><text:span text:style-name="T223_3">Handed</text:span><text:span text:style-name="T223_4">:<text:s/>1</text:span><text:span text:style-name="T223_5">d</text:span><text:span text:style-name="T223_6">6+6</text:span></text:p>
          </table:table-cell>
          <table:table-cell table:style-name="Cell187">
            <text:p text:style-name="P224"><text:span text:style-name="T224_1">X</text:span><text:span text:style-name="T224_2">2</text:span></text:p>
          </table:table-cell>
        </table:table-row>
        <table:table-row table:style-name="Row43">
          <table:table-cell table:style-name="Cell188">
            <text:p text:style-name="P225"><text:span text:style-name="T225_1">RANGE</text:span></text:p>
          </table:table-cell>
          <table:table-cell table:style-name="Cell189">
            <text:p text:style-name="P226"><text:span text:style-name="T226_1">TYPE</text:span></text:p>
          </table:table-cell>
          <table:table-cell table:style-name="Cell190">
            <text:p text:style-name="P227"><text:span text:style-name="T227_1">NOTES</text:span></text:p>
          </table:table-cell>
          <table:table-cell table:style-name="Cell191">
            <text:p text:style-name="P228"><text:span text:style-name="T228_1">NOTES</text:span></text:p>
          </table:table-cell>
        </table:table-row>
        <table:table-row table:style-name="Row44">
          <table:table-cell table:style-name="Cell192">
            <text:p text:style-name="P229"><text:span text:style-name="T229_1">20</text:span><text:span text:style-name="T229_2">ft</text:span><text:span text:style-name="T229_3">/<text:s/>4</text:span><text:span text:style-name="T229_4">sq</text:span></text:p>
          </table:table-cell>
          <table:table-cell table:style-name="Cell193">
            <text:p text:style-name="P230"/>
          </table:table-cell>
          <table:table-cell table:style-name="Cell194">
            <text:p text:style-name="P231"><text:span text:style-name="T231_1">3</text:span><text:span text:style-name="T231_2">lb</text:span></text:p>
          </table:table-cell>
          <table:table-cell table:style-name="Cell195">
            <text:p text:style-name="P232"><text:span text:style-name="T232_1">Ammunition</text:span><text:span text:style-name="T232_2">:<text:s/>3</text:span></text:p>
          </table:table-cell>
        </table:table-row>
      </table:table>
      <text:p text:style-name="P233"/>
      <text:p text:style-name="P234"/>
      <table:table table:style-name="Table12">
        <table:table-column table:style-name="Column58"/>
        <table:table-column table:style-name="Column59"/>
        <table:table-column table:style-name="Column60"/>
        <table:table-column table:style-name="Column61"/>
        <table:table-row table:style-name="Row45">
          <table:table-cell table:style-name="Cell196">
            <text:p text:style-name="P235"><text:span text:style-name="T235_1">WEAPON</text:span></text:p>
          </table:table-cell>
          <table:table-cell table:style-name="Cell197">
            <text:p text:style-name="P236"><text:span text:style-name="T236_1">ATTACK</text:span><text:span text:style-name="T236_2"><text:s/></text:span><text:span text:style-name="T236_3">BONUS</text:span></text:p>
          </table:table-cell>
          <table:table-cell table:style-name="Cell198">
            <text:p text:style-name="P237"><text:span text:style-name="T237_1">DAMAGE</text:span></text:p>
          </table:table-cell>
          <table:table-cell table:style-name="Cell199">
            <text:p text:style-name="P238"><text:span text:style-name="T238_1">CRITICAL</text:span></text:p>
          </table:table-cell>
        </table:table-row>
        <table:table-row table:style-name="Row46">
          <table:table-cell table:style-name="Cell200">
            <text:p text:style-name="P239"><text:span text:style-name="T239_1">+1<text:s/></text:span><text:span text:style-name="T239_2">Demonbane</text:span><text:span text:style-name="T239_3"><text:s/></text:span><text:span text:style-name="T239_4">Darkwood</text:span><text:span text:style-name="T239_5"><text:s/></text:span><text:span text:style-name="T239_6">Spear</text:span></text:p>
          </table:table-cell>
          <table:table-cell table:style-name="Cell201">
            <text:p text:style-name="P240"><text:span text:style-name="T240_1">1</text:span><text:span text:style-name="T240_2">1/6</text:span></text:p>
          </table:table-cell>
          <table:table-cell table:style-name="Cell202">
            <text:p text:style-name="P241"><text:span text:style-name="T241_1">Two</text:span><text:span text:style-name="T241_2"><text:s/></text:span><text:span text:style-name="T241_3">Handed</text:span><text:span text:style-name="T241_4">:<text:s/>1</text:span><text:span text:style-name="T241_5">d</text:span><text:span text:style-name="T241_6">8+7</text:span></text:p>
            <text:p text:style-name="P242"><text:span text:style-name="T242_1">Extra</text:span><text:span text:style-name="T242_2"><text:s/>2</text:span><text:span text:style-name="T242_3">d</text:span><text:span text:style-name="T242_4">6<text:s/></text:span><text:span text:style-name="T242_5">damage</text:span><text:span text:style-name="T242_6"><text:s/></text:span><text:span text:style-name="T242_7">to</text:span><text:span text:style-name="T242_8"><text:s/></text:span><text:span text:style-name="T242_9">demons</text:span></text:p>
          </table:table-cell>
          <table:table-cell table:style-name="Cell203">
            <text:p text:style-name="P243"><text:span text:style-name="T243_1">X</text:span><text:span text:style-name="T243_2">3</text:span></text:p>
          </table:table-cell>
        </table:table-row>
        <table:table-row table:style-name="Row47">
          <table:table-cell table:style-name="Cell204">
            <text:p text:style-name="P244"><text:span text:style-name="T244_1">RANGE</text:span></text:p>
          </table:table-cell>
          <table:table-cell table:style-name="Cell205">
            <text:p text:style-name="P245"><text:span text:style-name="T245_1">TYPE</text:span></text:p>
          </table:table-cell>
          <table:table-cell table:style-name="Cell206">
            <text:p text:style-name="P246"><text:span text:style-name="T246_1">NOTES</text:span></text:p>
          </table:table-cell>
          <table:table-cell table:style-name="Cell207">
            <text:p text:style-name="P247"><text:span text:style-name="T247_1">NOTES</text:span></text:p>
          </table:table-cell>
        </table:table-row>
        <table:table-row table:style-name="Row48">
          <table:table-cell table:style-name="Cell208">
            <text:p text:style-name="P248"><text:span text:style-name="T248_1">20</text:span><text:span text:style-name="T248_2">ft</text:span><text:span text:style-name="T248_3">/4</text:span><text:span text:style-name="T248_4">sq</text:span></text:p>
          </table:table-cell>
          <table:table-cell table:style-name="Cell209">
            <text:p text:style-name="P249"/>
          </table:table-cell>
          <table:table-cell table:style-name="Cell210">
            <text:p text:style-name="P250"><text:span text:style-name="T250_1">3</text:span><text:span text:style-name="T250_2">lb</text:span></text:p>
          </table:table-cell>
          <table:table-cell table:style-name="Cell211">
            <text:p text:style-name="P251"><text:span text:style-name="T251_1">This</text:span><text:span text:style-name="T251_2"><text:s/></text:span><text:span text:style-name="T251_3">spear</text:span><text:span text:style-name="T251_4">'</text:span><text:span text:style-name="T251_5">s</text:span><text:span text:style-name="T251_6"><text:s/></text:span><text:span text:style-name="T251_7">haft</text:span><text:span text:style-name="T251_8"><text:s/></text:span><text:span text:style-name="T251_9">is</text:span><text:span text:style-name="T251_10"><text:s/></text:span><text:span text:style-name="T251_11">made</text:span><text:span text:style-name="T251_12"><text:s/></text:span><text:span text:style-name="T251_13">of</text:span><text:span text:style-name="T251_14"><text:s/></text:span><text:span text:style-name="T251_15">smooth</text:span><text:span text:style-name="T251_16"><text:s/></text:span><text:span text:style-name="T251_17">darkwood</text:span><text:span text:style-name="T251_18"><text:s/></text:span><text:span text:style-name="T251_19">and</text:span><text:span text:style-name="T251_20"><text:s/></text:span><text:span text:style-name="T251_21">boasts</text:span><text:span text:style-name="T251_22"><text:s/></text:span><text:span text:style-name="T251_23">a</text:span><text:span text:style-name="T251_24"><text:s/></text:span><text:span text:style-name="T251_25">regal</text:span><text:span text:style-name="T251_26"><text:s/></text:span><text:span text:style-name="T251_27">looking</text:span><text:span text:style-name="T251_28"><text:s/></text:span><text:span text:style-name="T251_29">head</text:span><text:span text:style-name="T251_30"><text:s/></text:span><text:span text:style-name="T251_31">engraved</text:span><text:span text:style-name="T251_32"><text:s/></text:span><text:span text:style-name="T251_33">with</text:span><text:span text:style-name="T251_34"><text:s/></text:span><text:span text:style-name="T251_35">Angel</text:span><text:span text:style-name="T251_36">'</text:span><text:span text:style-name="T251_37">s</text:span><text:span text:style-name="T251_38"><text:s/></text:span><text:span text:style-name="T251_39">wings</text:span><text:span text:style-name="T251_40">.</text:span></text:p>
          </table:table-cell>
        </table:table-row>
      </table:table>
      <text:p text:style-name="P252"/>
      <text:p text:style-name="P253"/>
      <table:table table:style-name="Table13">
        <table:table-column table:style-name="Column62"/>
        <table:table-column table:style-name="Column63"/>
        <table:table-column table:style-name="Column64"/>
        <table:table-column table:style-name="Column65"/>
        <table:table-row table:style-name="Row49">
          <table:table-cell table:style-name="Cell212">
            <text:p text:style-name="P254"><text:span text:style-name="T254_1">WEAPON</text:span></text:p>
          </table:table-cell>
          <table:table-cell table:style-name="Cell213">
            <text:p text:style-name="P255"><text:span text:style-name="T255_1">ATTACK</text:span><text:span text:style-name="T255_2"><text:s/></text:span><text:span text:style-name="T255_3">BONUS</text:span></text:p>
          </table:table-cell>
          <table:table-cell table:style-name="Cell214">
            <text:p text:style-name="P256"><text:span text:style-name="T256_1">DAMAGE</text:span></text:p>
          </table:table-cell>
          <table:table-cell table:style-name="Cell215">
            <text:p text:style-name="P257"><text:span text:style-name="T257_1">CRITICAL</text:span></text:p>
          </table:table-cell>
        </table:table-row>
        <table:table-row table:style-name="Row50">
          <table:table-cell table:style-name="Cell216">
            <text:p text:style-name="P258"><text:span text:style-name="T258_1">Heavy</text:span><text:span text:style-name="T258_2"><text:s/></text:span><text:span text:style-name="T258_3">Mace</text:span></text:p>
          </table:table-cell>
          <table:table-cell table:style-name="Cell217">
            <text:p text:style-name="P259"><text:span text:style-name="T259_1">10/5</text:span></text:p>
          </table:table-cell>
          <table:table-cell table:style-name="Cell218">
            <text:p text:style-name="P260"><text:span text:style-name="T260_1">one</text:span><text:span text:style-name="T260_2">-</text:span><text:span text:style-name="T260_3">handed</text:span><text:span text:style-name="T260_4">:<text:s/>1</text:span><text:span text:style-name="T260_5">d</text:span><text:span text:style-name="T260_6">8+4</text:span></text:p>
            <text:p text:style-name="P261"><text:span text:style-name="T261_1">two</text:span><text:span text:style-name="T261_2">-</text:span><text:span text:style-name="T261_3">handed</text:span><text:span text:style-name="T261_4">:<text:s/>1</text:span><text:span text:style-name="T261_5">d</text:span><text:span text:style-name="T261_6">8+6</text:span></text:p>
          </table:table-cell>
          <table:table-cell table:style-name="Cell219">
            <text:p text:style-name="P262"><text:span text:style-name="T262_1">×2</text:span></text:p>
          </table:table-cell>
        </table:table-row>
        <table:table-row table:style-name="Row51">
          <table:table-cell table:style-name="Cell220">
            <text:p text:style-name="P263"><text:span text:style-name="T263_1">RANGE</text:span></text:p>
          </table:table-cell>
          <table:table-cell table:style-name="Cell221">
            <text:p text:style-name="P264"><text:span text:style-name="T264_1">TYPE</text:span></text:p>
          </table:table-cell>
          <table:table-cell table:style-name="Cell222">
            <text:p text:style-name="P265"><text:span text:style-name="T265_1">NOTES</text:span></text:p>
          </table:table-cell>
          <table:table-cell table:style-name="Cell223">
            <text:p text:style-name="P266"><text:span text:style-name="T266_1">NOTES</text:span></text:p>
          </table:table-cell>
        </table:table-row>
        <table:table-row table:style-name="Row52">
          <table:table-cell table:style-name="Cell224">
            <text:p text:style-name="P267"><text:span text:style-name="T267_1">infty</text:span></text:p>
          </table:table-cell>
          <table:table-cell table:style-name="Cell225">
            <text:p text:style-name="P268"><text:span text:style-name="T268_1">bludgeoning</text:span></text:p>
          </table:table-cell>
          <table:table-cell table:style-name="Cell226">
            <text:p text:style-name="P269"/>
          </table:table-cell>
          <table:table-cell table:style-name="Cell227">
            <text:p text:style-name="P270"><text:span text:style-name="T270_1">ammunition</text:span><text:span text:style-name="T270_2">:<text:s/>7000</text:span></text:p>
          </table:table-cell>
        </table:table-row>
      </table:table>
      <text:p text:style-name="P271"/>
      <text:p text:style-name="P272"><text:span text:style-name="T272_1">ARMOR</text:span></text:p>
      <text:p text:style-name="P273"/>
      <table:table table:style-name="Table14">
        <table:table-column table:style-name="Column66"/>
        <table:table-column table:style-name="Column67"/>
        <table:table-column table:style-name="Column68"/>
        <table:table-column table:style-name="Column69"/>
        <table:table-column table:style-name="Column70"/>
        <table:table-row table:style-name="Row53">
          <table:table-cell table:style-name="Cell228">
            <text:p text:style-name="P274"><text:span text:style-name="T274_1">ARMOR</text:span><text:span text:style-name="T274_2">/</text:span><text:span text:style-name="T274_3">PROTECTIVE</text:span><text:span text:style-name="T274_4"><text:s/></text:span><text:span text:style-name="T274_5">ITEM</text:span></text:p>
          </table:table-cell>
          <table:table-cell table:style-name="Cell229">
            <text:p text:style-name="P275"><text:span text:style-name="T275_1">TYPE</text:span></text:p>
          </table:table-cell>
          <table:table-cell table:style-name="Cell230">
            <text:p text:style-name="P276"><text:span text:style-name="T276_1">AC</text:span><text:span text:style-name="T276_2"><text:s/></text:span><text:span text:style-name="T276_3">BONUS</text:span></text:p>
          </table:table-cell>
          <table:table-cell table:style-name="Cell231">
            <text:p text:style-name="P277"><text:span text:style-name="T277_1">MAX</text:span><text:span text:style-name="T277_2"><text:s/></text:span><text:span text:style-name="T277_3">DEX</text:span></text:p>
          </table:table-cell>
          <table:table-cell table:style-name="Cell232">
            <text:p text:style-name="P278"><text:span text:style-name="T278_1">CHECK</text:span><text:span text:style-name="T278_2"><text:s/></text:span><text:span text:style-name="T278_3">PENALTY</text:span></text:p>
          </table:table-cell>
        </table:table-row>
        <table:table-row table:style-name="Row54">
          <table:table-cell table:style-name="Cell233">
            <text:p text:style-name="P279"><text:span text:style-name="T279_1">+1<text:s/></text:span><text:span text:style-name="T279_2">Celestial</text:span><text:span text:style-name="T279_3"><text:s/></text:span><text:span text:style-name="T279_4">Chain</text:span><text:span text:style-name="T279_5"><text:s/></text:span><text:span text:style-name="T279_6">Mail</text:span></text:p>
          </table:table-cell>
          <table:table-cell table:style-name="Cell234">
            <text:p text:style-name="P280"><text:span text:style-name="T280_1">Medium</text:span></text:p>
          </table:table-cell>
          <table:table-cell table:style-name="Cell235">
            <text:p text:style-name="P281"><text:span text:style-name="T281_1">5</text:span></text:p>
          </table:table-cell>
          <table:table-cell table:style-name="Cell236">
            <text:p text:style-name="P282"><text:span text:style-name="T282_1">8</text:span></text:p>
          </table:table-cell>
          <table:table-cell table:style-name="Cell237">
            <text:p text:style-name="P283"><text:span text:style-name="T283_1">-3</text:span></text:p>
          </table:table-cell>
        </table:table-row>
        <table:table-row table:style-name="Row55">
          <table:table-cell table:style-name="Cell238">
            <text:p text:style-name="P284"><text:span text:style-name="T284_1">SPELL</text:span><text:span text:style-name="T284_2"><text:s/></text:span><text:span text:style-name="T284_3">FAILURE</text:span></text:p>
          </table:table-cell>
          <table:table-cell table:style-name="Cell239">
            <text:p text:style-name="P285"><text:span text:style-name="T285_1">SPEED</text:span></text:p>
          </table:table-cell>
          <table:table-cell table:style-name="Cell240">
            <text:p text:style-name="P286"><text:span text:style-name="T286_1">WEIGHT</text:span></text:p>
          </table:table-cell>
          <table:table-cell table:style-name="Cell241">
            <text:p text:style-name="P287"><text:span text:style-name="T287_1">NOTES</text:span></text:p>
          </table:table-cell>
          <table:table-cell table:style-name="Cell242">
            <text:p text:style-name="P288"><text:span text:style-name="T288_1">NOTES</text:span></text:p>
          </table:table-cell>
        </table:table-row>
        <table:table-row table:style-name="Row56">
          <table:table-cell table:style-name="Cell243">
            <text:p text:style-name="P289"><text:span text:style-name="T289_1">-</text:span></text:p>
          </table:table-cell>
          <table:table-cell table:style-name="Cell244">
            <text:p text:style-name="P290"><text:span text:style-name="T290_1">30</text:span><text:span text:style-name="T290_2">ft</text:span></text:p>
          </table:table-cell>
          <table:table-cell table:style-name="Cell245">
            <text:p text:style-name="P291"><text:span text:style-name="T291_1">20</text:span><text:span text:style-name="T291_2">lb</text:span></text:p>
          </table:table-cell>
          <table:table-cell table:style-name="Cell246">
            <text:p text:style-name="P292"/>
          </table:table-cell>
          <table:table-cell table:style-name="Cell247">
            <text:p text:style-name="P293"><text:span text:style-name="T293_1">This</text:span><text:span text:style-name="T293_2"><text:s/></text:span><text:span text:style-name="T293_3">mail</text:span><text:span text:style-name="T293_4"><text:s/></text:span><text:span text:style-name="T293_5">is</text:span><text:span text:style-name="T293_6"><text:s/></text:span><text:span text:style-name="T293_7">made</text:span><text:span text:style-name="T293_8"><text:s/></text:span><text:span text:style-name="T293_9">of</text:span><text:span text:style-name="T293_10"><text:s/></text:span><text:span text:style-name="T293_11">fine</text:span><text:span text:style-name="T293_12">,<text:s/></text:span><text:span text:style-name="T293_13">ultra</text:span><text:span text:style-name="T293_14">-</text:span><text:span text:style-name="T293_15">light</text:span><text:span text:style-name="T293_16"><text:s/></text:span><text:span text:style-name="T293_17">mithril</text:span><text:span text:style-name="T293_18"><text:s/></text:span><text:span text:style-name="T293_19">links</text:span><text:span text:style-name="T293_20"><text:s/></text:span><text:span text:style-name="T293_21">with</text:span><text:span text:style-name="T293_22"><text:s/></text:span><text:span text:style-name="T293_23">thin</text:span><text:span text:style-name="T293_24"><text:s/></text:span><text:span text:style-name="T293_25">mithril</text:span><text:span text:style-name="T293_26"><text:s/></text:span><text:span text:style-name="T293_27">plates</text:span><text:span text:style-name="T293_28"><text:s/></text:span><text:span text:style-name="T293_29">covering</text:span><text:span text:style-name="T293_30"><text:s/></text:span><text:span text:style-name="T293_31">the</text:span><text:span text:style-name="T293_32"><text:s/></text:span><text:span text:style-name="T293_33">wearer</text:span><text:span text:style-name="T293_34">'</text:span><text:span text:style-name="T293_35">s</text:span><text:span text:style-name="T293_36"><text:s/></text:span><text:span text:style-name="T293_37">vital</text:span><text:span text:style-name="T293_38"><text:s/></text:span><text:span text:style-name="T293_39">areas</text:span><text:span text:style-name="T293_40"><text:s/>.<text:s/></text:span><text:span text:style-name="T293_41">The</text:span><text:span text:style-name="T293_42"><text:s/></text:span><text:span text:style-name="T293_43">suit</text:span><text:span text:style-name="T293_44"><text:s/></text:span><text:span text:style-name="T293_45">comes</text:span><text:span text:style-name="T293_46"><text:s/></text:span><text:span text:style-name="T293_47">with</text:span><text:span text:style-name="T293_48"><text:s/></text:span><text:span text:style-name="T293_49">pauldrons</text:span><text:span text:style-name="T293_50">,<text:s/></text:span><text:span text:style-name="T293_51">bracers</text:span><text:span text:style-name="T293_52">,<text:s/></text:span><text:span text:style-name="T293_53">shin</text:span><text:span text:style-name="T293_54"><text:s/></text:span><text:span text:style-name="T293_55">guards</text:span><text:span text:style-name="T293_56">,<text:s/></text:span><text:span text:style-name="T293_57">and</text:span><text:span text:style-name="T293_58"><text:s/></text:span><text:span text:style-name="T293_59">a</text:span><text:span text:style-name="T293_60"><text:s/></text:span><text:span text:style-name="T293_61">helm</text:span><text:span text:style-name="T293_62">.</text:span></text:p>
          </table:table-cell>
        </table:table-row>
      </table:table>
      <text:p text:style-name="P294"/>
      <text:p text:style-name="P295"/>
      <table:table table:style-name="Table15">
        <table:table-column table:style-name="Column71"/>
        <table:table-column table:style-name="Column72"/>
        <table:table-column table:style-name="Column73"/>
        <table:table-column table:style-name="Column74"/>
        <table:table-column table:style-name="Column75"/>
        <table:table-row table:style-name="Row57">
          <table:table-cell table:style-name="Cell248">
            <text:p text:style-name="P296"><text:span text:style-name="T296_1">ARMOR</text:span><text:span text:style-name="T296_2">/</text:span><text:span text:style-name="T296_3">PROTECTIVE</text:span><text:span text:style-name="T296_4"><text:s/></text:span><text:span text:style-name="T296_5">ITEM</text:span></text:p>
          </table:table-cell>
          <table:table-cell table:style-name="Cell249">
            <text:p text:style-name="P297"><text:span text:style-name="T297_1">TYPE</text:span></text:p>
          </table:table-cell>
          <table:table-cell table:style-name="Cell250">
            <text:p text:style-name="P298"><text:span text:style-name="T298_1">AC</text:span><text:span text:style-name="T298_2"><text:s/></text:span><text:span text:style-name="T298_3">BONUS</text:span></text:p>
          </table:table-cell>
          <table:table-cell table:style-name="Cell251">
            <text:p text:style-name="P299"><text:span text:style-name="T299_1">MAX</text:span><text:span text:style-name="T299_2"><text:s/></text:span><text:span text:style-name="T299_3">DEX</text:span></text:p>
          </table:table-cell>
          <table:table-cell table:style-name="Cell252">
            <text:p text:style-name="P300"><text:span text:style-name="T300_1">CHECK</text:span><text:span text:style-name="T300_2"><text:s/></text:span><text:span text:style-name="T300_3">PENALTY</text:span></text:p>
          </table:table-cell>
        </table:table-row>
        <table:table-row table:style-name="Row58">
          <table:table-cell table:style-name="Cell253">
            <text:p text:style-name="P301"><text:span text:style-name="T301_1">Heavy</text:span><text:span text:style-name="T301_2"><text:s/></text:span><text:span text:style-name="T301_3">Steel</text:span><text:span text:style-name="T301_4"><text:s/></text:span><text:span text:style-name="T301_5">Shield</text:span></text:p>
          </table:table-cell>
          <table:table-cell table:style-name="Cell254">
            <text:p text:style-name="P302"><text:span text:style-name="T302_1">-</text:span></text:p>
          </table:table-cell>
          <table:table-cell table:style-name="Cell255">
            <text:p text:style-name="P303"><text:span text:style-name="T303_1">2</text:span></text:p>
          </table:table-cell>
          <table:table-cell table:style-name="Cell256">
            <text:p text:style-name="P304"><text:span text:style-name="T304_1">-</text:span></text:p>
          </table:table-cell>
          <table:table-cell table:style-name="Cell257">
            <text:p text:style-name="P305"><text:span text:style-name="T305_1">-2</text:span></text:p>
          </table:table-cell>
        </table:table-row>
        <table:table-row table:style-name="Row59">
          <table:table-cell table:style-name="Cell258">
            <text:p text:style-name="P306"><text:span text:style-name="T306_1">SPELL</text:span><text:span text:style-name="T306_2"><text:s/></text:span><text:span text:style-name="T306_3">FAILURE</text:span></text:p>
          </table:table-cell>
          <table:table-cell table:style-name="Cell259">
            <text:p text:style-name="P307"><text:span text:style-name="T307_1">SPEED</text:span></text:p>
          </table:table-cell>
          <table:table-cell table:style-name="Cell260">
            <text:p text:style-name="P308"><text:span text:style-name="T308_1">WEIGHT</text:span></text:p>
          </table:table-cell>
          <table:table-cell table:style-name="Cell261">
            <text:p text:style-name="P309"><text:span text:style-name="T309_1">NOTES</text:span></text:p>
          </table:table-cell>
          <table:table-cell table:style-name="Cell262">
            <text:p text:style-name="P310"><text:span text:style-name="T310_1">NOTES</text:span></text:p>
          </table:table-cell>
        </table:table-row>
        <table:table-row table:style-name="Row60">
          <table:table-cell table:style-name="Cell263">
            <text:p text:style-name="P311"><text:span text:style-name="T311_1">-</text:span></text:p>
          </table:table-cell>
          <table:table-cell table:style-name="Cell264">
            <text:p text:style-name="P312"><text:span text:style-name="T312_1">-</text:span></text:p>
          </table:table-cell>
          <table:table-cell table:style-name="Cell265">
            <text:p text:style-name="P313"><text:span text:style-name="T313_1">10</text:span><text:span text:style-name="T313_2">lb</text:span></text:p>
          </table:table-cell>
          <table:table-cell table:style-name="Cell266">
            <text:p text:style-name="P314"/>
          </table:table-cell>
          <table:table-cell table:style-name="Cell267">
            <text:p text:style-name="P315"/>
          </table:table-cell>
        </table:table-row>
      </table:table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><text:span text:style-name="T333_1">FEATS</text:span></text:p>
      <text:p text:style-name="P334"/>
      <table:table table:style-name="Table16">
        <table:table-column table:style-name="Column76"/>
        <table:table-column table:style-name="Column77"/>
        <table:table-row table:style-name="Row61">
          <table:table-cell table:style-name="Cell268">
            <text:p text:style-name="P335"><text:span text:style-name="T335_1">FEAT</text:span></text:p>
          </table:table-cell>
          <table:table-cell table:style-name="Cell269">
            <text:p text:style-name="P336"><text:span text:style-name="T336_1">DESCRIPTION</text:span></text:p>
          </table:table-cell>
        </table:table-row>
        <table:table-row table:style-name="Row62">
          <table:table-cell table:style-name="Cell270">
            <text:p text:style-name="P337"><text:span text:style-name="T337_1">Endurance</text:span></text:p>
          </table:table-cell>
          <table:table-cell table:style-name="Cell271">
            <text:p text:style-name="P338"><text:span text:style-name="T338_1"><text:s/></text:span><text:span text:style-name="T338_2">You</text:span><text:span text:style-name="T338_3"><text:s/></text:span><text:span text:style-name="T338_4">gain</text:span><text:span text:style-name="T338_5"><text:s/></text:span><text:span text:style-name="T338_6">a</text:span><text:span text:style-name="T338_7"><text:s/>+4<text:s/></text:span><text:span text:style-name="T338_8">bonus</text:span><text:span text:style-name="T338_9"><text:s/></text:span><text:span text:style-name="T338_10">on</text:span><text:span text:style-name="T338_11"><text:s/></text:span><text:span text:style-name="T338_12">the</text:span><text:span text:style-name="T338_13"><text:s/></text:span><text:span text:style-name="T338_14">following</text:span><text:span text:style-name="T338_15"><text:s/></text:span><text:span text:style-name="T338_16">checks</text:span><text:span text:style-name="T338_17"><text:s/></text:span><text:span text:style-name="T338_18">and</text:span><text:span text:style-name="T338_19"><text:s/></text:span><text:span text:style-name="T338_20">saves</text:span><text:span text:style-name="T338_21">:<text:s/></text:span><text:span text:style-name="T338_22">Swim</text:span><text:span text:style-name="T338_23"><text:s/></text:span><text:span text:style-name="T338_24">checks</text:span><text:span text:style-name="T338_25"><text:s/></text:span><text:span text:style-name="T338_26">made</text:span><text:span text:style-name="T338_27"><text:s/></text:span><text:span text:style-name="T338_28">to</text:span><text:span text:style-name="T338_29"><text:s/></text:span><text:span text:style-name="T338_30">resist</text:span><text:span text:style-name="T338_31"><text:s/></text:span><text:span text:style-name="T338_32">nonlethal</text:span><text:span text:style-name="T338_33"><text:s/></text:span><text:span text:style-name="T338_34">damage</text:span><text:span text:style-name="T338_35"><text:s/></text:span><text:span text:style-name="T338_36">from</text:span><text:span text:style-name="T338_37"><text:s/></text:span><text:span text:style-name="T338_38">exhaustion</text:span><text:span text:style-name="T338_39">;<text:s/></text:span><text:span text:style-name="T338_40">Constitution</text:span><text:span text:style-name="T338_41"><text:s/></text:span><text:span text:style-name="T338_42">checks</text:span><text:span text:style-name="T338_43"><text:s/></text:span><text:span text:style-name="T338_44">made</text:span><text:span text:style-name="T338_45"><text:s/></text:span><text:span text:style-name="T338_46">to</text:span><text:span text:style-name="T338_47"><text:s/></text:span><text:span text:style-name="T338_48">continue</text:span><text:span text:style-name="T338_49"><text:s/></text:span><text:span text:style-name="T338_50">running</text:span><text:span text:style-name="T338_51">;<text:s/></text:span><text:span text:style-name="T338_52">Constitution</text:span><text:span text:style-name="T338_53"><text:s/></text:span><text:span text:style-name="T338_54">checks</text:span><text:span text:style-name="T338_55"><text:s/></text:span><text:span text:style-name="T338_56">made</text:span><text:span text:style-name="T338_57"><text:s/></text:span><text:span text:style-name="T338_58">to</text:span><text:span text:style-name="T338_59"><text:s/></text:span><text:span text:style-name="T338_60">avoid</text:span><text:span text:style-name="T338_61"><text:s/></text:span><text:span text:style-name="T338_62">nonlethal</text:span><text:span text:style-name="T338_63"><text:s/></text:span><text:span text:style-name="T338_64">damage</text:span><text:span text:style-name="T338_65"><text:s/></text:span><text:span text:style-name="T338_66">from</text:span><text:span text:style-name="T338_67"><text:s/></text:span><text:span text:style-name="T338_68">a</text:span><text:span text:style-name="T338_69"><text:s/></text:span><text:span text:style-name="T338_70">forced</text:span><text:span text:style-name="T338_71"><text:s/></text:span><text:span text:style-name="T338_72">march</text:span><text:span text:style-name="T338_73">;<text:s/></text:span><text:span text:style-name="T338_74">Constitution</text:span><text:span text:style-name="T338_75"><text:s/></text:span><text:span text:style-name="T338_76">checks</text:span><text:span text:style-name="T338_77"><text:s/></text:span><text:span text:style-name="T338_78">made</text:span><text:span text:style-name="T338_79"><text:s/></text:span><text:span text:style-name="T338_80">to</text:span><text:span text:style-name="T338_81"><text:s/></text:span><text:span text:style-name="T338_82">hold</text:span><text:span text:style-name="T338_83"><text:s/></text:span><text:span text:style-name="T338_84">your</text:span><text:span text:style-name="T338_85"><text:s/></text:span><text:span text:style-name="T338_86">breath</text:span><text:span text:style-name="T338_87">;<text:s/></text:span><text:span text:style-name="T338_88">Constitution</text:span><text:span text:style-name="T338_89"><text:s/></text:span><text:span text:style-name="T338_90">checks</text:span><text:span text:style-name="T338_91"><text:s/></text:span><text:span text:style-name="T338_92">made</text:span><text:span text:style-name="T338_93"><text:s/></text:span><text:span text:style-name="T338_94">to</text:span><text:span text:style-name="T338_95"><text:s/></text:span><text:span text:style-name="T338_96">avoid</text:span><text:span text:style-name="T338_97"><text:s/></text:span><text:span text:style-name="T338_98">nonlethal</text:span><text:span text:style-name="T338_99"><text:s/></text:span><text:span text:style-name="T338_100">damage</text:span><text:span text:style-name="T338_101"><text:s/></text:span><text:span text:style-name="T338_102">from</text:span><text:span text:style-name="T338_103"><text:s/></text:span><text:span text:style-name="T338_104">starvation</text:span><text:span text:style-name="T338_105"><text:s/></text:span><text:span text:style-name="T338_106">or</text:span><text:span text:style-name="T338_107"><text:s/></text:span><text:span text:style-name="T338_108">thirst</text:span><text:span text:style-name="T338_109">;<text:s/></text:span><text:span text:style-name="T338_110">Fortitude</text:span><text:span text:style-name="T338_111"><text:s/></text:span><text:span text:style-name="T338_112">saves</text:span><text:span text:style-name="T338_113"><text:s/></text:span><text:span text:style-name="T338_114">made</text:span><text:span text:style-name="T338_115"><text:s/></text:span><text:span text:style-name="T338_116">to</text:span><text:span text:style-name="T338_117"><text:s/></text:span><text:span text:style-name="T338_118">avoid</text:span><text:span text:style-name="T338_119"><text:s/></text:span><text:span text:style-name="T338_120">nonlethal</text:span><text:span text:style-name="T338_121"><text:s/></text:span><text:span text:style-name="T338_122">damage</text:span><text:span text:style-name="T338_123"><text:s/></text:span><text:span text:style-name="T338_124">from</text:span><text:span text:style-name="T338_125"><text:s/></text:span><text:span text:style-name="T338_126">hot</text:span><text:span text:style-name="T338_127"><text:s/></text:span><text:span text:style-name="T338_128">or</text:span><text:span text:style-name="T338_129"><text:s/></text:span><text:span text:style-name="T338_130">cold</text:span><text:span text:style-name="T338_131"><text:s/></text:span><text:span text:style-name="T338_132">environments</text:span><text:span text:style-name="T338_133">;<text:s/></text:span><text:span text:style-name="T338_134">and</text:span><text:span text:style-name="T338_135"><text:s/></text:span><text:span text:style-name="T338_136">Fortitude</text:span><text:span text:style-name="T338_137"><text:s/></text:span><text:span text:style-name="T338_138">saves</text:span><text:span text:style-name="T338_139"><text:s/></text:span><text:span text:style-name="T338_140">made</text:span><text:span text:style-name="T338_141"><text:s/></text:span><text:span text:style-name="T338_142">to</text:span><text:span text:style-name="T338_143"><text:s/></text:span><text:span text:style-name="T338_144">resist</text:span><text:span text:style-name="T338_145"><text:s/></text:span><text:span text:style-name="T338_146">damage</text:span><text:span text:style-name="T338_147"><text:s/></text:span><text:span text:style-name="T338_148">from</text:span><text:span text:style-name="T338_149"><text:s/></text:span><text:span text:style-name="T338_150">suffocation</text:span><text:span text:style-name="T338_151">.<text:s/></text:span><text:span text:style-name="T338_152">You</text:span><text:span text:style-name="T338_153"><text:s/></text:span><text:span text:style-name="T338_154">may</text:span><text:span text:style-name="T338_155"><text:s/></text:span><text:span text:style-name="T338_156">sleep</text:span><text:span text:style-name="T338_157"><text:s/></text:span><text:span text:style-name="T338_158">in</text:span><text:span text:style-name="T338_159"><text:s/></text:span><text:span text:style-name="T338_160">light</text:span><text:span text:style-name="T338_161"><text:s/></text:span><text:span text:style-name="T338_162">or</text:span><text:span text:style-name="T338_163"><text:s/></text:span><text:span text:style-name="T338_164">medium</text:span><text:span text:style-name="T338_165"><text:s/></text:span><text:span text:style-name="T338_166">armor</text:span><text:span text:style-name="T338_167"><text:s/></text:span><text:span text:style-name="T338_168">without</text:span><text:span text:style-name="T338_169"><text:s/></text:span><text:span text:style-name="T338_170">becoming</text:span><text:span text:style-name="T338_171"><text:s/></text:span><text:span text:style-name="T338_172">fatigued</text:span><text:span text:style-name="T338_173">.</text:span></text:p>
          </table:table-cell>
        </table:table-row>
        <table:table-row table:style-name="Row63">
          <table:table-cell table:style-name="Cell272">
            <text:p text:style-name="P339"><text:span text:style-name="T339_1">Power</text:span><text:span text:style-name="T339_2"><text:s/></text:span><text:span text:style-name="T339_3">Attack</text:span></text:p>
          </table:table-cell>
          <table:table-cell table:style-name="Cell273">
            <text:p text:style-name="P340"><text:span text:style-name="T340_1">On</text:span><text:span text:style-name="T340_2"><text:s/></text:span><text:span text:style-name="T340_3">your</text:span><text:span text:style-name="T340_4"><text:s/></text:span><text:span text:style-name="T340_5">action</text:span><text:span text:style-name="T340_6">,<text:s/></text:span><text:span text:style-name="T340_7">before</text:span><text:span text:style-name="T340_8"><text:s/></text:span><text:span text:style-name="T340_9">making</text:span><text:span text:style-name="T340_10"><text:s/></text:span><text:span text:style-name="T340_11">attack</text:span><text:span text:style-name="T340_12"><text:s/></text:span><text:span text:style-name="T340_13">rolls</text:span><text:span text:style-name="T340_14"><text:s/></text:span><text:span text:style-name="T340_15">for</text:span><text:span text:style-name="T340_16"><text:s/></text:span><text:span text:style-name="T340_17">a</text:span><text:span text:style-name="T340_18"><text:s/></text:span><text:span text:style-name="T340_19">round</text:span><text:span text:style-name="T340_20">,<text:s/></text:span><text:span text:style-name="T340_21">you</text:span><text:span text:style-name="T340_22"><text:s/></text:span><text:span text:style-name="T340_23">may</text:span><text:span text:style-name="T340_24"><text:s/></text:span><text:span text:style-name="T340_25">choose</text:span><text:span text:style-name="T340_26"><text:s/></text:span><text:span text:style-name="T340_27">to</text:span><text:span text:style-name="T340_28"><text:s/></text:span><text:span text:style-name="T340_29">subtract</text:span><text:span text:style-name="T340_30"><text:s/></text:span><text:span text:style-name="T340_31">a</text:span><text:span text:style-name="T340_32"><text:s/></text:span><text:span text:style-name="T340_33">number</text:span><text:span text:style-name="T340_34"><text:s/></text:span><text:span text:style-name="T340_35">from</text:span><text:span text:style-name="T340_36"><text:s/></text:span><text:span text:style-name="T340_37">all</text:span><text:span text:style-name="T340_38"><text:s/></text:span><text:span text:style-name="T340_39">melee</text:span><text:span text:style-name="T340_40"><text:s/></text:span><text:span text:style-name="T340_41">attack</text:span><text:span text:style-name="T340_42"><text:s/></text:span><text:span text:style-name="T340_43">rolls</text:span><text:span text:style-name="T340_44"><text:s/></text:span><text:span text:style-name="T340_45">and</text:span><text:span text:style-name="T340_46"><text:s/></text:span><text:span text:style-name="T340_47">add</text:span><text:span text:style-name="T340_48"><text:s/></text:span><text:span text:style-name="T340_49">the</text:span><text:span text:style-name="T340_50"><text:s/></text:span><text:span text:style-name="T340_51">same</text:span><text:span text:style-name="T340_52"><text:s/></text:span><text:span text:style-name="T340_53">number</text:span><text:span text:style-name="T340_54"><text:s/></text:span><text:span text:style-name="T340_55">to</text:span><text:span text:style-name="T340_56"><text:s/></text:span><text:span text:style-name="T340_57">all</text:span><text:span text:style-name="T340_58"><text:s/></text:span><text:span text:style-name="T340_59">melee</text:span><text:span text:style-name="T340_60"><text:s/></text:span><text:span text:style-name="T340_61">damage</text:span><text:span text:style-name="T340_62"><text:s/></text:span><text:span text:style-name="T340_63">rolls</text:span><text:span text:style-name="T340_64">.<text:s/></text:span><text:span text:style-name="T340_65">The</text:span><text:span text:style-name="T340_66"><text:s/></text:span><text:span text:style-name="T340_67">Power</text:span><text:span text:style-name="T340_68"><text:s/></text:span><text:span text:style-name="T340_69">Attack</text:span><text:span text:style-name="T340_70"><text:s/></text:span><text:span text:style-name="T340_71">feat</text:span><text:span text:style-name="T340_72"><text:s/></text:span><text:span text:style-name="T340_73">cannot</text:span><text:span text:style-name="T340_74"><text:s/></text:span><text:span text:style-name="T340_75">be</text:span><text:span text:style-name="T340_76"><text:s/></text:span><text:span text:style-name="T340_77">applied</text:span><text:span text:style-name="T340_78"><text:s/></text:span><text:span text:style-name="T340_79">to</text:span><text:span text:style-name="T340_80"><text:s/></text:span><text:span text:style-name="T340_81">light</text:span><text:span text:style-name="T340_82"><text:s/></text:span><text:span text:style-name="T340_83">weapons</text:span><text:span text:style-name="T340_84">.</text:span></text:p>
            <text:p text:style-name="P341"><text:span text:style-name="T341_1">When</text:span><text:span text:style-name="T341_2"><text:s/></text:span><text:span text:style-name="T341_3">using</text:span><text:span text:style-name="T341_4"><text:s/></text:span><text:span text:style-name="T341_5">a</text:span><text:span text:style-name="T341_6"><text:s/></text:span><text:span text:style-name="T341_7">two</text:span><text:span text:style-name="T341_8"><text:s/></text:span><text:span text:style-name="T341_9">handed</text:span><text:span text:style-name="T341_10"><text:s/></text:span><text:span text:style-name="T341_11">weapon</text:span><text:span text:style-name="T341_12">,<text:s/></text:span><text:span text:style-name="T341_13">or</text:span><text:span text:style-name="T341_14"><text:s/></text:span><text:span text:style-name="T341_15">a</text:span><text:span text:style-name="T341_16"><text:s/></text:span><text:span text:style-name="T341_17">one</text:span><text:span text:style-name="T341_18"><text:s/></text:span><text:span text:style-name="T341_19">handed</text:span><text:span text:style-name="T341_20"><text:s/></text:span><text:span text:style-name="T341_21">weapon</text:span><text:span text:style-name="T341_22"><text:s/></text:span><text:span text:style-name="T341_23">wielded</text:span><text:span text:style-name="T341_24"><text:s/></text:span><text:span text:style-name="T341_25">with</text:span><text:span text:style-name="T341_26"><text:s/></text:span><text:span text:style-name="T341_27">two</text:span><text:span text:style-name="T341_28"><text:s/></text:span><text:span text:style-name="T341_29">hands</text:span><text:span text:style-name="T341_30">,<text:s/></text:span><text:span text:style-name="T341_31">add</text:span><text:span text:style-name="T341_32"><text:s/></text:span><text:span text:style-name="T341_33">twice</text:span><text:span text:style-name="T341_34"><text:s/></text:span><text:span text:style-name="T341_35">the</text:span><text:span text:style-name="T341_36"><text:s/></text:span><text:span text:style-name="T341_37">number</text:span><text:span text:style-name="T341_38"><text:s/></text:span><text:span text:style-name="T341_39">you</text:span><text:span text:style-name="T341_40"><text:s/></text:span><text:span text:style-name="T341_41">subtracted</text:span><text:span text:style-name="T341_42"><text:s/></text:span><text:span text:style-name="T341_43">from</text:span><text:span text:style-name="T341_44"><text:s/></text:span><text:span text:style-name="T341_45">attack</text:span><text:span text:style-name="T341_46"><text:s/></text:span><text:span text:style-name="T341_47">rolls</text:span><text:span text:style-name="T341_48"><text:s/></text:span><text:span text:style-name="T341_49">to</text:span><text:span text:style-name="T341_50"><text:s/></text:span><text:span text:style-name="T341_51">your</text:span><text:span text:style-name="T341_52"><text:s/></text:span><text:span text:style-name="T341_53">damage</text:span><text:span text:style-name="T341_54"><text:s/></text:span><text:span text:style-name="T341_55">rolls</text:span><text:span text:style-name="T341_56">.</text:span></text:p>
          </table:table-cell>
        </table:table-row>
        <table:table-row table:style-name="Row64">
          <table:table-cell table:style-name="Cell274">
            <text:p text:style-name="P342"><text:span text:style-name="T342_1">Improved</text:span><text:span text:style-name="T342_2"><text:s/></text:span><text:span text:style-name="T342_3">Bull</text:span><text:span text:style-name="T342_4"><text:s/></text:span><text:span text:style-name="T342_5">Rush</text:span></text:p>
          </table:table-cell>
          <table:table-cell table:style-name="Cell275">
            <text:p text:style-name="P343"><text:span text:style-name="T343_1"><text:s/></text:span><text:span text:style-name="T343_2">You</text:span><text:span text:style-name="T343_3"><text:s/></text:span><text:span text:style-name="T343_4">do</text:span><text:span text:style-name="T343_5"><text:s/></text:span><text:span text:style-name="T343_6">not</text:span><text:span text:style-name="T343_7"><text:s/></text:span><text:span text:style-name="T343_8">provoke</text:span><text:span text:style-name="T343_9"><text:s/></text:span><text:span text:style-name="T343_10">an</text:span><text:span text:style-name="T343_11"><text:s/></text:span><text:span text:style-name="T343_12">attack</text:span><text:span text:style-name="T343_13"><text:s/></text:span><text:span text:style-name="T343_14">of</text:span><text:span text:style-name="T343_15"><text:s/></text:span><text:span text:style-name="T343_16">opportunity</text:span><text:span text:style-name="T343_17"><text:s/></text:span><text:span text:style-name="T343_18">when</text:span><text:span text:style-name="T343_19"><text:s/></text:span><text:span text:style-name="T343_20">performing</text:span><text:span text:style-name="T343_21"><text:s/></text:span><text:span text:style-name="T343_22">a</text:span><text:span text:style-name="T343_23"><text:s/></text:span><text:span text:style-name="T343_24">bull</text:span><text:span text:style-name="T343_25"><text:s/></text:span><text:span text:style-name="T343_26">rush</text:span><text:span text:style-name="T343_27"><text:s/></text:span><text:span text:style-name="T343_28">combat</text:span><text:span text:style-name="T343_29"><text:s/></text:span><text:span text:style-name="T343_30">maneuver</text:span><text:span text:style-name="T343_31">.<text:s/></text:span><text:span text:style-name="T343_32">In</text:span><text:span text:style-name="T343_33"><text:s/></text:span><text:span text:style-name="T343_34">addition</text:span><text:span text:style-name="T343_35">,<text:s/></text:span><text:span text:style-name="T343_36">you</text:span><text:span text:style-name="T343_37"><text:s/></text:span><text:span text:style-name="T343_38">receive</text:span><text:span text:style-name="T343_39"><text:s/></text:span><text:span text:style-name="T343_40">a</text:span><text:span text:style-name="T343_41"><text:s/>+2<text:s/></text:span><text:span text:style-name="T343_42">bonus</text:span><text:span text:style-name="T343_43"><text:s/></text:span><text:span text:style-name="T343_44">on</text:span><text:span text:style-name="T343_45"><text:s/></text:span><text:span text:style-name="T343_46">checks</text:span><text:span text:style-name="T343_47"><text:s/></text:span><text:span text:style-name="T343_48">made</text:span><text:span text:style-name="T343_49"><text:s/></text:span><text:span text:style-name="T343_50">to</text:span><text:span text:style-name="T343_51"><text:s/></text:span><text:span text:style-name="T343_52">bull</text:span><text:span text:style-name="T343_53"><text:s/></text:span><text:span text:style-name="T343_54">rush</text:span><text:span text:style-name="T343_55"><text:s/></text:span><text:span text:style-name="T343_56">a</text:span><text:span text:style-name="T343_57"><text:s/></text:span><text:span text:style-name="T343_58">foe</text:span><text:span text:style-name="T343_59">.<text:s/></text:span><text:span text:style-name="T343_60">You</text:span><text:span text:style-name="T343_61"><text:s/></text:span><text:span text:style-name="T343_62">also</text:span><text:span text:style-name="T343_63"><text:s/></text:span><text:span text:style-name="T343_64">receive</text:span><text:span text:style-name="T343_65"><text:s/></text:span><text:span text:style-name="T343_66">a</text:span><text:span text:style-name="T343_67"><text:s/>+2<text:s/></text:span><text:span text:style-name="T343_68">bonus</text:span><text:span text:style-name="T343_69"><text:s/></text:span><text:span text:style-name="T343_70">to</text:span><text:span text:style-name="T343_71"><text:s/></text:span><text:span text:style-name="T343_72">your</text:span><text:span text:style-name="T343_73"><text:s/></text:span><text:span text:style-name="T343_74">Combat</text:span><text:span text:style-name="T343_75"><text:s/></text:span><text:span text:style-name="T343_76">Maneuver</text:span><text:span text:style-name="T343_77"><text:s/></text:span><text:span text:style-name="T343_78">Defense</text:span><text:span text:style-name="T343_79"><text:s/></text:span><text:span text:style-name="T343_80">whenever</text:span><text:span text:style-name="T343_81"><text:s/></text:span><text:span text:style-name="T343_82">an</text:span><text:span text:style-name="T343_83"><text:s/></text:span><text:span text:style-name="T343_84">opponent</text:span><text:span text:style-name="T343_85"><text:s/></text:span><text:span text:style-name="T343_86">tries</text:span><text:span text:style-name="T343_87"><text:s/></text:span><text:span text:style-name="T343_88">to</text:span><text:span text:style-name="T343_89"><text:s/></text:span><text:span text:style-name="T343_90">bull</text:span><text:span text:style-name="T343_91"><text:s/></text:span><text:span text:style-name="T343_92">rush</text:span><text:span text:style-name="T343_93"><text:s/></text:span><text:span text:style-name="T343_94">you</text:span><text:span text:style-name="T343_95">.</text:span></text:p>
          </table:table-cell>
        </table:table-row>
        <table:table-row table:style-name="Row65">
          <table:table-cell table:style-name="Cell276">
            <text:p text:style-name="P344"><text:span text:style-name="T344_1">Diehard</text:span></text:p>
          </table:table-cell>
          <table:table-cell table:style-name="Cell277">
            <text:p text:style-name="P345"><text:span text:style-name="T345_1"><text:s/></text:span><text:span text:style-name="T345_2">When</text:span><text:span text:style-name="T345_3"><text:s/></text:span><text:span text:style-name="T345_4">your</text:span><text:span text:style-name="T345_5"><text:s/></text:span><text:span text:style-name="T345_6">hit</text:span><text:span text:style-name="T345_7"><text:s/></text:span><text:span text:style-name="T345_8">point</text:span><text:span text:style-name="T345_9"><text:s/></text:span><text:span text:style-name="T345_10">total</text:span><text:span text:style-name="T345_11"><text:s/></text:span><text:span text:style-name="T345_12">is</text:span><text:span text:style-name="T345_13"><text:s/></text:span><text:span text:style-name="T345_14">below</text:span><text:span text:style-name="T345_15"><text:s/>0,<text:s/></text:span><text:span text:style-name="T345_16">but</text:span><text:span text:style-name="T345_17"><text:s/></text:span><text:span text:style-name="T345_18">you</text:span><text:span text:style-name="T345_19"><text:s/></text:span><text:span text:style-name="T345_20">are</text:span><text:span text:style-name="T345_21"><text:s/></text:span><text:span text:style-name="T345_22">not</text:span><text:span text:style-name="T345_23"><text:s/></text:span><text:span text:style-name="T345_24">dead</text:span><text:span text:style-name="T345_25">,<text:s/></text:span><text:span text:style-name="T345_26">you</text:span><text:span text:style-name="T345_27"><text:s/></text:span><text:span text:style-name="T345_28">automatically</text:span><text:span text:style-name="T345_29"><text:s/></text:span><text:span text:style-name="T345_30">stabilize</text:span><text:span text:style-name="T345_31">.<text:s/></text:span><text:span text:style-name="T345_32">You</text:span><text:span text:style-name="T345_33"><text:s/></text:span><text:span text:style-name="T345_34">do</text:span><text:span text:style-name="T345_35"><text:s/></text:span><text:span text:style-name="T345_36">not</text:span><text:span text:style-name="T345_37"><text:s/></text:span><text:span text:style-name="T345_38">need</text:span><text:span text:style-name="T345_39"><text:s/></text:span><text:span text:style-name="T345_40">to</text:span><text:span text:style-name="T345_41"><text:s/></text:span><text:span text:style-name="T345_42">make</text:span><text:span text:style-name="T345_43"><text:s/></text:span><text:span text:style-name="T345_44">a</text:span><text:span text:style-name="T345_45"><text:s/></text:span><text:span text:style-name="T345_46">Constitution</text:span><text:span text:style-name="T345_47"><text:s/></text:span><text:span text:style-name="T345_48">check</text:span><text:span text:style-name="T345_49"><text:s/></text:span><text:span text:style-name="T345_50">each</text:span><text:span text:style-name="T345_51"><text:s/></text:span><text:span text:style-name="T345_52">round</text:span><text:span text:style-name="T345_53"><text:s/></text:span><text:span text:style-name="T345_54">to</text:span><text:span text:style-name="T345_55"><text:s/></text:span><text:span text:style-name="T345_56">avoid</text:span><text:span text:style-name="T345_57"><text:s/></text:span><text:span text:style-name="T345_58">losing</text:span><text:span text:style-name="T345_59"><text:s/></text:span><text:span text:style-name="T345_60">additional</text:span><text:span text:style-name="T345_61"><text:s/></text:span><text:span text:style-name="T345_62">hit</text:span><text:span text:style-name="T345_63"><text:s/></text:span><text:span text:style-name="T345_64">points</text:span><text:span text:style-name="T345_65">.<text:s/></text:span><text:span text:style-name="T345_66">You</text:span><text:span text:style-name="T345_67"><text:s/></text:span><text:span text:style-name="T345_68">may</text:span><text:span text:style-name="T345_69"><text:s/></text:span><text:span text:style-name="T345_70">choose</text:span><text:span text:style-name="T345_71"><text:s/></text:span><text:span text:style-name="T345_72">to</text:span><text:span text:style-name="T345_73"><text:s/></text:span><text:span text:style-name="T345_74">act</text:span><text:span text:style-name="T345_75"><text:s/></text:span><text:span text:style-name="T345_76">as</text:span><text:span text:style-name="T345_77"><text:s/></text:span><text:span text:style-name="T345_78">if</text:span><text:span text:style-name="T345_79"><text:s/></text:span><text:span text:style-name="T345_80">you</text:span><text:span text:style-name="T345_81"><text:s/></text:span><text:span text:style-name="T345_82">were</text:span><text:span text:style-name="T345_83"><text:s/></text:span><text:span text:style-name="T345_84">disabled</text:span><text:span text:style-name="T345_85">,<text:s/></text:span><text:span text:style-name="T345_86">rather</text:span><text:span text:style-name="T345_87"><text:s/></text:span><text:span text:style-name="T345_88">than</text:span><text:span text:style-name="T345_89"><text:s/></text:span><text:span text:style-name="T345_90">dying</text:span><text:span text:style-name="T345_91">.<text:s/></text:span><text:span text:style-name="T345_92">You</text:span><text:span text:style-name="T345_93"><text:s/></text:span><text:span text:style-name="T345_94">must</text:span><text:span text:style-name="T345_95"><text:s/></text:span><text:span text:style-name="T345_96">make</text:span><text:span text:style-name="T345_97"><text:s/></text:span><text:span text:style-name="T345_98">this</text:span><text:span text:style-name="T345_99"><text:s/></text:span><text:span text:style-name="T345_100">decision</text:span><text:span text:style-name="T345_101"><text:s/></text:span><text:span text:style-name="T345_102">as</text:span><text:span text:style-name="T345_103"><text:s/></text:span><text:span text:style-name="T345_104">soon</text:span><text:span text:style-name="T345_105"><text:s/></text:span><text:span text:style-name="T345_106">as</text:span><text:span text:style-name="T345_107"><text:s/></text:span><text:span text:style-name="T345_108">you</text:span><text:span text:style-name="T345_109"><text:s/></text:span><text:span text:style-name="T345_110">are</text:span><text:span text:style-name="T345_111"><text:s/></text:span><text:span text:style-name="T345_112">reduced</text:span><text:span text:style-name="T345_113"><text:s/></text:span><text:span text:style-name="T345_114">to</text:span><text:span text:style-name="T345_115"><text:s/></text:span><text:span text:style-name="T345_116">negative</text:span><text:span text:style-name="T345_117"><text:s/></text:span><text:span text:style-name="T345_118">hit</text:span><text:span text:style-name="T345_119"><text:s/></text:span><text:span text:style-name="T345_120">points</text:span><text:span text:style-name="T345_121"><text:s/>(</text:span><text:span text:style-name="T345_122">even</text:span><text:span text:style-name="T345_123"><text:s/></text:span><text:span text:style-name="T345_124">if</text:span><text:span text:style-name="T345_125"><text:s/></text:span><text:span text:style-name="T345_126">it</text:span><text:span text:style-name="T345_127"><text:s/></text:span><text:span text:style-name="T345_128">isn</text:span><text:span text:style-name="T345_129">’</text:span><text:span text:style-name="T345_130">t</text:span><text:span text:style-name="T345_131"><text:s/></text:span><text:span text:style-name="T345_132">your</text:span><text:span text:style-name="T345_133"><text:s/></text:span><text:span text:style-name="T345_134">turn</text:span><text:span text:style-name="T345_135">).<text:s/></text:span><text:span text:style-name="T345_136">If</text:span><text:span text:style-name="T345_137"><text:s/></text:span><text:span text:style-name="T345_138">you</text:span><text:span text:style-name="T345_139"><text:s/></text:span><text:span text:style-name="T345_140">do</text:span><text:span text:style-name="T345_141"><text:s/></text:span><text:span text:style-name="T345_142">not</text:span><text:span text:style-name="T345_143"><text:s/></text:span><text:span text:style-name="T345_144">choose</text:span><text:span text:style-name="T345_145"><text:s/></text:span><text:span text:style-name="T345_146">to</text:span><text:span text:style-name="T345_147"><text:s/></text:span><text:span text:style-name="T345_148">act</text:span><text:span text:style-name="T345_149"><text:s/></text:span><text:span text:style-name="T345_150">as</text:span><text:span text:style-name="T345_151"><text:s/></text:span><text:span text:style-name="T345_152">if</text:span><text:span text:style-name="T345_153"><text:s/></text:span><text:span text:style-name="T345_154">you</text:span><text:span text:style-name="T345_155"><text:s/></text:span><text:span text:style-name="T345_156">were</text:span><text:span text:style-name="T345_157"><text:s/></text:span><text:span text:style-name="T345_158">disabled</text:span><text:span text:style-name="T345_159">,<text:s/></text:span><text:span text:style-name="T345_160">you</text:span><text:span text:style-name="T345_161"><text:s/></text:span><text:span text:style-name="T345_162">immediately</text:span><text:span text:style-name="T345_163"><text:s/></text:span><text:span text:style-name="T345_164">fall</text:span><text:span text:style-name="T345_165"><text:s/></text:span><text:span text:style-name="T345_166">unconscious</text:span><text:span text:style-name="T345_167">.<text:s/></text:span><text:span text:style-name="T345_168">When</text:span><text:span text:style-name="T345_169"><text:s/></text:span><text:span text:style-name="T345_170">using</text:span><text:span text:style-name="T345_171"><text:s/></text:span><text:span text:style-name="T345_172">this</text:span><text:span text:style-name="T345_173"><text:s/></text:span><text:span text:style-name="T345_174">feat</text:span><text:span text:style-name="T345_175">,<text:s/></text:span><text:span text:style-name="T345_176">you</text:span><text:span text:style-name="T345_177"><text:s/></text:span><text:span text:style-name="T345_178">are</text:span><text:span text:style-name="T345_179"><text:s/></text:span><text:span text:style-name="T345_180">staggered</text:span><text:span text:style-name="T345_181">.<text:s/></text:span><text:span text:style-name="T345_182">You</text:span><text:span text:style-name="T345_183"><text:s/></text:span><text:span text:style-name="T345_184">can</text:span><text:span text:style-name="T345_185"><text:s/></text:span><text:span text:style-name="T345_186">take</text:span><text:span text:style-name="T345_187"><text:s/></text:span><text:span text:style-name="T345_188">a</text:span><text:span text:style-name="T345_189"><text:s/></text:span><text:span text:style-name="T345_190">move</text:span><text:span text:style-name="T345_191"><text:s/></text:span><text:span text:style-name="T345_192">action</text:span><text:span text:style-name="T345_193"><text:s/></text:span><text:span text:style-name="T345_194">without</text:span><text:span text:style-name="T345_195"><text:s/></text:span><text:span text:style-name="T345_196">further</text:span><text:span text:style-name="T345_197"><text:s/></text:span><text:span text:style-name="T345_198">injuring</text:span><text:span text:style-name="T345_199"><text:s/></text:span><text:span text:style-name="T345_200">yourself</text:span><text:span text:style-name="T345_201">,<text:s/></text:span><text:span text:style-name="T345_202">but</text:span><text:span text:style-name="T345_203"><text:s/></text:span><text:span text:style-name="T345_204">if</text:span><text:span text:style-name="T345_205"><text:s/></text:span><text:span text:style-name="T345_206">you</text:span><text:span text:style-name="T345_207"><text:s/></text:span><text:span text:style-name="T345_208">perform</text:span><text:span text:style-name="T345_209"><text:s/></text:span><text:span text:style-name="T345_210">any</text:span><text:span text:style-name="T345_211"><text:s/></text:span><text:span text:style-name="T345_212">standard</text:span><text:span text:style-name="T345_213"><text:s/></text:span><text:span text:style-name="T345_214">action</text:span><text:span text:style-name="T345_215"><text:s/>(</text:span><text:span text:style-name="T345_216">or</text:span><text:span text:style-name="T345_217"><text:s/></text:span><text:span text:style-name="T345_218">any</text:span><text:span text:style-name="T345_219"><text:s/></text:span><text:span text:style-name="T345_220">other</text:span><text:span text:style-name="T345_221"><text:s/></text:span><text:span text:style-name="T345_222">action</text:span><text:span text:style-name="T345_223"><text:s/></text:span><text:span text:style-name="T345_224">deemed</text:span><text:span text:style-name="T345_225"><text:s/></text:span><text:span text:style-name="T345_226">as</text:span><text:span text:style-name="T345_227"><text:s/></text:span><text:span text:style-name="T345_228">strenuous</text:span><text:span text:style-name="T345_229">,<text:s/></text:span><text:span text:style-name="T345_230">including</text:span><text:span text:style-name="T345_231"><text:s/></text:span><text:span text:style-name="T345_232">some</text:span><text:span text:style-name="T345_233"><text:s/></text:span><text:span text:style-name="T345_234">swift</text:span><text:span text:style-name="T345_235"><text:s/></text:span><text:span text:style-name="T345_236">actions</text:span><text:span text:style-name="T345_237">,<text:s/></text:span><text:span text:style-name="T345_238">such</text:span><text:span text:style-name="T345_239"><text:s/></text:span><text:span text:style-name="T345_240">as</text:span><text:span text:style-name="T345_241"><text:s/></text:span><text:span text:style-name="T345_242">casting</text:span><text:span text:style-name="T345_243"><text:s/></text:span><text:span text:style-name="T345_244">a</text:span><text:span text:style-name="T345_245"><text:s/></text:span><text:span text:style-name="T345_246">quickened</text:span><text:span text:style-name="T345_247"><text:s/></text:span><text:span text:style-name="T345_248">spell</text:span><text:span text:style-name="T345_249">)<text:s/></text:span><text:span text:style-name="T345_250">you</text:span><text:span text:style-name="T345_251"><text:s/></text:span><text:span text:style-name="T345_252">take</text:span><text:span text:style-name="T345_253"><text:s/>1<text:s/></text:span><text:span text:style-name="T345_254">point</text:span><text:span text:style-name="T345_255"><text:s/></text:span><text:span text:style-name="T345_256">of</text:span><text:span text:style-name="T345_257"><text:s/></text:span><text:span text:style-name="T345_258">damage</text:span><text:span text:style-name="T345_259"><text:s/></text:span><text:span text:style-name="T345_260">after</text:span><text:span text:style-name="T345_261"><text:s/></text:span><text:span text:style-name="T345_262">completing</text:span><text:span text:style-name="T345_263"><text:s/></text:span><text:span text:style-name="T345_264">the</text:span><text:span text:style-name="T345_265"><text:s/></text:span><text:span text:style-name="T345_266">act</text:span><text:span text:style-name="T345_267">.<text:s/></text:span><text:span text:style-name="T345_268">If</text:span><text:span text:style-name="T345_269"><text:s/></text:span><text:span text:style-name="T345_270">your</text:span><text:span text:style-name="T345_271"><text:s/></text:span><text:span text:style-name="T345_272">negative</text:span><text:span text:style-name="T345_273"><text:s/></text:span><text:span text:style-name="T345_274">hit</text:span><text:span text:style-name="T345_275"><text:s/></text:span><text:span text:style-name="T345_276">points</text:span><text:span text:style-name="T345_277"><text:s/></text:span><text:span text:style-name="T345_278">are</text:span><text:span text:style-name="T345_279"><text:s/></text:span><text:span text:style-name="T345_280">equal</text:span><text:span text:style-name="T345_281"><text:s/></text:span><text:span text:style-name="T345_282">to</text:span><text:span text:style-name="T345_283"><text:s/></text:span><text:span text:style-name="T345_284">or</text:span><text:span text:style-name="T345_285"><text:s/></text:span><text:span text:style-name="T345_286">greater</text:span><text:span text:style-name="T345_287"><text:s/></text:span><text:span text:style-name="T345_288">than</text:span><text:span text:style-name="T345_289"><text:s/></text:span><text:span text:style-name="T345_290">your</text:span><text:span text:style-name="T345_291"><text:s/></text:span><text:span text:style-name="T345_292">Constitution</text:span><text:span text:style-name="T345_293"><text:s/></text:span><text:span text:style-name="T345_294">score</text:span><text:span text:style-name="T345_295">,<text:s/></text:span><text:span text:style-name="T345_296">you</text:span><text:span text:style-name="T345_297"><text:s/></text:span><text:span text:style-name="T345_298">immediately</text:span><text:span text:style-name="T345_299"><text:s/></text:span><text:span text:style-name="T345_300">die</text:span><text:span text:style-name="T345_301">.</text:span></text:p>
          </table:table-cell>
        </table:table-row>
        <table:table-row table:style-name="Row66">
          <table:table-cell table:style-name="Cell278">
            <text:p text:style-name="P346"><text:span text:style-name="T346_1">Combat</text:span><text:span text:style-name="T346_2"><text:s/></text:span><text:span text:style-name="T346_3">Expertise</text:span></text:p>
          </table:table-cell>
          <table:table-cell table:style-name="Cell279">
            <text:p text:style-name="P347"><text:span text:style-name="T347_1"><text:s/></text:span><text:span text:style-name="T347_2">You</text:span><text:span text:style-name="T347_3"><text:s/></text:span><text:span text:style-name="T347_4">can</text:span><text:span text:style-name="T347_5"><text:s/></text:span><text:span text:style-name="T347_6">choose</text:span><text:span text:style-name="T347_7"><text:s/></text:span><text:span text:style-name="T347_8">to</text:span><text:span text:style-name="T347_9"><text:s/></text:span><text:span text:style-name="T347_10">take</text:span><text:span text:style-name="T347_11"><text:s/></text:span><text:span text:style-name="T347_12">a</text:span><text:span text:style-name="T347_13"><text:s/>–1<text:s/></text:span><text:span text:style-name="T347_14">penalty</text:span><text:span text:style-name="T347_15"><text:s/></text:span><text:span text:style-name="T347_16">on</text:span><text:span text:style-name="T347_17"><text:s/></text:span><text:span text:style-name="T347_18">melee</text:span><text:span text:style-name="T347_19"><text:s/></text:span><text:span text:style-name="T347_20">attack</text:span><text:span text:style-name="T347_21"><text:s/></text:span><text:span text:style-name="T347_22">rolls</text:span><text:span text:style-name="T347_23"><text:s/></text:span><text:span text:style-name="T347_24">and</text:span><text:span text:style-name="T347_25"><text:s/></text:span><text:span text:style-name="T347_26">combat</text:span><text:span text:style-name="T347_27"><text:s/></text:span><text:span text:style-name="T347_28">maneuver</text:span><text:span text:style-name="T347_29"><text:s/></text:span><text:span text:style-name="T347_30">checks</text:span><text:span text:style-name="T347_31"><text:s/></text:span><text:span text:style-name="T347_32">to</text:span><text:span text:style-name="T347_33"><text:s/></text:span><text:span text:style-name="T347_34">gain</text:span><text:span text:style-name="T347_35"><text:s/></text:span><text:span text:style-name="T347_36">a</text:span><text:span text:style-name="T347_37"><text:s/>+1<text:s/></text:span><text:span text:style-name="T347_38">dodge</text:span><text:span text:style-name="T347_39"><text:s/></text:span><text:span text:style-name="T347_40">bonus</text:span><text:span text:style-name="T347_41"><text:s/></text:span><text:span text:style-name="T347_42">to</text:span><text:span text:style-name="T347_43"><text:s/></text:span><text:span text:style-name="T347_44">your</text:span><text:span text:style-name="T347_45"><text:s/></text:span><text:span text:style-name="T347_46">Armor</text:span><text:span text:style-name="T347_47"><text:s/></text:span><text:span text:style-name="T347_48">Class</text:span><text:span text:style-name="T347_49">.<text:s/></text:span><text:span text:style-name="T347_50">When</text:span><text:span text:style-name="T347_51"><text:s/></text:span><text:span text:style-name="T347_52">your</text:span><text:span text:style-name="T347_53"><text:s/></text:span><text:span text:style-name="T347_54">base</text:span><text:span text:style-name="T347_55"><text:s/></text:span><text:span text:style-name="T347_56">attack</text:span><text:span text:style-name="T347_57"><text:s/></text:span><text:span text:style-name="T347_58">bonus</text:span><text:span text:style-name="T347_59"><text:s/></text:span><text:span text:style-name="T347_60">reaches</text:span><text:span text:style-name="T347_61"><text:s/>+4,<text:s/></text:span><text:span text:style-name="T347_62">and</text:span><text:span text:style-name="T347_63"><text:s/></text:span><text:span text:style-name="T347_64">every</text:span><text:span text:style-name="T347_65"><text:s/>+4<text:s/></text:span><text:span text:style-name="T347_66">thereafter</text:span><text:span text:style-name="T347_67">,<text:s/></text:span><text:span text:style-name="T347_68">the</text:span><text:span text:style-name="T347_69"><text:s/></text:span><text:span text:style-name="T347_70">penalty</text:span><text:span text:style-name="T347_71"><text:s/></text:span><text:span text:style-name="T347_72">increases</text:span><text:span text:style-name="T347_73"><text:s/></text:span><text:span text:style-name="T347_74">by</text:span><text:span text:style-name="T347_75"><text:s/>–1<text:s/></text:span><text:span text:style-name="T347_76">and</text:span><text:span text:style-name="T347_77"><text:s/></text:span><text:span text:style-name="T347_78">the</text:span><text:span text:style-name="T347_79"><text:s/></text:span><text:span text:style-name="T347_80">dodge</text:span><text:span text:style-name="T347_81"><text:s/></text:span><text:span text:style-name="T347_82">bonus</text:span><text:span text:style-name="T347_83"><text:s/></text:span><text:span text:style-name="T347_84">increases</text:span><text:span text:style-name="T347_85"><text:s/></text:span><text:span text:style-name="T347_86">by</text:span><text:span text:style-name="T347_87"><text:s/>+1.<text:s/></text:span><text:span text:style-name="T347_88">You</text:span><text:span text:style-name="T347_89"><text:s/></text:span><text:span text:style-name="T347_90">can</text:span><text:span text:style-name="T347_91"><text:s/></text:span><text:span text:style-name="T347_92">only</text:span><text:span text:style-name="T347_93"><text:s/></text:span><text:span text:style-name="T347_94">choose</text:span><text:span text:style-name="T347_95"><text:s/></text:span><text:span text:style-name="T347_96">to</text:span><text:span text:style-name="T347_97"><text:s/></text:span><text:span text:style-name="T347_98">use</text:span><text:span text:style-name="T347_99"><text:s/></text:span><text:span text:style-name="T347_100">this</text:span><text:span text:style-name="T347_101"><text:s/></text:span><text:span text:style-name="T347_102">feat</text:span><text:span text:style-name="T347_103"><text:s/></text:span><text:span text:style-name="T347_104">when</text:span><text:span text:style-name="T347_105"><text:s/></text:span><text:span text:style-name="T347_106">you</text:span><text:span text:style-name="T347_107"><text:s/></text:span><text:span text:style-name="T347_108">declare</text:span><text:span text:style-name="T347_109"><text:s/></text:span><text:span text:style-name="T347_110">that</text:span><text:span text:style-name="T347_111"><text:s/></text:span><text:span text:style-name="T347_112">you</text:span><text:span text:style-name="T347_113"><text:s/></text:span><text:span text:style-name="T347_114">are</text:span><text:span text:style-name="T347_115"><text:s/></text:span><text:span text:style-name="T347_116">making</text:span><text:span text:style-name="T347_117"><text:s/></text:span><text:span text:style-name="T347_118">an</text:span><text:span text:style-name="T347_119"><text:s/></text:span><text:span text:style-name="T347_120">attack</text:span><text:span text:style-name="T347_121"><text:s/></text:span><text:span text:style-name="T347_122">or</text:span><text:span text:style-name="T347_123"><text:s/></text:span><text:span text:style-name="T347_124">a</text:span><text:span text:style-name="T347_125"><text:s/></text:span><text:span text:style-name="T347_126">full</text:span><text:span text:style-name="T347_127">-</text:span><text:span text:style-name="T347_128">attack</text:span><text:span text:style-name="T347_129"><text:s/></text:span><text:span text:style-name="T347_130">action</text:span><text:span text:style-name="T347_131"><text:s/></text:span><text:span text:style-name="T347_132">with</text:span><text:span text:style-name="T347_133"><text:s/></text:span><text:span text:style-name="T347_134">a</text:span><text:span text:style-name="T347_135"><text:s/></text:span><text:span text:style-name="T347_136">melee</text:span><text:span text:style-name="T347_137"><text:s/></text:span><text:span text:style-name="T347_138">weapon</text:span><text:span text:style-name="T347_139">.<text:s/></text:span><text:span text:style-name="T347_140">The</text:span><text:span text:style-name="T347_141"><text:s/></text:span><text:span text:style-name="T347_142">effects</text:span><text:span text:style-name="T347_143"><text:s/></text:span><text:span text:style-name="T347_144">of</text:span><text:span text:style-name="T347_145"><text:s/></text:span><text:span text:style-name="T347_146">this</text:span><text:span text:style-name="T347_147"><text:s/></text:span><text:span text:style-name="T347_148">feat</text:span><text:span text:style-name="T347_149"><text:s/></text:span><text:span text:style-name="T347_150">last</text:span><text:span text:style-name="T347_151"><text:s/></text:span><text:span text:style-name="T347_152">until</text:span><text:span text:style-name="T347_153"><text:s/></text:span><text:span text:style-name="T347_154">your</text:span><text:span text:style-name="T347_155"><text:s/></text:span><text:span text:style-name="T347_156">next</text:span><text:span text:style-name="T347_157"><text:s/></text:span><text:span text:style-name="T347_158">turn</text:span><text:span text:style-name="T347_159">.</text:span></text:p>
          </table:table-cell>
        </table:table-row>
        <table:table-row table:style-name="Row67">
          <table:table-cell table:style-name="Cell280">
            <text:p text:style-name="P348"><text:span text:style-name="T348_1">Improved</text:span><text:span text:style-name="T348_2"><text:s/></text:span><text:span text:style-name="T348_3">Trip</text:span></text:p>
          </table:table-cell>
          <table:table-cell table:style-name="Cell281">
            <text:p text:style-name="P349"><text:span text:style-name="T349_1"><text:s/></text:span><text:span text:style-name="T349_2">You</text:span><text:span text:style-name="T349_3"><text:s/></text:span><text:span text:style-name="T349_4">do</text:span><text:span text:style-name="T349_5"><text:s/></text:span><text:span text:style-name="T349_6">not</text:span><text:span text:style-name="T349_7"><text:s/></text:span><text:span text:style-name="T349_8">provoke</text:span><text:span text:style-name="T349_9"><text:s/></text:span><text:span text:style-name="T349_10">an</text:span><text:span text:style-name="T349_11"><text:s/></text:span><text:span text:style-name="T349_12">attack</text:span><text:span text:style-name="T349_13"><text:s/></text:span><text:span text:style-name="T349_14">of</text:span><text:span text:style-name="T349_15"><text:s/></text:span><text:span text:style-name="T349_16">opportunity</text:span><text:span text:style-name="T349_17"><text:s/></text:span><text:span text:style-name="T349_18">when</text:span><text:span text:style-name="T349_19"><text:s/></text:span><text:span text:style-name="T349_20">performing</text:span><text:span text:style-name="T349_21"><text:s/></text:span><text:span text:style-name="T349_22">a</text:span><text:span text:style-name="T349_23"><text:s/></text:span><text:span text:style-name="T349_24">trip</text:span><text:span text:style-name="T349_25"><text:s/></text:span><text:span text:style-name="T349_26">combat</text:span><text:span text:style-name="T349_27"><text:s/></text:span><text:span text:style-name="T349_28">maneuver</text:span><text:span text:style-name="T349_29">.<text:s/></text:span><text:span text:style-name="T349_30">In</text:span><text:span text:style-name="T349_31"><text:s/></text:span><text:span text:style-name="T349_32">addition</text:span><text:span text:style-name="T349_33">,<text:s/></text:span><text:span text:style-name="T349_34">you</text:span><text:span text:style-name="T349_35"><text:s/></text:span><text:span text:style-name="T349_36">receive</text:span><text:span text:style-name="T349_37"><text:s/></text:span><text:span text:style-name="T349_38">a</text:span><text:span text:style-name="T349_39"><text:s/>+2<text:s/></text:span><text:span text:style-name="T349_40">bonus</text:span><text:span text:style-name="T349_41"><text:s/></text:span><text:span text:style-name="T349_42">on</text:span><text:span text:style-name="T349_43"><text:s/></text:span><text:span text:style-name="T349_44">checks</text:span><text:span text:style-name="T349_45"><text:s/></text:span><text:span text:style-name="T349_46">made</text:span><text:span text:style-name="T349_47"><text:s/></text:span><text:span text:style-name="T349_48">to</text:span><text:span text:style-name="T349_49"><text:s/></text:span><text:span text:style-name="T349_50">trip</text:span><text:span text:style-name="T349_51"><text:s/></text:span><text:span text:style-name="T349_52">a</text:span><text:span text:style-name="T349_53"><text:s/></text:span><text:span text:style-name="T349_54">foe</text:span><text:span text:style-name="T349_55">.<text:s/></text:span><text:span text:style-name="T349_56">You</text:span><text:span text:style-name="T349_57"><text:s/></text:span><text:span text:style-name="T349_58">also</text:span><text:span text:style-name="T349_59"><text:s/></text:span><text:span text:style-name="T349_60">receive</text:span><text:span text:style-name="T349_61"><text:s/></text:span><text:span text:style-name="T349_62">a</text:span><text:span text:style-name="T349_63"><text:s/>+2<text:s/></text:span><text:span text:style-name="T349_64">bonus</text:span><text:span text:style-name="T349_65"><text:s/></text:span><text:span text:style-name="T349_66">to</text:span><text:span text:style-name="T349_67"><text:s/></text:span><text:span text:style-name="T349_68">your</text:span><text:span text:style-name="T349_69"><text:s/></text:span><text:span text:style-name="T349_70">Combat</text:span><text:span text:style-name="T349_71"><text:s/></text:span><text:span text:style-name="T349_72">Maneuver</text:span><text:span text:style-name="T349_73"><text:s/></text:span><text:span text:style-name="T349_74">Defense</text:span><text:span text:style-name="T349_75"><text:s/></text:span><text:span text:style-name="T349_76">whenever</text:span><text:span text:style-name="T349_77"><text:s/></text:span><text:span text:style-name="T349_78">an</text:span><text:span text:style-name="T349_79"><text:s/></text:span><text:span text:style-name="T349_80">opponent</text:span><text:span text:style-name="T349_81"><text:s/></text:span><text:span text:style-name="T349_82">tries</text:span><text:span text:style-name="T349_83"><text:s/></text:span><text:span text:style-name="T349_84">to</text:span><text:span text:style-name="T349_85"><text:s/></text:span><text:span text:style-name="T349_86">trip</text:span><text:span text:style-name="T349_87"><text:s/></text:span><text:span text:style-name="T349_88">you</text:span><text:span text:style-name="T349_89">.</text:span></text:p>
            <text:p text:style-name="P350"><text:span text:style-name="T350_1">Normal</text:span></text:p>
          </table:table-cell>
        </table:table-row>
        <table:table-row table:style-name="Row68">
          <table:table-cell table:style-name="Cell282">
            <text:p text:style-name="P351"><text:span text:style-name="T351_1">Improved</text:span><text:span text:style-name="T351_2"><text:s/></text:span><text:span text:style-name="T351_3">Overrun</text:span></text:p>
          </table:table-cell>
          <table:table-cell table:style-name="Cell283">
            <text:p text:style-name="P352"><text:span text:style-name="T352_1"><text:s/></text:span><text:span text:style-name="T352_2">You</text:span><text:span text:style-name="T352_3"><text:s/></text:span><text:span text:style-name="T352_4">do</text:span><text:span text:style-name="T352_5"><text:s/></text:span><text:span text:style-name="T352_6">not</text:span><text:span text:style-name="T352_7"><text:s/></text:span><text:span text:style-name="T352_8">provoke</text:span><text:span text:style-name="T352_9"><text:s/></text:span><text:span text:style-name="T352_10">an</text:span><text:span text:style-name="T352_11"><text:s/></text:span><text:span text:style-name="T352_12">attack</text:span><text:span text:style-name="T352_13"><text:s/></text:span><text:span text:style-name="T352_14">of</text:span><text:span text:style-name="T352_15"><text:s/></text:span><text:span text:style-name="T352_16">opportunity</text:span><text:span text:style-name="T352_17"><text:s/></text:span><text:span text:style-name="T352_18">when</text:span><text:span text:style-name="T352_19"><text:s/></text:span><text:span text:style-name="T352_20">performing</text:span><text:span text:style-name="T352_21"><text:s/></text:span><text:span text:style-name="T352_22">an</text:span><text:span text:style-name="T352_23"><text:s/></text:span><text:span text:style-name="T352_24">overrun</text:span><text:span text:style-name="T352_25"><text:s/></text:span><text:span text:style-name="T352_26">combat</text:span><text:span text:style-name="T352_27"><text:s/></text:span><text:span text:style-name="T352_28">maneuver</text:span><text:span text:style-name="T352_29">.<text:s/></text:span><text:span text:style-name="T352_30">In</text:span><text:span text:style-name="T352_31"><text:s/></text:span><text:span text:style-name="T352_32">addition</text:span><text:span text:style-name="T352_33">,<text:s/></text:span><text:span text:style-name="T352_34">you</text:span><text:span text:style-name="T352_35"><text:s/></text:span><text:span text:style-name="T352_36">receive</text:span><text:span text:style-name="T352_37"><text:s/></text:span><text:span text:style-name="T352_38">a</text:span><text:span text:style-name="T352_39"><text:s/>+2<text:s/></text:span><text:span text:style-name="T352_40">bonus</text:span><text:span text:style-name="T352_41"><text:s/></text:span><text:span text:style-name="T352_42">on</text:span><text:span text:style-name="T352_43"><text:s/></text:span><text:span text:style-name="T352_44">checks</text:span><text:span text:style-name="T352_45"><text:s/></text:span><text:span text:style-name="T352_46">made</text:span><text:span text:style-name="T352_47"><text:s/></text:span><text:span text:style-name="T352_48">to</text:span><text:span text:style-name="T352_49"><text:s/></text:span><text:span text:style-name="T352_50">overrrun</text:span><text:span text:style-name="T352_51"><text:s/></text:span><text:span text:style-name="T352_52">a</text:span><text:span text:style-name="T352_53"><text:s/></text:span><text:span text:style-name="T352_54">foe</text:span><text:span text:style-name="T352_55">.<text:s/></text:span><text:span text:style-name="T352_56">You</text:span><text:span text:style-name="T352_57"><text:s/></text:span><text:span text:style-name="T352_58">also</text:span><text:span text:style-name="T352_59"><text:s/></text:span><text:span text:style-name="T352_60">receive</text:span><text:span text:style-name="T352_61"><text:s/></text:span><text:span text:style-name="T352_62">a</text:span><text:span text:style-name="T352_63"><text:s/>+2<text:s/></text:span><text:span text:style-name="T352_64">bonus</text:span><text:span text:style-name="T352_65"><text:s/></text:span><text:span text:style-name="T352_66">to</text:span><text:span text:style-name="T352_67"><text:s/></text:span><text:span text:style-name="T352_68">your</text:span><text:span text:style-name="T352_69"><text:s/></text:span><text:span text:style-name="T352_70">Combat</text:span><text:span text:style-name="T352_71"><text:s/></text:span><text:span text:style-name="T352_72">Maneuver</text:span><text:span text:style-name="T352_73"><text:s/></text:span><text:span text:style-name="T352_74">Defense</text:span><text:span text:style-name="T352_75"><text:s/></text:span><text:span text:style-name="T352_76">whenever</text:span><text:span text:style-name="T352_77"><text:s/></text:span><text:span text:style-name="T352_78">an</text:span><text:span text:style-name="T352_79"><text:s/></text:span><text:span text:style-name="T352_80">opponent</text:span><text:span text:style-name="T352_81"><text:s/></text:span><text:span text:style-name="T352_82">tries</text:span><text:span text:style-name="T352_83"><text:s/></text:span><text:span text:style-name="T352_84">to</text:span><text:span text:style-name="T352_85"><text:s/></text:span><text:span text:style-name="T352_86">overrun</text:span><text:span text:style-name="T352_87"><text:s/></text:span><text:span text:style-name="T352_88">you</text:span><text:span text:style-name="T352_89">.<text:s/></text:span><text:span text:style-name="T352_90">Targets</text:span><text:span text:style-name="T352_91"><text:s/></text:span><text:span text:style-name="T352_92">of</text:span><text:span text:style-name="T352_93"><text:s/></text:span><text:span text:style-name="T352_94">your</text:span><text:span text:style-name="T352_95"><text:s/></text:span><text:span text:style-name="T352_96">overrun</text:span><text:span text:style-name="T352_97"><text:s/></text:span><text:span text:style-name="T352_98">attempt</text:span><text:span text:style-name="T352_99"><text:s/></text:span><text:span text:style-name="T352_100">may</text:span><text:span text:style-name="T352_101"><text:s/></text:span><text:span text:style-name="T352_102">not</text:span><text:span text:style-name="T352_103"><text:s/></text:span><text:span text:style-name="T352_104">choose</text:span><text:span text:style-name="T352_105"><text:s/></text:span><text:span text:style-name="T352_106">to</text:span><text:span text:style-name="T352_107"><text:s/></text:span><text:span text:style-name="T352_108">avoid</text:span><text:span text:style-name="T352_109"><text:s/></text:span><text:span text:style-name="T352_110">you</text:span><text:span text:style-name="T352_111">.</text:span></text:p>
          </table:table-cell>
        </table:table-row>
      </table:table>
      <text:p text:style-name="P353"/>
      <text:p text:style-name="P354"><text:span text:style-name="T354_1">SKILLS</text:span></text:p>
      <text:p text:style-name="P355"/>
      <table:table table:style-name="Table17">
        <table:table-column table:style-name="Column78"/>
        <table:table-column table:style-name="Column79"/>
        <table:table-column table:style-name="Column80"/>
        <table:table-column table:style-name="Column81"/>
        <table:table-column table:style-name="Column82"/>
        <table:table-column table:style-name="Column83"/>
        <table:table-row table:style-name="Row69">
          <table:table-cell table:style-name="Cell284">
            <text:p text:style-name="P356"><text:span text:style-name="T356_1">SKILL</text:span><text:span text:style-name="T356_2"><text:s/></text:span><text:span text:style-name="T356_3">NAME</text:span></text:p>
          </table:table-cell>
          <table:table-cell table:style-name="Cell285">
            <text:p text:style-name="P357"><text:span text:style-name="T357_1">KEY</text:span><text:span text:style-name="T357_2"><text:s/></text:span><text:span text:style-name="T357_3">ABILITY</text:span></text:p>
          </table:table-cell>
          <table:table-cell table:style-name="Cell286">
            <text:p text:style-name="P358"><text:span text:style-name="T358_1">TOTAL</text:span><text:span text:style-name="T358_2"><text:s/></text:span><text:span text:style-name="T358_3">SKILL</text:span><text:span text:style-name="T358_4"><text:s/></text:span><text:span text:style-name="T358_5">MODIFIER</text:span></text:p>
          </table:table-cell>
          <table:table-cell table:style-name="Cell287">
            <text:p text:style-name="P359"><text:span text:style-name="T359_1">ABILITY</text:span><text:span text:style-name="T359_2"><text:s/></text:span><text:span text:style-name="T359_3">MODIFIER</text:span></text:p>
          </table:table-cell>
          <table:table-cell table:style-name="Cell288">
            <text:p text:style-name="P360"><text:span text:style-name="T360_1">RANKS</text:span></text:p>
          </table:table-cell>
          <table:table-cell table:style-name="Cell289">
            <text:p text:style-name="P361"><text:span text:style-name="T361_1">MISC</text:span><text:span text:style-name="T361_2"><text:s/></text:span><text:span text:style-name="T361_3">MODIFIER</text:span></text:p>
          </table:table-cell>
        </table:table-row>
        <table:table-row table:style-name="Row70">
          <table:table-cell table:style-name="Cell290">
            <text:p text:style-name="P362"><text:span text:style-name="T362_1">Appraise</text:span></text:p>
          </table:table-cell>
          <table:table-cell table:style-name="Cell291">
            <text:p text:style-name="P363"><text:span text:style-name="T363_1">Int</text:span></text:p>
          </table:table-cell>
          <table:table-cell table:style-name="Cell292">
            <text:p text:style-name="P364"><text:span text:style-name="T364_1">2</text:span></text:p>
          </table:table-cell>
          <table:table-cell table:style-name="Cell293">
            <text:p text:style-name="P365"><text:span text:style-name="T365_1">2</text:span></text:p>
          </table:table-cell>
          <table:table-cell table:style-name="Cell294">
            <text:p text:style-name="P366"/>
          </table:table-cell>
          <table:table-cell table:style-name="Cell295">
            <text:p text:style-name="P367"/>
          </table:table-cell>
        </table:table-row>
        <table:table-row table:style-name="Row71">
          <table:table-cell table:style-name="Cell296">
            <text:p text:style-name="P368"><text:span text:style-name="T368_1">Balance</text:span></text:p>
          </table:table-cell>
          <table:table-cell table:style-name="Cell297">
            <text:p text:style-name="P369"><text:span text:style-name="T369_1">Dex</text:span></text:p>
          </table:table-cell>
          <table:table-cell table:style-name="Cell298">
            <text:p text:style-name="P370"><text:span text:style-name="T370_1">8</text:span></text:p>
          </table:table-cell>
          <table:table-cell table:style-name="Cell299">
            <text:p text:style-name="P371"><text:span text:style-name="T371_1">2</text:span></text:p>
          </table:table-cell>
          <table:table-cell table:style-name="Cell300">
            <text:p text:style-name="P372"><text:span text:style-name="T372_1">6</text:span></text:p>
          </table:table-cell>
          <table:table-cell table:style-name="Cell301">
            <text:p text:style-name="P373"><text:span text:style-name="T373_1">Check</text:span><text:span text:style-name="T373_2"><text:s/></text:span><text:span text:style-name="T373_3">Penalty</text:span><text:span text:style-name="T373_4"><text:s/></text:span><text:span text:style-name="T373_5">when</text:span><text:span text:style-name="T373_6"><text:s/></text:span><text:span text:style-name="T373_7">wearing</text:span><text:span text:style-name="T373_8"><text:s/></text:span><text:span text:style-name="T373_9">armor</text:span><text:span text:style-name="T373_10">:<text:s/>-2</text:span></text:p>
            <text:p text:style-name="P374"><text:span text:style-name="T374_1">Shield</text:span><text:span text:style-name="T374_2">:<text:s/>-2</text:span></text:p>
          </table:table-cell>
        </table:table-row>
        <table:table-row table:style-name="Row72">
          <table:table-cell table:style-name="Cell302">
            <text:p text:style-name="P375"><text:span text:style-name="T375_1">Bluff</text:span></text:p>
          </table:table-cell>
          <table:table-cell table:style-name="Cell303">
            <text:p text:style-name="P376"><text:span text:style-name="T376_1">Cha</text:span></text:p>
          </table:table-cell>
          <table:table-cell table:style-name="Cell304">
            <text:p text:style-name="P377"><text:span text:style-name="T377_1">-1</text:span></text:p>
          </table:table-cell>
          <table:table-cell table:style-name="Cell305">
            <text:p text:style-name="P378"><text:span text:style-name="T378_1">-1</text:span></text:p>
          </table:table-cell>
          <table:table-cell table:style-name="Cell306">
            <text:p text:style-name="P379"/>
          </table:table-cell>
          <table:table-cell table:style-name="Cell307">
            <text:p text:style-name="P380"/>
          </table:table-cell>
        </table:table-row>
        <table:table-row table:style-name="Row73">
          <table:table-cell table:style-name="Cell308">
            <text:p text:style-name="P381"><text:span text:style-name="T381_1">Climb</text:span></text:p>
          </table:table-cell>
          <table:table-cell table:style-name="Cell309">
            <text:p text:style-name="P382"><text:span text:style-name="T382_1">Str</text:span></text:p>
          </table:table-cell>
          <table:table-cell table:style-name="Cell310">
            <text:p text:style-name="P383"><text:span text:style-name="T383_1">8</text:span></text:p>
          </table:table-cell>
          <table:table-cell table:style-name="Cell311">
            <text:p text:style-name="P384"><text:span text:style-name="T384_1">4</text:span></text:p>
          </table:table-cell>
          <table:table-cell table:style-name="Cell312">
            <text:p text:style-name="P385"><text:span text:style-name="T385_1">4</text:span></text:p>
          </table:table-cell>
          <table:table-cell table:style-name="Cell313">
            <text:p text:style-name="P386"><text:span text:style-name="T386_1">Check</text:span><text:span text:style-name="T386_2"><text:s/></text:span><text:span text:style-name="T386_3">Penalty</text:span><text:span text:style-name="T386_4"><text:s/></text:span><text:span text:style-name="T386_5">when</text:span><text:span text:style-name="T386_6"><text:s/></text:span><text:span text:style-name="T386_7">wearing</text:span><text:span text:style-name="T386_8"><text:s/></text:span><text:span text:style-name="T386_9">armor</text:span><text:span text:style-name="T386_10">:<text:s/>-2</text:span></text:p>
            <text:p text:style-name="P387"><text:span text:style-name="T387_1">Shield</text:span><text:span text:style-name="T387_2">:<text:s/>-2</text:span></text:p>
          </table:table-cell>
        </table:table-row>
        <table:table-row table:style-name="Row74">
          <table:table-cell table:style-name="Cell314">
            <text:p text:style-name="P388"><text:span text:style-name="T388_1">Concentration</text:span></text:p>
          </table:table-cell>
          <table:table-cell table:style-name="Cell315">
            <text:p text:style-name="P389"><text:span text:style-name="T389_1">Con</text:span></text:p>
          </table:table-cell>
          <table:table-cell table:style-name="Cell316">
            <text:p text:style-name="P390"><text:span text:style-name="T390_1">3</text:span></text:p>
          </table:table-cell>
          <table:table-cell table:style-name="Cell317">
            <text:p text:style-name="P391"><text:span text:style-name="T391_1">3</text:span></text:p>
          </table:table-cell>
          <table:table-cell table:style-name="Cell318">
            <text:p text:style-name="P392"/>
          </table:table-cell>
          <table:table-cell table:style-name="Cell319">
            <text:p text:style-name="P393"/>
          </table:table-cell>
        </table:table-row>
        <table:table-row table:style-name="Row75">
          <table:table-cell table:style-name="Cell320">
            <text:p text:style-name="P394"><text:span text:style-name="T394_1">Craft</text:span><text:span text:style-name="T394_2">(<text:s/>)</text:span></text:p>
          </table:table-cell>
          <table:table-cell table:style-name="Cell321">
            <text:p text:style-name="P395"><text:span text:style-name="T395_1">Int</text:span></text:p>
          </table:table-cell>
          <table:table-cell table:style-name="Cell322">
            <text:p text:style-name="P396"/>
          </table:table-cell>
          <table:table-cell table:style-name="Cell323">
            <text:p text:style-name="P397"/>
          </table:table-cell>
          <table:table-cell table:style-name="Cell324">
            <text:p text:style-name="P398"/>
          </table:table-cell>
          <table:table-cell table:style-name="Cell325">
            <text:p text:style-name="P399"/>
          </table:table-cell>
        </table:table-row>
        <table:table-row table:style-name="Row76">
          <table:table-cell table:style-name="Cell326">
            <text:p text:style-name="P400"><text:span text:style-name="T400_1">Craft</text:span><text:span text:style-name="T400_2">(<text:s/>)</text:span></text:p>
          </table:table-cell>
          <table:table-cell table:style-name="Cell327">
            <text:p text:style-name="P401"><text:span text:style-name="T401_1">Int</text:span></text:p>
          </table:table-cell>
          <table:table-cell table:style-name="Cell328">
            <text:p text:style-name="P402"/>
          </table:table-cell>
          <table:table-cell table:style-name="Cell329">
            <text:p text:style-name="P403"/>
          </table:table-cell>
          <table:table-cell table:style-name="Cell330">
            <text:p text:style-name="P404"/>
          </table:table-cell>
          <table:table-cell table:style-name="Cell331">
            <text:p text:style-name="P405"/>
          </table:table-cell>
        </table:table-row>
        <table:table-row table:style-name="Row77">
          <table:table-cell table:style-name="Cell332">
            <text:p text:style-name="P406"><text:span text:style-name="T406_1">Craft</text:span><text:span text:style-name="T406_2">(<text:s/>)</text:span></text:p>
          </table:table-cell>
          <table:table-cell table:style-name="Cell333">
            <text:p text:style-name="P407"><text:span text:style-name="T407_1">Int</text:span></text:p>
          </table:table-cell>
          <table:table-cell table:style-name="Cell334">
            <text:p text:style-name="P408"/>
          </table:table-cell>
          <table:table-cell table:style-name="Cell335">
            <text:p text:style-name="P409"/>
          </table:table-cell>
          <table:table-cell table:style-name="Cell336">
            <text:p text:style-name="P410"/>
          </table:table-cell>
          <table:table-cell table:style-name="Cell337">
            <text:p text:style-name="P411"/>
          </table:table-cell>
        </table:table-row>
        <table:table-row table:style-name="Row78">
          <table:table-cell table:style-name="Cell338">
            <text:p text:style-name="P412"><text:span text:style-name="T412_1">Decipher</text:span><text:span text:style-name="T412_2"><text:s/></text:span><text:span text:style-name="T412_3">Script</text:span></text:p>
            <text:p text:style-name="P413"><text:span text:style-name="T413_1">(</text:span><text:span text:style-name="T413_2">Trained</text:span><text:span text:style-name="T413_3"><text:s/></text:span><text:span text:style-name="T413_4">Only</text:span><text:span text:style-name="T413_5">)</text:span></text:p>
          </table:table-cell>
          <table:table-cell table:style-name="Cell339">
            <text:p text:style-name="P414"><text:span text:style-name="T414_1">Int</text:span></text:p>
          </table:table-cell>
          <table:table-cell table:style-name="Cell340">
            <text:p text:style-name="P415"/>
          </table:table-cell>
          <table:table-cell table:style-name="Cell341">
            <text:p text:style-name="P416"/>
          </table:table-cell>
          <table:table-cell table:style-name="Cell342">
            <text:p text:style-name="P417"/>
          </table:table-cell>
          <table:table-cell table:style-name="Cell343">
            <text:p text:style-name="P418"/>
          </table:table-cell>
        </table:table-row>
        <table:table-row table:style-name="Row79">
          <table:table-cell table:style-name="Cell344">
            <text:p text:style-name="P419"><text:span text:style-name="T419_1">Diplomacy</text:span></text:p>
          </table:table-cell>
          <table:table-cell table:style-name="Cell345">
            <text:p text:style-name="P420"><text:span text:style-name="T420_1">Cha</text:span></text:p>
          </table:table-cell>
          <table:table-cell table:style-name="Cell346">
            <text:p text:style-name="P421"><text:span text:style-name="T421_1">-1</text:span></text:p>
          </table:table-cell>
          <table:table-cell table:style-name="Cell347">
            <text:p text:style-name="P422"><text:span text:style-name="T422_1">-1</text:span></text:p>
          </table:table-cell>
          <table:table-cell table:style-name="Cell348">
            <text:p text:style-name="P423"/>
          </table:table-cell>
          <table:table-cell table:style-name="Cell349">
            <text:p text:style-name="P424"/>
          </table:table-cell>
        </table:table-row>
        <table:table-row table:style-name="Row80">
          <table:table-cell table:style-name="Cell350">
            <text:p text:style-name="P425"><text:span text:style-name="T425_1">Disable</text:span><text:span text:style-name="T425_2"><text:s/></text:span><text:span text:style-name="T425_3">Device</text:span></text:p>
            <text:p text:style-name="P426"><text:span text:style-name="T426_1">(</text:span><text:span text:style-name="T426_2">Trained</text:span><text:span text:style-name="T426_3"><text:s/></text:span><text:span text:style-name="T426_4">Only</text:span><text:span text:style-name="T426_5">)</text:span></text:p>
          </table:table-cell>
          <table:table-cell table:style-name="Cell351">
            <text:p text:style-name="P427"><text:span text:style-name="T427_1">Int</text:span></text:p>
          </table:table-cell>
          <table:table-cell table:style-name="Cell352">
            <text:p text:style-name="P428"/>
          </table:table-cell>
          <table:table-cell table:style-name="Cell353">
            <text:p text:style-name="P429"/>
          </table:table-cell>
          <table:table-cell table:style-name="Cell354">
            <text:p text:style-name="P430"/>
          </table:table-cell>
          <table:table-cell table:style-name="Cell355">
            <text:p text:style-name="P431"/>
          </table:table-cell>
        </table:table-row>
        <table:table-row table:style-name="Row81">
          <table:table-cell table:style-name="Cell356">
            <text:p text:style-name="P432"><text:span text:style-name="T432_1">Disguise</text:span></text:p>
          </table:table-cell>
          <table:table-cell table:style-name="Cell357">
            <text:p text:style-name="P433"><text:span text:style-name="T433_1">Cha</text:span></text:p>
          </table:table-cell>
          <table:table-cell table:style-name="Cell358">
            <text:p text:style-name="P434"><text:span text:style-name="T434_1">-1</text:span></text:p>
          </table:table-cell>
          <table:table-cell table:style-name="Cell359">
            <text:p text:style-name="P435"><text:span text:style-name="T435_1">-1</text:span></text:p>
          </table:table-cell>
          <table:table-cell table:style-name="Cell360">
            <text:p text:style-name="P436"/>
          </table:table-cell>
          <table:table-cell table:style-name="Cell361">
            <text:p text:style-name="P437"/>
          </table:table-cell>
        </table:table-row>
        <table:table-row table:style-name="Row82">
          <table:table-cell table:style-name="Cell362">
            <text:p text:style-name="P438"><text:span text:style-name="T438_1">Escape</text:span><text:span text:style-name="T438_2"><text:s/></text:span><text:span text:style-name="T438_3">Artist</text:span></text:p>
          </table:table-cell>
          <table:table-cell table:style-name="Cell363">
            <text:p text:style-name="P439"><text:span text:style-name="T439_1">Dex</text:span></text:p>
          </table:table-cell>
          <table:table-cell table:style-name="Cell364">
            <text:p text:style-name="P440"><text:span text:style-name="T440_1">2</text:span></text:p>
          </table:table-cell>
          <table:table-cell table:style-name="Cell365">
            <text:p text:style-name="P441"><text:span text:style-name="T441_1">2</text:span></text:p>
          </table:table-cell>
          <table:table-cell table:style-name="Cell366">
            <text:p text:style-name="P442"/>
          </table:table-cell>
          <table:table-cell table:style-name="Cell367">
            <text:p text:style-name="P443"><text:span text:style-name="T443_1">Check</text:span><text:span text:style-name="T443_2"><text:s/></text:span><text:span text:style-name="T443_3">Penalty</text:span><text:span text:style-name="T443_4"><text:s/></text:span><text:span text:style-name="T443_5">when</text:span><text:span text:style-name="T443_6"><text:s/></text:span><text:span text:style-name="T443_7">wearing</text:span><text:span text:style-name="T443_8"><text:s/></text:span><text:span text:style-name="T443_9">armor</text:span><text:span text:style-name="T443_10">:<text:s/>-2</text:span></text:p>
            <text:p text:style-name="P444"><text:span text:style-name="T444_1">Shield</text:span><text:span text:style-name="T444_2">:<text:s/>-2</text:span></text:p>
          </table:table-cell>
        </table:table-row>
        <table:table-row table:style-name="Row83">
          <table:table-cell table:style-name="Cell368">
            <text:p text:style-name="P445"><text:span text:style-name="T445_1">Forgery</text:span></text:p>
          </table:table-cell>
          <table:table-cell table:style-name="Cell369">
            <text:p text:style-name="P446"><text:span text:style-name="T446_1">Int</text:span></text:p>
          </table:table-cell>
          <table:table-cell table:style-name="Cell370">
            <text:p text:style-name="P447"><text:span text:style-name="T447_1">2</text:span></text:p>
          </table:table-cell>
          <table:table-cell table:style-name="Cell371">
            <text:p text:style-name="P448"><text:span text:style-name="T448_1">2</text:span></text:p>
          </table:table-cell>
          <table:table-cell table:style-name="Cell372">
            <text:p text:style-name="P449"/>
          </table:table-cell>
          <table:table-cell table:style-name="Cell373">
            <text:p text:style-name="P450"/>
          </table:table-cell>
        </table:table-row>
        <table:table-row table:style-name="Row84">
          <table:table-cell table:style-name="Cell374">
            <text:p text:style-name="P451"><text:span text:style-name="T451_1">Gather</text:span><text:span text:style-name="T451_2"><text:s/></text:span><text:span text:style-name="T451_3">Information</text:span></text:p>
          </table:table-cell>
          <table:table-cell table:style-name="Cell375">
            <text:p text:style-name="P452"><text:span text:style-name="T452_1">Cha</text:span></text:p>
          </table:table-cell>
          <table:table-cell table:style-name="Cell376">
            <text:p text:style-name="P453"><text:span text:style-name="T453_1">-1</text:span></text:p>
          </table:table-cell>
          <table:table-cell table:style-name="Cell377">
            <text:p text:style-name="P454"><text:span text:style-name="T454_1">-1</text:span></text:p>
          </table:table-cell>
          <table:table-cell table:style-name="Cell378">
            <text:p text:style-name="P455"/>
          </table:table-cell>
          <table:table-cell table:style-name="Cell379">
            <text:p text:style-name="P456"/>
          </table:table-cell>
        </table:table-row>
        <table:table-row table:style-name="Row85">
          <table:table-cell table:style-name="Cell380">
            <text:p text:style-name="P457"><text:span text:style-name="T457_1">Handle</text:span><text:span text:style-name="T457_2"><text:s/></text:span><text:span text:style-name="T457_3">Animal</text:span></text:p>
            <text:p text:style-name="P458"><text:span text:style-name="T458_1">(</text:span><text:span text:style-name="T458_2">Trained</text:span><text:span text:style-name="T458_3"><text:s/></text:span><text:span text:style-name="T458_4">Only</text:span><text:span text:style-name="T458_5">)</text:span></text:p>
          </table:table-cell>
          <table:table-cell table:style-name="Cell381">
            <text:p text:style-name="P459"><text:span text:style-name="T459_1">Cha</text:span></text:p>
          </table:table-cell>
          <table:table-cell table:style-name="Cell382">
            <text:p text:style-name="P460"/>
          </table:table-cell>
          <table:table-cell table:style-name="Cell383">
            <text:p text:style-name="P461"/>
          </table:table-cell>
          <table:table-cell table:style-name="Cell384">
            <text:p text:style-name="P462"/>
          </table:table-cell>
          <table:table-cell table:style-name="Cell385">
            <text:p text:style-name="P463"/>
          </table:table-cell>
        </table:table-row>
        <table:table-row table:style-name="Row86">
          <table:table-cell table:style-name="Cell386">
            <text:p text:style-name="P464"><text:span text:style-name="T464_1">Heal</text:span></text:p>
          </table:table-cell>
          <table:table-cell table:style-name="Cell387">
            <text:p text:style-name="P465"><text:span text:style-name="T465_1">Wis</text:span></text:p>
          </table:table-cell>
          <table:table-cell table:style-name="Cell388">
            <text:p text:style-name="P466"><text:span text:style-name="T466_1">0</text:span></text:p>
          </table:table-cell>
          <table:table-cell table:style-name="Cell389">
            <text:p text:style-name="P467"><text:span text:style-name="T467_1">0</text:span></text:p>
          </table:table-cell>
          <table:table-cell table:style-name="Cell390">
            <text:p text:style-name="P468"/>
          </table:table-cell>
          <table:table-cell table:style-name="Cell391">
            <text:p text:style-name="P469"/>
          </table:table-cell>
        </table:table-row>
        <table:table-row table:style-name="Row87">
          <table:table-cell table:style-name="Cell392">
            <text:p text:style-name="P470"><text:span text:style-name="T470_1">Hide</text:span></text:p>
          </table:table-cell>
          <table:table-cell table:style-name="Cell393">
            <text:p text:style-name="P471"><text:span text:style-name="T471_1">Dex</text:span></text:p>
          </table:table-cell>
          <table:table-cell table:style-name="Cell394">
            <text:p text:style-name="P472"><text:span text:style-name="T472_1">2</text:span></text:p>
          </table:table-cell>
          <table:table-cell table:style-name="Cell395">
            <text:p text:style-name="P473"><text:span text:style-name="T473_1">2</text:span></text:p>
          </table:table-cell>
          <table:table-cell table:style-name="Cell396">
            <text:p text:style-name="P474"/>
          </table:table-cell>
          <table:table-cell table:style-name="Cell397">
            <text:p text:style-name="P475"><text:span text:style-name="T475_1">Check</text:span><text:span text:style-name="T475_2"><text:s/></text:span><text:span text:style-name="T475_3">Penalty</text:span><text:span text:style-name="T475_4"><text:s/></text:span><text:span text:style-name="T475_5">when</text:span><text:span text:style-name="T475_6"><text:s/></text:span><text:span text:style-name="T475_7">wearing</text:span><text:span text:style-name="T475_8"><text:s/></text:span><text:span text:style-name="T475_9">armor</text:span><text:span text:style-name="T475_10">:<text:s/>-2</text:span></text:p>
            <text:p text:style-name="P476"><text:span text:style-name="T476_1">Shield</text:span><text:span text:style-name="T476_2">:<text:s/>-2</text:span></text:p>
          </table:table-cell>
        </table:table-row>
        <table:table-row table:style-name="Row88">
          <table:table-cell table:style-name="Cell398">
            <text:p text:style-name="P477"><text:span text:style-name="T477_1">Intimidate</text:span></text:p>
          </table:table-cell>
          <table:table-cell table:style-name="Cell399">
            <text:p text:style-name="P478"><text:span text:style-name="T478_1">Cha</text:span></text:p>
          </table:table-cell>
          <table:table-cell table:style-name="Cell400">
            <text:p text:style-name="P479"><text:span text:style-name="T479_1">-1</text:span></text:p>
          </table:table-cell>
          <table:table-cell table:style-name="Cell401">
            <text:p text:style-name="P480"><text:span text:style-name="T480_1">-1</text:span></text:p>
          </table:table-cell>
          <table:table-cell table:style-name="Cell402">
            <text:p text:style-name="P481"/>
          </table:table-cell>
          <table:table-cell table:style-name="Cell403">
            <text:p text:style-name="P482"/>
          </table:table-cell>
        </table:table-row>
        <table:table-row table:style-name="Row89">
          <table:table-cell table:style-name="Cell404">
            <text:p text:style-name="P483"><text:span text:style-name="T483_1">Jump</text:span></text:p>
          </table:table-cell>
          <table:table-cell table:style-name="Cell405">
            <text:p text:style-name="P484"><text:span text:style-name="T484_1">Str</text:span></text:p>
          </table:table-cell>
          <table:table-cell table:style-name="Cell406">
            <text:p text:style-name="P485"><text:span text:style-name="T485_1">7</text:span></text:p>
          </table:table-cell>
          <table:table-cell table:style-name="Cell407">
            <text:p text:style-name="P486"><text:span text:style-name="T486_1">4</text:span></text:p>
          </table:table-cell>
          <table:table-cell table:style-name="Cell408">
            <text:p text:style-name="P487"><text:span text:style-name="T487_1">3</text:span></text:p>
          </table:table-cell>
          <table:table-cell table:style-name="Cell409">
            <text:p text:style-name="P488"><text:span text:style-name="T488_1">Check</text:span><text:span text:style-name="T488_2"><text:s/></text:span><text:span text:style-name="T488_3">Penalty</text:span><text:span text:style-name="T488_4"><text:s/></text:span><text:span text:style-name="T488_5">when</text:span><text:span text:style-name="T488_6"><text:s/></text:span><text:span text:style-name="T488_7">wearing</text:span><text:span text:style-name="T488_8"><text:s/></text:span><text:span text:style-name="T488_9">armor</text:span><text:span text:style-name="T488_10">:<text:s/>-2</text:span></text:p>
            <text:p text:style-name="P489"><text:span text:style-name="T489_1">Shield</text:span><text:span text:style-name="T489_2">:<text:s/>-2</text:span></text:p>
          </table:table-cell>
        </table:table-row>
        <table:table-row table:style-name="Row90">
          <table:table-cell table:style-name="Cell410">
            <text:p text:style-name="P490"><text:span text:style-name="T490_1">Knowledge</text:span></text:p>
            <text:p text:style-name="P491"><text:span text:style-name="T491_1">(</text:span><text:span text:style-name="T491_2">Pelor</text:span><text:span text:style-name="T491_3">)</text:span></text:p>
          </table:table-cell>
          <table:table-cell table:style-name="Cell411">
            <text:p text:style-name="P492"><text:span text:style-name="T492_1">Int</text:span></text:p>
          </table:table-cell>
          <table:table-cell table:style-name="Cell412">
            <text:p text:style-name="P493"><text:span text:style-name="T493_1">3</text:span></text:p>
          </table:table-cell>
          <table:table-cell table:style-name="Cell413">
            <text:p text:style-name="P494"><text:span text:style-name="T494_1">3</text:span></text:p>
          </table:table-cell>
          <table:table-cell table:style-name="Cell414">
            <text:p text:style-name="P495"><text:span text:style-name="T495_1">1</text:span></text:p>
          </table:table-cell>
          <table:table-cell table:style-name="Cell415">
            <text:p text:style-name="P496"/>
          </table:table-cell>
        </table:table-row>
        <table:table-row table:style-name="Row91">
          <table:table-cell table:style-name="Cell416">
            <text:p text:style-name="P497"><text:span text:style-name="T497_1">Knowledge</text:span></text:p>
            <text:p text:style-name="P498"><text:span text:style-name="T498_1">(</text:span><text:span text:style-name="T498_2">Sult</text:span><text:span text:style-name="T498_3">)</text:span></text:p>
          </table:table-cell>
          <table:table-cell table:style-name="Cell417">
            <text:p text:style-name="P499"><text:span text:style-name="T499_1">Int</text:span></text:p>
          </table:table-cell>
          <table:table-cell table:style-name="Cell418">
            <text:p text:style-name="P500"><text:span text:style-name="T500_1">4</text:span></text:p>
          </table:table-cell>
          <table:table-cell table:style-name="Cell419">
            <text:p text:style-name="P501"><text:span text:style-name="T501_1">2</text:span></text:p>
          </table:table-cell>
          <table:table-cell table:style-name="Cell420">
            <text:p text:style-name="P502"><text:span text:style-name="T502_1">2</text:span></text:p>
          </table:table-cell>
          <table:table-cell table:style-name="Cell421">
            <text:p text:style-name="P503"/>
          </table:table-cell>
        </table:table-row>
        <table:table-row table:style-name="Row92">
          <table:table-cell table:style-name="Cell422">
            <text:p text:style-name="P504"><text:span text:style-name="T504_1">Knowledge</text:span></text:p>
            <text:p text:style-name="P505"><text:span text:style-name="T505_1">(</text:span><text:span text:style-name="T505_2">Aquatic</text:span><text:span text:style-name="T505_3"><text:s/></text:span><text:span text:style-name="T505_4">Monsters</text:span><text:span text:style-name="T505_5">)</text:span></text:p>
          </table:table-cell>
          <table:table-cell table:style-name="Cell423">
            <text:p text:style-name="P506"><text:span text:style-name="T506_1">Int</text:span></text:p>
          </table:table-cell>
          <table:table-cell table:style-name="Cell424">
            <text:p text:style-name="P507"><text:span text:style-name="T507_1">3</text:span></text:p>
          </table:table-cell>
          <table:table-cell table:style-name="Cell425">
            <text:p text:style-name="P508"><text:span text:style-name="T508_1">2</text:span></text:p>
          </table:table-cell>
          <table:table-cell table:style-name="Cell426">
            <text:p text:style-name="P509"><text:span text:style-name="T509_1">1</text:span></text:p>
          </table:table-cell>
          <table:table-cell table:style-name="Cell427">
            <text:p text:style-name="P510"/>
          </table:table-cell>
        </table:table-row>
        <table:table-row table:style-name="Row93">
          <table:table-cell table:style-name="Cell428">
            <text:p text:style-name="P511"><text:span text:style-name="T511_1">Listen</text:span></text:p>
          </table:table-cell>
          <table:table-cell table:style-name="Cell429">
            <text:p text:style-name="P512"><text:span text:style-name="T512_1">Wis</text:span></text:p>
          </table:table-cell>
          <table:table-cell table:style-name="Cell430">
            <text:p text:style-name="P513"><text:span text:style-name="T513_1">5</text:span></text:p>
          </table:table-cell>
          <table:table-cell table:style-name="Cell431">
            <text:p text:style-name="P514"><text:span text:style-name="T514_1">0</text:span></text:p>
          </table:table-cell>
          <table:table-cell table:style-name="Cell432">
            <text:p text:style-name="P515"><text:span text:style-name="T515_1">5</text:span></text:p>
          </table:table-cell>
          <table:table-cell table:style-name="Cell433">
            <text:p text:style-name="P516"/>
          </table:table-cell>
        </table:table-row>
        <table:table-row table:style-name="Row94">
          <table:table-cell table:style-name="Cell434">
            <text:p text:style-name="P517"><text:span text:style-name="T517_1">Move</text:span><text:span text:style-name="T517_2"><text:s/></text:span><text:span text:style-name="T517_3">Silently</text:span></text:p>
          </table:table-cell>
          <table:table-cell table:style-name="Cell435">
            <text:p text:style-name="P518"><text:span text:style-name="T518_1">Dex</text:span></text:p>
          </table:table-cell>
          <table:table-cell table:style-name="Cell436">
            <text:p text:style-name="P519"><text:span text:style-name="T519_1">2</text:span></text:p>
          </table:table-cell>
          <table:table-cell table:style-name="Cell437">
            <text:p text:style-name="P520"><text:span text:style-name="T520_1">2</text:span></text:p>
          </table:table-cell>
          <table:table-cell table:style-name="Cell438">
            <text:p text:style-name="P521"/>
          </table:table-cell>
          <table:table-cell table:style-name="Cell439">
            <text:p text:style-name="P522"><text:span text:style-name="T522_1">Check</text:span><text:span text:style-name="T522_2"><text:s/></text:span><text:span text:style-name="T522_3">Penalty</text:span><text:span text:style-name="T522_4"><text:s/></text:span><text:span text:style-name="T522_5">when</text:span><text:span text:style-name="T522_6"><text:s/></text:span><text:span text:style-name="T522_7">wearing</text:span><text:span text:style-name="T522_8"><text:s/></text:span><text:span text:style-name="T522_9">armor</text:span><text:span text:style-name="T522_10">:<text:s/>-2</text:span></text:p>
            <text:p text:style-name="P523"><text:span text:style-name="T523_1">Shield</text:span><text:span text:style-name="T523_2">:<text:s/>-2</text:span></text:p>
          </table:table-cell>
        </table:table-row>
        <table:table-row table:style-name="Row95">
          <table:table-cell table:style-name="Cell440">
            <text:p text:style-name="P524"><text:span text:style-name="T524_1">Open</text:span><text:span text:style-name="T524_2"><text:s/></text:span><text:span text:style-name="T524_3">Lock</text:span></text:p>
            <text:p text:style-name="P525"><text:span text:style-name="T525_1">(</text:span><text:span text:style-name="T525_2">Trained</text:span><text:span text:style-name="T525_3"><text:s/></text:span><text:span text:style-name="T525_4">Only</text:span><text:span text:style-name="T525_5">)</text:span></text:p>
          </table:table-cell>
          <table:table-cell table:style-name="Cell441">
            <text:p text:style-name="P526"><text:span text:style-name="T526_1">Dex</text:span></text:p>
          </table:table-cell>
          <table:table-cell table:style-name="Cell442">
            <text:p text:style-name="P527"/>
          </table:table-cell>
          <table:table-cell table:style-name="Cell443">
            <text:p text:style-name="P528"/>
          </table:table-cell>
          <table:table-cell table:style-name="Cell444">
            <text:p text:style-name="P529"/>
          </table:table-cell>
          <table:table-cell table:style-name="Cell445">
            <text:p text:style-name="P530"/>
          </table:table-cell>
        </table:table-row>
        <table:table-row table:style-name="Row96">
          <table:table-cell table:style-name="Cell446">
            <text:p text:style-name="P531"><text:span text:style-name="T531_1">Perform</text:span></text:p>
            <text:p text:style-name="P532"><text:span text:style-name="T532_1">(<text:s/>)</text:span></text:p>
          </table:table-cell>
          <table:table-cell table:style-name="Cell447">
            <text:p text:style-name="P533"><text:span text:style-name="T533_1">Cha</text:span></text:p>
          </table:table-cell>
          <table:table-cell table:style-name="Cell448">
            <text:p text:style-name="P534"/>
          </table:table-cell>
          <table:table-cell table:style-name="Cell449">
            <text:p text:style-name="P535"/>
          </table:table-cell>
          <table:table-cell table:style-name="Cell450">
            <text:p text:style-name="P536"/>
          </table:table-cell>
          <table:table-cell table:style-name="Cell451">
            <text:p text:style-name="P537"/>
          </table:table-cell>
        </table:table-row>
        <table:table-row table:style-name="Row97">
          <table:table-cell table:style-name="Cell452">
            <text:p text:style-name="P538"><text:span text:style-name="T538_1">Profession</text:span></text:p>
            <text:p text:style-name="P539"><text:span text:style-name="T539_1">(<text:s/>)</text:span></text:p>
          </table:table-cell>
          <table:table-cell table:style-name="Cell453">
            <text:p text:style-name="P540"><text:span text:style-name="T540_1">Wis</text:span></text:p>
          </table:table-cell>
          <table:table-cell table:style-name="Cell454">
            <text:p text:style-name="P541"/>
          </table:table-cell>
          <table:table-cell table:style-name="Cell455">
            <text:p text:style-name="P542"/>
          </table:table-cell>
          <table:table-cell table:style-name="Cell456">
            <text:p text:style-name="P543"/>
          </table:table-cell>
          <table:table-cell table:style-name="Cell457">
            <text:p text:style-name="P544"/>
          </table:table-cell>
        </table:table-row>
        <table:table-row table:style-name="Row98">
          <table:table-cell table:style-name="Cell458">
            <text:p text:style-name="P545"><text:span text:style-name="T545_1">Ride</text:span></text:p>
          </table:table-cell>
          <table:table-cell table:style-name="Cell459">
            <text:p text:style-name="P546"><text:span text:style-name="T546_1">Dex</text:span></text:p>
          </table:table-cell>
          <table:table-cell table:style-name="Cell460">
            <text:p text:style-name="P547"><text:span text:style-name="T547_1">2</text:span></text:p>
          </table:table-cell>
          <table:table-cell table:style-name="Cell461">
            <text:p text:style-name="P548"><text:span text:style-name="T548_1">2</text:span></text:p>
          </table:table-cell>
          <table:table-cell table:style-name="Cell462">
            <text:p text:style-name="P549"/>
          </table:table-cell>
          <table:table-cell table:style-name="Cell463">
            <text:p text:style-name="P550"/>
          </table:table-cell>
        </table:table-row>
        <table:table-row table:style-name="Row99">
          <table:table-cell table:style-name="Cell464">
            <text:p text:style-name="P551"><text:span text:style-name="T551_1">Search</text:span></text:p>
          </table:table-cell>
          <table:table-cell table:style-name="Cell465">
            <text:p text:style-name="P552"><text:span text:style-name="T552_1">Int</text:span></text:p>
          </table:table-cell>
          <table:table-cell table:style-name="Cell466">
            <text:p text:style-name="P553"><text:span text:style-name="T553_1">5</text:span></text:p>
          </table:table-cell>
          <table:table-cell table:style-name="Cell467">
            <text:p text:style-name="P554"><text:span text:style-name="T554_1">2</text:span></text:p>
          </table:table-cell>
          <table:table-cell table:style-name="Cell468">
            <text:p text:style-name="P555"><text:span text:style-name="T555_1">3</text:span></text:p>
          </table:table-cell>
          <table:table-cell table:style-name="Cell469">
            <text:p text:style-name="P556"/>
          </table:table-cell>
        </table:table-row>
        <table:table-row table:style-name="Row100">
          <table:table-cell table:style-name="Cell470">
            <text:p text:style-name="P557"><text:span text:style-name="T557_1">Sense</text:span><text:span text:style-name="T557_2"><text:s/></text:span><text:span text:style-name="T557_3">Motive</text:span></text:p>
          </table:table-cell>
          <table:table-cell table:style-name="Cell471">
            <text:p text:style-name="P558"><text:span text:style-name="T558_1">Wis</text:span></text:p>
          </table:table-cell>
          <table:table-cell table:style-name="Cell472">
            <text:p text:style-name="P559"><text:span text:style-name="T559_1">0</text:span></text:p>
          </table:table-cell>
          <table:table-cell table:style-name="Cell473">
            <text:p text:style-name="P560"><text:span text:style-name="T560_1">0</text:span></text:p>
          </table:table-cell>
          <table:table-cell table:style-name="Cell474">
            <text:p text:style-name="P561"/>
          </table:table-cell>
          <table:table-cell table:style-name="Cell475">
            <text:p text:style-name="P562"/>
          </table:table-cell>
        </table:table-row>
        <table:table-row table:style-name="Row101">
          <table:table-cell table:style-name="Cell476">
            <text:p text:style-name="P563"><text:span text:style-name="T563_1">Sleight</text:span><text:span text:style-name="T563_2"><text:s/></text:span><text:span text:style-name="T563_3">of</text:span><text:span text:style-name="T563_4"><text:s/></text:span><text:span text:style-name="T563_5">Hand</text:span></text:p>
            <text:p text:style-name="P564"><text:span text:style-name="T564_1">(</text:span><text:span text:style-name="T564_2">Trained</text:span><text:span text:style-name="T564_3"><text:s/></text:span><text:span text:style-name="T564_4">Only</text:span><text:span text:style-name="T564_5">)</text:span></text:p>
          </table:table-cell>
          <table:table-cell table:style-name="Cell477">
            <text:p text:style-name="P565"><text:span text:style-name="T565_1">Dex</text:span></text:p>
          </table:table-cell>
          <table:table-cell table:style-name="Cell478">
            <text:p text:style-name="P566"/>
          </table:table-cell>
          <table:table-cell table:style-name="Cell479">
            <text:p text:style-name="P567"/>
          </table:table-cell>
          <table:table-cell table:style-name="Cell480">
            <text:p text:style-name="P568"/>
          </table:table-cell>
          <table:table-cell table:style-name="Cell481">
            <text:p text:style-name="P569"/>
          </table:table-cell>
        </table:table-row>
        <table:table-row table:style-name="Row102">
          <table:table-cell table:style-name="Cell482">
            <text:p text:style-name="P570"><text:span text:style-name="T570_1">Spellcraft</text:span></text:p>
            <text:p text:style-name="P571"><text:span text:style-name="T571_1">(</text:span><text:span text:style-name="T571_2">Trained</text:span><text:span text:style-name="T571_3"><text:s/></text:span><text:span text:style-name="T571_4">Only</text:span><text:span text:style-name="T571_5">)</text:span></text:p>
          </table:table-cell>
          <table:table-cell table:style-name="Cell483">
            <text:p text:style-name="P572"><text:span text:style-name="T572_1">Int</text:span></text:p>
          </table:table-cell>
          <table:table-cell table:style-name="Cell484">
            <text:p text:style-name="P573"/>
          </table:table-cell>
          <table:table-cell table:style-name="Cell485">
            <text:p text:style-name="P574"/>
          </table:table-cell>
          <table:table-cell table:style-name="Cell486">
            <text:p text:style-name="P575"/>
          </table:table-cell>
          <table:table-cell table:style-name="Cell487">
            <text:p text:style-name="P576"/>
          </table:table-cell>
        </table:table-row>
        <table:table-row table:style-name="Row103">
          <table:table-cell table:style-name="Cell488">
            <text:p text:style-name="P577"><text:span text:style-name="T577_1">Spot</text:span></text:p>
          </table:table-cell>
          <table:table-cell table:style-name="Cell489">
            <text:p text:style-name="P578"><text:span text:style-name="T578_1">Wis</text:span></text:p>
          </table:table-cell>
          <table:table-cell table:style-name="Cell490">
            <text:p text:style-name="P579"><text:span text:style-name="T579_1">5</text:span></text:p>
          </table:table-cell>
          <table:table-cell table:style-name="Cell491">
            <text:p text:style-name="P580"><text:span text:style-name="T580_1">0</text:span></text:p>
          </table:table-cell>
          <table:table-cell table:style-name="Cell492">
            <text:p text:style-name="P581"><text:span text:style-name="T581_1">5</text:span></text:p>
          </table:table-cell>
          <table:table-cell table:style-name="Cell493">
            <text:p text:style-name="P582"><text:span text:style-name="T582_1">k</text:span></text:p>
          </table:table-cell>
        </table:table-row>
        <table:table-row table:style-name="Row104">
          <table:table-cell table:style-name="Cell494">
            <text:p text:style-name="P583"><text:span text:style-name="T583_1">Survival</text:span></text:p>
          </table:table-cell>
          <table:table-cell table:style-name="Cell495">
            <text:p text:style-name="P584"><text:span text:style-name="T584_1">Wis</text:span></text:p>
          </table:table-cell>
          <table:table-cell table:style-name="Cell496">
            <text:p text:style-name="P585"><text:span text:style-name="T585_1">5</text:span></text:p>
          </table:table-cell>
          <table:table-cell table:style-name="Cell497">
            <text:p text:style-name="P586"><text:span text:style-name="T586_1">0</text:span></text:p>
          </table:table-cell>
          <table:table-cell table:style-name="Cell498">
            <text:p text:style-name="P587"><text:span text:style-name="T587_1">5</text:span></text:p>
          </table:table-cell>
          <table:table-cell table:style-name="Cell499">
            <text:p text:style-name="P588"/>
          </table:table-cell>
        </table:table-row>
        <table:table-row table:style-name="Row105">
          <table:table-cell table:style-name="Cell500">
            <text:p text:style-name="P589"><text:span text:style-name="T589_1">Swim</text:span></text:p>
          </table:table-cell>
          <table:table-cell table:style-name="Cell501">
            <text:p text:style-name="P590"><text:span text:style-name="T590_1">Str</text:span></text:p>
          </table:table-cell>
          <table:table-cell table:style-name="Cell502">
            <text:p text:style-name="P591"><text:span text:style-name="T591_1">6</text:span></text:p>
          </table:table-cell>
          <table:table-cell table:style-name="Cell503">
            <text:p text:style-name="P592"><text:span text:style-name="T592_1">4</text:span></text:p>
          </table:table-cell>
          <table:table-cell table:style-name="Cell504">
            <text:p text:style-name="P593"><text:span text:style-name="T593_1">2</text:span></text:p>
          </table:table-cell>
          <table:table-cell table:style-name="Cell505">
            <text:p text:style-name="P594"><text:span text:style-name="T594_1">Check</text:span><text:span text:style-name="T594_2"><text:s/></text:span><text:span text:style-name="T594_3">Penalty</text:span><text:span text:style-name="T594_4"><text:s/></text:span><text:span text:style-name="T594_5">when</text:span><text:span text:style-name="T594_6"><text:s/></text:span><text:span text:style-name="T594_7">wearing</text:span><text:span text:style-name="T594_8"><text:s/></text:span><text:span text:style-name="T594_9">armor</text:span><text:span text:style-name="T594_10">:<text:s/>-2</text:span></text:p>
            <text:p text:style-name="P595"><text:span text:style-name="T595_1">Shield</text:span><text:span text:style-name="T595_2">:<text:s/>-2</text:span></text:p>
          </table:table-cell>
        </table:table-row>
        <table:table-row table:style-name="Row106">
          <table:table-cell table:style-name="Cell506">
            <text:p text:style-name="P596"><text:span text:style-name="T596_1">Tumble</text:span></text:p>
          </table:table-cell>
          <table:table-cell table:style-name="Cell507">
            <text:p text:style-name="P597"><text:span text:style-name="T597_1">Dex</text:span></text:p>
          </table:table-cell>
          <table:table-cell table:style-name="Cell508">
            <text:p text:style-name="P598"><text:span text:style-name="T598_1">4</text:span></text:p>
          </table:table-cell>
          <table:table-cell table:style-name="Cell509">
            <text:p text:style-name="P599"><text:span text:style-name="T599_1">2</text:span></text:p>
          </table:table-cell>
          <table:table-cell table:style-name="Cell510">
            <text:p text:style-name="P600"><text:span text:style-name="T600_1">2</text:span></text:p>
          </table:table-cell>
          <table:table-cell table:style-name="Cell511">
            <text:p text:style-name="P601"><text:span text:style-name="T601_1">Check</text:span><text:span text:style-name="T601_2"><text:s/></text:span><text:span text:style-name="T601_3">Penalty</text:span><text:span text:style-name="T601_4"><text:s/></text:span><text:span text:style-name="T601_5">when</text:span><text:span text:style-name="T601_6"><text:s/></text:span><text:span text:style-name="T601_7">wearing</text:span><text:span text:style-name="T601_8"><text:s/></text:span><text:span text:style-name="T601_9">armor</text:span><text:span text:style-name="T601_10">:<text:s/>-2</text:span></text:p>
            <text:p text:style-name="P602"><text:span text:style-name="T602_1">Shield</text:span><text:span text:style-name="T602_2">:<text:s/>-2</text:span></text:p>
          </table:table-cell>
        </table:table-row>
        <table:table-row table:style-name="Row107">
          <table:table-cell table:style-name="Cell512">
            <text:p text:style-name="P603"><text:span text:style-name="T603_1">Use</text:span><text:span text:style-name="T603_2"><text:s/></text:span><text:span text:style-name="T603_3">Magic</text:span><text:span text:style-name="T603_4"><text:s/></text:span><text:span text:style-name="T603_5">Device</text:span></text:p>
            <text:p text:style-name="P604"><text:span text:style-name="T604_1">(</text:span><text:span text:style-name="T604_2">Trained</text:span><text:span text:style-name="T604_3"><text:s/></text:span><text:span text:style-name="T604_4">Only</text:span><text:span text:style-name="T604_5">)</text:span></text:p>
          </table:table-cell>
          <table:table-cell table:style-name="Cell513">
            <text:p text:style-name="P605"><text:span text:style-name="T605_1">Cha</text:span></text:p>
          </table:table-cell>
          <table:table-cell table:style-name="Cell514">
            <text:p text:style-name="P606"/>
          </table:table-cell>
          <table:table-cell table:style-name="Cell515">
            <text:p text:style-name="P607"/>
          </table:table-cell>
          <table:table-cell table:style-name="Cell516">
            <text:p text:style-name="P608"/>
          </table:table-cell>
          <table:table-cell table:style-name="Cell517">
            <text:p text:style-name="P609"/>
          </table:table-cell>
        </table:table-row>
        <table:table-row table:style-name="Row108">
          <table:table-cell table:style-name="Cell518">
            <text:p text:style-name="P610"><text:span text:style-name="T610_1">Use</text:span><text:span text:style-name="T610_2"><text:s/></text:span><text:span text:style-name="T610_3">Rope</text:span></text:p>
          </table:table-cell>
          <table:table-cell table:style-name="Cell519">
            <text:p text:style-name="P611"><text:span text:style-name="T611_1">Dex</text:span></text:p>
          </table:table-cell>
          <table:table-cell table:style-name="Cell520">
            <text:p text:style-name="P612"><text:span text:style-name="T612_1">6</text:span></text:p>
          </table:table-cell>
          <table:table-cell table:style-name="Cell521">
            <text:p text:style-name="P613"><text:span text:style-name="T613_1">2</text:span></text:p>
          </table:table-cell>
          <table:table-cell table:style-name="Cell522">
            <text:p text:style-name="P614"><text:span text:style-name="T614_1">2</text:span></text:p>
          </table:table-cell>
          <table:table-cell table:style-name="Cell523">
            <text:p text:style-name="P615"><text:span text:style-name="T615_1">2</text:span></text:p>
          </table:table-cell>
        </table:table-row>
      </table:table>
      <text:p text:style-name="P616"/>
      <text:p text:style-name="P617"><text:span text:style-name="T617_1">Other</text:span><text:span text:style-name="T617_2"><text:s/></text:span><text:span text:style-name="T617_3">Possessions</text:span></text:p>
      <text:p text:style-name="P618"/>
      <table:table table:style-name="Table18">
        <table:table-column table:style-name="Column84"/>
        <table:table-column table:style-name="Column85"/>
        <table:table-column table:style-name="Column86"/>
        <table:table-column table:style-name="Column87"/>
        <table:table-row table:style-name="Row109">
          <table:table-cell table:style-name="Cell524">
            <text:p text:style-name="P619"><text:span text:style-name="T619_1">Chest</text:span><text:span text:style-name="T619_2"><text:s/>(</text:span><text:span text:style-name="T619_3">home</text:span><text:span text:style-name="T619_4">)</text:span></text:p>
          </table:table-cell>
          <table:table-cell table:style-name="Cell525">
            <text:p text:style-name="P620"><text:span text:style-name="T620_1">Amount</text:span></text:p>
          </table:table-cell>
          <table:table-cell table:style-name="Cell526">
            <text:p text:style-name="P621"><text:span text:style-name="T621_1">Weight</text:span></text:p>
          </table:table-cell>
          <table:table-cell table:style-name="Cell527">
            <text:p text:style-name="P622"><text:span text:style-name="T622_1">Value</text:span></text:p>
          </table:table-cell>
        </table:table-row>
        <table:table-row table:style-name="Row110">
          <table:table-cell table:style-name="Cell528">
            <text:p text:style-name="P623"><text:span text:style-name="T623_1">Coyote</text:span><text:span text:style-name="T623_2"><text:s/></text:span><text:span text:style-name="T623_3">pelt</text:span></text:p>
          </table:table-cell>
          <table:table-cell table:style-name="Cell529">
            <text:p text:style-name="P624"><text:span text:style-name="T624_1">1</text:span></text:p>
          </table:table-cell>
          <table:table-cell table:style-name="Cell530">
            <text:p text:style-name="P625"><text:span text:style-name="T625_1">2</text:span></text:p>
          </table:table-cell>
          <table:table-cell table:style-name="Cell531">
            <text:p text:style-name="P626"/>
          </table:table-cell>
        </table:table-row>
        <table:table-row table:style-name="Row111">
          <table:table-cell table:style-name="Cell532">
            <text:p text:style-name="P627"><text:span text:style-name="T627_1">Ruby</text:span></text:p>
          </table:table-cell>
          <table:table-cell table:style-name="Cell533">
            <text:p text:style-name="P628"><text:span text:style-name="T628_1">1</text:span></text:p>
          </table:table-cell>
          <table:table-cell table:style-name="Cell534">
            <text:p text:style-name="P629"/>
          </table:table-cell>
          <table:table-cell table:style-name="Cell535">
            <text:p text:style-name="P630"/>
          </table:table-cell>
        </table:table-row>
        <table:table-row table:style-name="Row112">
          <table:table-cell table:style-name="Cell536">
            <text:p text:style-name="P631"><text:span text:style-name="T631_1">Pt</text:span><text:span text:style-name="T631_2">.<text:s/></text:span><text:span text:style-name="T631_3">Cooking</text:span><text:span text:style-name="T631_4"><text:s/></text:span><text:span text:style-name="T631_5">Oil</text:span></text:p>
          </table:table-cell>
          <table:table-cell table:style-name="Cell537">
            <text:p text:style-name="P632"><text:span text:style-name="T632_1">10</text:span></text:p>
          </table:table-cell>
          <table:table-cell table:style-name="Cell538">
            <text:p text:style-name="P633"><text:span text:style-name="T633_1">1</text:span></text:p>
          </table:table-cell>
          <table:table-cell table:style-name="Cell539">
            <text:p text:style-name="P634"/>
          </table:table-cell>
        </table:table-row>
        <table:table-row table:style-name="Row113">
          <table:table-cell table:style-name="Cell540">
            <text:p text:style-name="P635"><text:span text:style-name="T635_1">Fur</text:span><text:span text:style-name="T635_2"><text:s/></text:span><text:span text:style-name="T635_3">Blanket</text:span></text:p>
          </table:table-cell>
          <table:table-cell table:style-name="Cell541">
            <text:p text:style-name="P636"><text:span text:style-name="T636_1">1</text:span></text:p>
          </table:table-cell>
          <table:table-cell table:style-name="Cell542">
            <text:p text:style-name="P637"><text:span text:style-name="T637_1">3</text:span></text:p>
          </table:table-cell>
          <table:table-cell table:style-name="Cell543">
            <text:p text:style-name="P638"/>
          </table:table-cell>
        </table:table-row>
        <table:table-row table:style-name="Row114">
          <table:table-cell table:style-name="Cell544">
            <text:p text:style-name="P639"><text:span text:style-name="T639_1">Winter</text:span><text:span text:style-name="T639_2"><text:s/></text:span><text:span text:style-name="T639_3">Blanket</text:span></text:p>
          </table:table-cell>
          <table:table-cell table:style-name="Cell545">
            <text:p text:style-name="P640"><text:span text:style-name="T640_1">1</text:span></text:p>
          </table:table-cell>
          <table:table-cell table:style-name="Cell546">
            <text:p text:style-name="P641"><text:span text:style-name="T641_1">3</text:span></text:p>
          </table:table-cell>
          <table:table-cell table:style-name="Cell547">
            <text:p text:style-name="P642"/>
          </table:table-cell>
        </table:table-row>
        <table:table-row table:style-name="Row115">
          <table:table-cell table:style-name="Cell548">
            <text:p text:style-name="P643"><text:span text:style-name="T643_1">Book</text:span><text:span text:style-name="T643_2"><text:s/></text:span><text:span text:style-name="T643_3">of</text:span><text:span text:style-name="T643_4"><text:s/></text:span><text:span text:style-name="T643_5">Sult</text:span></text:p>
          </table:table-cell>
          <table:table-cell table:style-name="Cell549">
            <text:p text:style-name="P644"><text:span text:style-name="T644_1">1</text:span></text:p>
          </table:table-cell>
          <table:table-cell table:style-name="Cell550">
            <text:p text:style-name="P645"><text:span text:style-name="T645_1">10</text:span></text:p>
          </table:table-cell>
          <table:table-cell table:style-name="Cell551">
            <text:p text:style-name="P646"/>
          </table:table-cell>
        </table:table-row>
        <table:table-row table:style-name="Row116">
          <table:table-cell table:style-name="Cell552">
            <text:p text:style-name="P647"><text:span text:style-name="T647_1">Jewels</text:span></text:p>
          </table:table-cell>
          <table:table-cell table:style-name="Cell553">
            <text:p text:style-name="P648"><text:span text:style-name="T648_1">80</text:span></text:p>
          </table:table-cell>
          <table:table-cell table:style-name="Cell554">
            <text:p text:style-name="P649"><text:span text:style-name="T649_1">10<text:s/></text:span><text:span text:style-name="T649_2">is</text:span><text:span text:style-name="T649_3"><text:s/>1</text:span><text:span text:style-name="T649_4">lb</text:span></text:p>
          </table:table-cell>
          <table:table-cell table:style-name="Cell555">
            <text:p text:style-name="P650"/>
          </table:table-cell>
        </table:table-row>
        <table:table-row table:style-name="Row117">
          <table:table-cell table:style-name="Cell556">
            <text:p text:style-name="P651"><text:span text:style-name="T651_1">Potion</text:span><text:span text:style-name="T651_2"><text:s/></text:span><text:span text:style-name="T651_3">of</text:span><text:span text:style-name="T651_4"><text:s/></text:span><text:span text:style-name="T651_5">Reduce</text:span><text:span text:style-name="T651_6"><text:s/></text:span><text:span text:style-name="T651_7">Person</text:span></text:p>
          </table:table-cell>
          <table:table-cell table:style-name="Cell557">
            <text:p text:style-name="P652"><text:span text:style-name="T652_1">1</text:span></text:p>
          </table:table-cell>
          <table:table-cell table:style-name="Cell558">
            <text:p text:style-name="P653"/>
          </table:table-cell>
          <table:table-cell table:style-name="Cell559">
            <text:p text:style-name="P654"/>
          </table:table-cell>
        </table:table-row>
        <table:table-row table:style-name="Row118">
          <table:table-cell table:style-name="Cell560">
            <text:p text:style-name="P655"><text:span text:style-name="T655_1">Potion</text:span><text:span text:style-name="T655_2"><text:s/></text:span><text:span text:style-name="T655_3">of</text:span><text:span text:style-name="T655_4"><text:s/></text:span><text:span text:style-name="T655_5">Enlarge</text:span><text:span text:style-name="T655_6"><text:s/></text:span><text:span text:style-name="T655_7">Person</text:span></text:p>
          </table:table-cell>
          <table:table-cell table:style-name="Cell561">
            <text:p text:style-name="P656"><text:span text:style-name="T656_1">1</text:span></text:p>
          </table:table-cell>
          <table:table-cell table:style-name="Cell562">
            <text:p text:style-name="P657"/>
          </table:table-cell>
          <table:table-cell table:style-name="Cell563">
            <text:p text:style-name="P658"/>
          </table:table-cell>
        </table:table-row>
        <table:table-row table:style-name="Row119">
          <table:table-cell table:style-name="Cell564">
            <text:p text:style-name="P659"><text:span text:style-name="T659_1">Potion</text:span><text:span text:style-name="T659_2"><text:s/></text:span><text:span text:style-name="T659_3">of</text:span><text:span text:style-name="T659_4"><text:s/></text:span><text:span text:style-name="T659_5">Cure</text:span><text:span text:style-name="T659_6"><text:s/></text:span><text:span text:style-name="T659_7">Light</text:span><text:span text:style-name="T659_8"><text:s/></text:span><text:span text:style-name="T659_9">Wounds</text:span></text:p>
          </table:table-cell>
          <table:table-cell table:style-name="Cell565">
            <text:p text:style-name="P660"><text:span text:style-name="T660_1">1</text:span></text:p>
          </table:table-cell>
          <table:table-cell table:style-name="Cell566">
            <text:p text:style-name="P661"/>
          </table:table-cell>
          <table:table-cell table:style-name="Cell567">
            <text:p text:style-name="P662"/>
          </table:table-cell>
        </table:table-row>
        <table:table-row table:style-name="Row120">
          <table:table-cell table:style-name="Cell568">
            <text:p text:style-name="P663"><text:span text:style-name="T663_1">Hydra</text:span><text:span text:style-name="T663_2"><text:s/></text:span><text:span text:style-name="T663_3">Head</text:span></text:p>
          </table:table-cell>
          <table:table-cell table:style-name="Cell569">
            <text:p text:style-name="P664"><text:span text:style-name="T664_1">1</text:span></text:p>
          </table:table-cell>
          <table:table-cell table:style-name="Cell570">
            <text:p text:style-name="P665"><text:span text:style-name="T665_1">20</text:span></text:p>
          </table:table-cell>
          <table:table-cell table:style-name="Cell571">
            <text:p text:style-name="P666"/>
          </table:table-cell>
        </table:table-row>
        <table:table-row table:style-name="Row121">
          <table:table-cell table:style-name="Cell572">
            <text:p text:style-name="P667"><text:span text:style-name="T667_1">Greenfire</text:span><text:span text:style-name="T667_2"><text:s/></text:span><text:span text:style-name="T667_3">Stone</text:span></text:p>
          </table:table-cell>
          <table:table-cell table:style-name="Cell573">
            <text:p text:style-name="P668"><text:span text:style-name="T668_1">7</text:span><text:span text:style-name="T668_2">3</text:span></text:p>
          </table:table-cell>
          <table:table-cell table:style-name="Cell574">
            <text:p text:style-name="P669"><text:span text:style-name="T669_1">5<text:s/></text:span><text:span text:style-name="T669_2">is</text:span><text:span text:style-name="T669_3"><text:s/>1</text:span><text:span text:style-name="T669_4">lb</text:span></text:p>
          </table:table-cell>
          <table:table-cell table:style-name="Cell575">
            <text:p text:style-name="P670"/>
          </table:table-cell>
        </table:table-row>
        <table:table-row table:style-name="Row122">
          <table:table-cell table:style-name="Cell576">
            <text:p text:style-name="P671"><text:span text:style-name="T671_1">Flask</text:span><text:span text:style-name="T671_2"><text:s/></text:span><text:span text:style-name="T671_3">of</text:span><text:span text:style-name="T671_4"><text:s/></text:span><text:span text:style-name="T671_5">Holy</text:span><text:span text:style-name="T671_6"><text:s/></text:span><text:span text:style-name="T671_7">Water</text:span></text:p>
          </table:table-cell>
          <table:table-cell table:style-name="Cell577">
            <text:p text:style-name="P672"><text:span text:style-name="T672_1">1</text:span></text:p>
          </table:table-cell>
          <table:table-cell table:style-name="Cell578">
            <text:p text:style-name="P673"/>
          </table:table-cell>
          <table:table-cell table:style-name="Cell579">
            <text:p text:style-name="P674"/>
          </table:table-cell>
        </table:table-row>
        <table:table-row table:style-name="Row123">
          <table:table-cell table:style-name="Cell580">
            <text:p text:style-name="P675"/>
          </table:table-cell>
          <table:table-cell table:style-name="Cell581">
            <text:p text:style-name="P676"/>
          </table:table-cell>
          <table:table-cell table:style-name="Cell582">
            <text:p text:style-name="P677"/>
          </table:table-cell>
          <table:table-cell table:style-name="Cell583">
            <text:p text:style-name="P678"/>
          </table:table-cell>
        </table:table-row>
        <table:table-row table:style-name="Row124">
          <table:table-cell table:style-name="Cell584">
            <text:p text:style-name="P679"><text:span text:style-name="T679_1">Copper</text:span><text:span text:style-name="T679_2"><text:s/></text:span><text:span text:style-name="T679_3">Pieces</text:span></text:p>
          </table:table-cell>
          <table:table-cell table:style-name="Cell585">
            <text:p text:style-name="P680"><text:span text:style-name="T680_1">4</text:span></text:p>
          </table:table-cell>
          <table:table-cell table:style-name="Cell586">
            <text:p text:style-name="P681"/>
          </table:table-cell>
          <table:table-cell table:style-name="Cell587">
            <text:p text:style-name="P682"/>
          </table:table-cell>
        </table:table-row>
        <table:table-row table:style-name="Row125">
          <table:table-cell table:style-name="Cell588">
            <text:p text:style-name="P683"><text:span text:style-name="T683_1">Silver</text:span><text:span text:style-name="T683_2"><text:s/></text:span><text:span text:style-name="T683_3">Pieces</text:span></text:p>
          </table:table-cell>
          <table:table-cell table:style-name="Cell589">
            <text:p text:style-name="P684"><text:span text:style-name="T684_1">373</text:span></text:p>
          </table:table-cell>
          <table:table-cell table:style-name="Cell590">
            <text:p text:style-name="P685"/>
          </table:table-cell>
          <table:table-cell table:style-name="Cell591">
            <text:p text:style-name="P686"/>
          </table:table-cell>
        </table:table-row>
        <table:table-row table:style-name="Row126">
          <table:table-cell table:style-name="Cell592">
            <text:p text:style-name="P687"><text:span text:style-name="T687_1">Gold</text:span><text:span text:style-name="T687_2"><text:s/></text:span><text:span text:style-name="T687_3">Pieces</text:span></text:p>
          </table:table-cell>
          <table:table-cell table:style-name="Cell593">
            <text:p text:style-name="P688"><text:span text:style-name="T688_1">2</text:span><text:span text:style-name="T688_2">09</text:span></text:p>
          </table:table-cell>
          <table:table-cell table:style-name="Cell594">
            <text:p text:style-name="P689"/>
          </table:table-cell>
          <table:table-cell table:style-name="Cell595">
            <text:p text:style-name="P690"/>
          </table:table-cell>
        </table:table-row>
        <table:table-row table:style-name="Row127">
          <table:table-cell table:style-name="Cell596">
            <text:p text:style-name="P691"><text:span text:style-name="T691_1">Platinum</text:span><text:span text:style-name="T691_2"><text:s/></text:span><text:span text:style-name="T691_3">Pieces</text:span></text:p>
          </table:table-cell>
          <table:table-cell table:style-name="Cell597">
            <text:p text:style-name="P692"><text:span text:style-name="T692_1">73</text:span></text:p>
          </table:table-cell>
          <table:table-cell table:style-name="Cell598">
            <text:p text:style-name="P693"/>
          </table:table-cell>
          <table:table-cell table:style-name="Cell599">
            <text:p text:style-name="P694"/>
          </table:table-cell>
        </table:table-row>
        <table:table-row table:style-name="Row128">
          <table:table-cell table:style-name="Cell600">
            <text:p text:style-name="P695"/>
          </table:table-cell>
          <table:table-cell table:style-name="Cell601">
            <text:p text:style-name="P696"/>
          </table:table-cell>
          <table:table-cell table:style-name="Cell602">
            <text:p text:style-name="P697"/>
          </table:table-cell>
          <table:table-cell table:style-name="Cell603">
            <text:p text:style-name="P698"/>
          </table:table-cell>
        </table:table-row>
      </table:table>
      <text:p text:style-name="P699"/>
      <text:p text:style-name="P700"/>
      <text:p text:style-name="P701"/>
      <text:p text:style-name="P702"/>
      <text:p text:style-name="P703"/>
      <table:table table:style-name="Table19">
        <table:table-column table:style-name="Column88"/>
        <table:table-column table:style-name="Column89"/>
        <table:table-column table:style-name="Column90"/>
        <table:table-column table:style-name="Column91"/>
        <table:table-row table:style-name="Row129">
          <table:table-cell table:style-name="Cell604">
            <text:p text:style-name="P704"><text:span text:style-name="T704_1">Donkey</text:span></text:p>
          </table:table-cell>
          <table:table-cell table:style-name="Cell605">
            <text:p text:style-name="P705"><text:span text:style-name="T705_1">Amount</text:span></text:p>
          </table:table-cell>
          <table:table-cell table:style-name="Cell606">
            <text:p text:style-name="P706"><text:span text:style-name="T706_1">Weight</text:span></text:p>
          </table:table-cell>
          <table:table-cell table:style-name="Cell607">
            <text:p text:style-name="P707"><text:span text:style-name="T707_1">Value</text:span></text:p>
          </table:table-cell>
        </table:table-row>
        <table:table-row table:style-name="Row130">
          <table:table-cell table:style-name="Cell608">
            <text:p text:style-name="P708"><text:span text:style-name="T708_1">Bit</text:span><text:span text:style-name="T708_2"><text:s/></text:span><text:span text:style-name="T708_3">and</text:span><text:span text:style-name="T708_4"><text:s/></text:span><text:span text:style-name="T708_5">Bridle</text:span></text:p>
          </table:table-cell>
          <table:table-cell table:style-name="Cell609">
            <text:p text:style-name="P709"><text:span text:style-name="T709_1">1</text:span></text:p>
          </table:table-cell>
          <table:table-cell table:style-name="Cell610">
            <text:p text:style-name="P710"><text:span text:style-name="T710_1">1</text:span></text:p>
          </table:table-cell>
          <table:table-cell table:style-name="Cell611">
            <text:p text:style-name="P711"/>
          </table:table-cell>
        </table:table-row>
        <table:table-row table:style-name="Row131">
          <table:table-cell table:style-name="Cell612">
            <text:p text:style-name="P712"><text:span text:style-name="T712_1">Pack</text:span><text:span text:style-name="T712_2"><text:s/></text:span><text:span text:style-name="T712_3">Saddle</text:span></text:p>
          </table:table-cell>
          <table:table-cell table:style-name="Cell613">
            <text:p text:style-name="P713"><text:span text:style-name="T713_1">1</text:span></text:p>
          </table:table-cell>
          <table:table-cell table:style-name="Cell614">
            <text:p text:style-name="P714"><text:span text:style-name="T714_1">15</text:span></text:p>
          </table:table-cell>
          <table:table-cell table:style-name="Cell615">
            <text:p text:style-name="P715"/>
          </table:table-cell>
        </table:table-row>
        <table:table-row table:style-name="Row132">
          <table:table-cell table:style-name="Cell616">
            <text:p text:style-name="P716"><text:span text:style-name="T716_1">Saddlebags</text:span></text:p>
          </table:table-cell>
          <table:table-cell table:style-name="Cell617">
            <text:p text:style-name="P717"><text:span text:style-name="T717_1">1</text:span></text:p>
          </table:table-cell>
          <table:table-cell table:style-name="Cell618">
            <text:p text:style-name="P718"><text:span text:style-name="T718_1">8</text:span></text:p>
          </table:table-cell>
          <table:table-cell table:style-name="Cell619">
            <text:p text:style-name="P719"/>
          </table:table-cell>
        </table:table-row>
        <table:table-row table:style-name="Row133">
          <table:table-cell table:style-name="Cell620">
            <text:p text:style-name="P720"><text:span text:style-name="T720_1">Bedroll</text:span></text:p>
          </table:table-cell>
          <table:table-cell table:style-name="Cell621">
            <text:p text:style-name="P721"><text:span text:style-name="T721_1">1</text:span></text:p>
          </table:table-cell>
          <table:table-cell table:style-name="Cell622">
            <text:p text:style-name="P722"><text:span text:style-name="T722_1">5</text:span></text:p>
          </table:table-cell>
          <table:table-cell table:style-name="Cell623">
            <text:p text:style-name="P723"/>
          </table:table-cell>
        </table:table-row>
        <table:table-row table:style-name="Row134">
          <table:table-cell table:style-name="Cell624">
            <text:p text:style-name="P724"><text:span text:style-name="T724_1">Rope</text:span><text:span text:style-name="T724_2"><text:s/>50</text:span><text:span text:style-name="T724_3">ft</text:span></text:p>
          </table:table-cell>
          <table:table-cell table:style-name="Cell625">
            <text:p text:style-name="P725"><text:span text:style-name="T725_1">2</text:span></text:p>
          </table:table-cell>
          <table:table-cell table:style-name="Cell626">
            <text:p text:style-name="P726"><text:span text:style-name="T726_1">5</text:span></text:p>
          </table:table-cell>
          <table:table-cell table:style-name="Cell627">
            <text:p text:style-name="P727"/>
          </table:table-cell>
        </table:table-row>
        <table:table-row table:style-name="Row135">
          <table:table-cell table:style-name="Cell628">
            <text:p text:style-name="P728"><text:span text:style-name="T728_1">Shovel</text:span></text:p>
          </table:table-cell>
          <table:table-cell table:style-name="Cell629">
            <text:p text:style-name="P729"><text:span text:style-name="T729_1">1</text:span></text:p>
          </table:table-cell>
          <table:table-cell table:style-name="Cell630">
            <text:p text:style-name="P730"><text:span text:style-name="T730_1">8</text:span></text:p>
          </table:table-cell>
          <table:table-cell table:style-name="Cell631">
            <text:p text:style-name="P731"/>
          </table:table-cell>
        </table:table-row>
        <table:table-row table:style-name="Row136">
          <table:table-cell table:style-name="Cell632">
            <text:p text:style-name="P732"><text:span text:style-name="T732_1">Torch</text:span></text:p>
          </table:table-cell>
          <table:table-cell table:style-name="Cell633">
            <text:p text:style-name="P733"><text:span text:style-name="T733_1">3</text:span></text:p>
          </table:table-cell>
          <table:table-cell table:style-name="Cell634">
            <text:p text:style-name="P734"><text:span text:style-name="T734_1">1</text:span></text:p>
          </table:table-cell>
          <table:table-cell table:style-name="Cell635">
            <text:p text:style-name="P735"/>
          </table:table-cell>
        </table:table-row>
        <table:table-row table:style-name="Row137">
          <table:table-cell table:style-name="Cell636">
            <text:p text:style-name="P736"><text:span text:style-name="T736_1">Flint</text:span><text:span text:style-name="T736_2"><text:s/></text:span><text:span text:style-name="T736_3">and</text:span><text:span text:style-name="T736_4"><text:s/></text:span><text:span text:style-name="T736_5">Steel</text:span></text:p>
          </table:table-cell>
          <table:table-cell table:style-name="Cell637">
            <text:p text:style-name="P737"><text:span text:style-name="T737_1">1</text:span></text:p>
          </table:table-cell>
          <table:table-cell table:style-name="Cell638">
            <text:p text:style-name="P738"/>
          </table:table-cell>
          <table:table-cell table:style-name="Cell639">
            <text:p text:style-name="P739"/>
          </table:table-cell>
        </table:table-row>
        <table:table-row table:style-name="Row138">
          <table:table-cell table:style-name="Cell640">
            <text:p text:style-name="P740"><text:span text:style-name="T740_1">Sack</text:span></text:p>
          </table:table-cell>
          <table:table-cell table:style-name="Cell641">
            <text:p text:style-name="P741"><text:span text:style-name="T741_1">6</text:span></text:p>
          </table:table-cell>
          <table:table-cell table:style-name="Cell642">
            <text:p text:style-name="P742"><text:span text:style-name="T742_1">0.5</text:span></text:p>
          </table:table-cell>
          <table:table-cell table:style-name="Cell643">
            <text:p text:style-name="P743"/>
          </table:table-cell>
        </table:table-row>
        <table:table-row table:style-name="Row139">
          <table:table-cell table:style-name="Cell644">
            <text:p text:style-name="P744"><text:span text:style-name="T744_1">Everlasting</text:span><text:span text:style-name="T744_2"><text:s/></text:span><text:span text:style-name="T744_3">Torch</text:span></text:p>
          </table:table-cell>
          <table:table-cell table:style-name="Cell645">
            <text:p text:style-name="P745"><text:span text:style-name="T745_1">1</text:span></text:p>
          </table:table-cell>
          <table:table-cell table:style-name="Cell646">
            <text:p text:style-name="P746"><text:span text:style-name="T746_1">1</text:span></text:p>
          </table:table-cell>
          <table:table-cell table:style-name="Cell647">
            <text:p text:style-name="P747"/>
          </table:table-cell>
        </table:table-row>
        <table:table-row table:style-name="Row140">
          <table:table-cell table:style-name="Cell648">
            <text:p text:style-name="P748"><text:span text:style-name="T748_1">Grappling</text:span><text:span text:style-name="T748_2"><text:s/></text:span><text:span text:style-name="T748_3">Hook</text:span></text:p>
          </table:table-cell>
          <table:table-cell table:style-name="Cell649">
            <text:p text:style-name="P749"><text:span text:style-name="T749_1">1</text:span></text:p>
          </table:table-cell>
          <table:table-cell table:style-name="Cell650">
            <text:p text:style-name="P750"><text:span text:style-name="T750_1">4</text:span></text:p>
          </table:table-cell>
          <table:table-cell table:style-name="Cell651">
            <text:p text:style-name="P751"/>
          </table:table-cell>
        </table:table-row>
        <table:table-row table:style-name="Row141">
          <table:table-cell table:style-name="Cell652">
            <text:p text:style-name="P752"><text:span text:style-name="T752_1">Rations</text:span></text:p>
          </table:table-cell>
          <table:table-cell table:style-name="Cell653">
            <text:p text:style-name="P753"><text:span text:style-name="T753_1">0</text:span></text:p>
          </table:table-cell>
          <table:table-cell table:style-name="Cell654">
            <text:p text:style-name="P754"><text:span text:style-name="T754_1">2</text:span></text:p>
          </table:table-cell>
          <table:table-cell table:style-name="Cell655">
            <text:p text:style-name="P755"/>
          </table:table-cell>
        </table:table-row>
        <table:table-row table:style-name="Row142">
          <table:table-cell table:style-name="Cell656">
            <text:p text:style-name="P756"><text:span text:style-name="T756_1">1<text:s/></text:span><text:span text:style-name="T756_2">Gallon</text:span><text:span text:style-name="T756_3"><text:s/></text:span><text:span text:style-name="T756_4">Container</text:span></text:p>
          </table:table-cell>
          <table:table-cell table:style-name="Cell657">
            <text:p text:style-name="P757"><text:span text:style-name="T757_1">1</text:span></text:p>
          </table:table-cell>
          <table:table-cell table:style-name="Cell658">
            <text:p text:style-name="P758"/>
          </table:table-cell>
          <table:table-cell table:style-name="Cell659">
            <text:p text:style-name="P759"/>
          </table:table-cell>
        </table:table-row>
        <table:table-row table:style-name="Row143">
          <table:table-cell table:style-name="Cell660">
            <text:p text:style-name="P760"><text:span text:style-name="T760_1">Flask</text:span><text:span text:style-name="T760_2"><text:s/></text:span><text:span text:style-name="T760_3">of</text:span><text:span text:style-name="T760_4"><text:s/></text:span><text:span text:style-name="T760_5">Holy</text:span><text:span text:style-name="T760_6"><text:s/></text:span><text:span text:style-name="T760_7">Water</text:span></text:p>
          </table:table-cell>
          <table:table-cell table:style-name="Cell661">
            <text:p text:style-name="P761"><text:span text:style-name="T761_1">4</text:span></text:p>
          </table:table-cell>
          <table:table-cell table:style-name="Cell662">
            <text:p text:style-name="P762"/>
          </table:table-cell>
          <table:table-cell table:style-name="Cell663">
            <text:p text:style-name="P763"/>
          </table:table-cell>
        </table:table-row>
        <table:table-row table:style-name="Row144">
          <table:table-cell table:style-name="Cell664">
            <text:p text:style-name="P764"><text:span text:style-name="T764_1">Hatchet</text:span></text:p>
          </table:table-cell>
          <table:table-cell table:style-name="Cell665">
            <text:p text:style-name="P765"><text:span text:style-name="T765_1">1</text:span></text:p>
          </table:table-cell>
          <table:table-cell table:style-name="Cell666">
            <text:p text:style-name="P766"><text:span text:style-name="T766_1">3</text:span></text:p>
          </table:table-cell>
          <table:table-cell table:style-name="Cell667">
            <text:p text:style-name="P767"/>
          </table:table-cell>
        </table:table-row>
        <table:table-row table:style-name="Row145">
          <table:table-cell table:style-name="Cell668">
            <text:p text:style-name="P768"><text:span text:style-name="T768_1">Holy</text:span><text:span text:style-name="T768_2"><text:s/></text:span><text:span text:style-name="T768_3">Book</text:span><text:span text:style-name="T768_4"><text:s/></text:span><text:span text:style-name="T768_5">of</text:span><text:span text:style-name="T768_6"><text:s/></text:span><text:span text:style-name="T768_7">Pelor</text:span></text:p>
          </table:table-cell>
          <table:table-cell table:style-name="Cell669">
            <text:p text:style-name="P769"><text:span text:style-name="T769_1">1</text:span></text:p>
          </table:table-cell>
          <table:table-cell table:style-name="Cell670">
            <text:p text:style-name="P770"><text:span text:style-name="T770_1">4</text:span></text:p>
          </table:table-cell>
          <table:table-cell table:style-name="Cell671">
            <text:p text:style-name="P771"/>
          </table:table-cell>
        </table:table-row>
        <table:table-row table:style-name="Row146">
          <table:table-cell table:style-name="Cell672">
            <text:p text:style-name="P772"/>
          </table:table-cell>
          <table:table-cell table:style-name="Cell673">
            <text:p text:style-name="P773"/>
          </table:table-cell>
          <table:table-cell table:style-name="Cell674">
            <text:p text:style-name="P774"/>
          </table:table-cell>
          <table:table-cell table:style-name="Cell675">
            <text:p text:style-name="P775"/>
          </table:table-cell>
        </table:table-row>
        <table:table-row table:style-name="Row147">
          <table:table-cell table:style-name="Cell676">
            <text:p text:style-name="P776"><text:span text:style-name="T776_1">chain</text:span><text:span text:style-name="T776_2"><text:s/></text:span><text:span text:style-name="T776_3">mail</text:span><text:span text:style-name="T776_4"><text:s/>(</text:span><text:span text:style-name="T776_5">special</text:span><text:span text:style-name="T776_6">)</text:span></text:p>
          </table:table-cell>
          <table:table-cell table:style-name="Cell677">
            <text:p text:style-name="P777"><text:span text:style-name="T777_1">1</text:span></text:p>
          </table:table-cell>
          <table:table-cell table:style-name="Cell678">
            <text:p text:style-name="P778"><text:span text:style-name="T778_1">?</text:span></text:p>
          </table:table-cell>
          <table:table-cell table:style-name="Cell679">
            <text:p text:style-name="P779"/>
          </table:table-cell>
        </table:table-row>
        <table:table-row table:style-name="Row148">
          <table:table-cell table:style-name="Cell680">
            <text:p text:style-name="P780"><text:span text:style-name="T780_1">heavy</text:span><text:span text:style-name="T780_2"><text:s/></text:span><text:span text:style-name="T780_3">mace</text:span><text:span text:style-name="T780_4"><text:s/>(1</text:span><text:span text:style-name="T780_5">d</text:span><text:span text:style-name="T780_6">8,<text:s/></text:span><text:span text:style-name="T780_7">x</text:span><text:span text:style-name="T780_8">2<text:s/></text:span><text:span text:style-name="T780_9">critical</text:span><text:span text:style-name="T780_10">)</text:span></text:p>
          </table:table-cell>
          <table:table-cell table:style-name="Cell681">
            <text:p text:style-name="P781"><text:span text:style-name="T781_1">1</text:span></text:p>
          </table:table-cell>
          <table:table-cell table:style-name="Cell682">
            <text:p text:style-name="P782"><text:span text:style-name="T782_1">8</text:span></text:p>
          </table:table-cell>
          <table:table-cell table:style-name="Cell683">
            <text:p text:style-name="P783"/>
          </table:table-cell>
        </table:table-row>
        <table:table-row table:style-name="Row149">
          <table:table-cell table:style-name="Cell684">
            <text:p text:style-name="P784"><text:span text:style-name="T784_1">spear</text:span></text:p>
          </table:table-cell>
          <table:table-cell table:style-name="Cell685">
            <text:p text:style-name="P785"><text:span text:style-name="T785_1">1</text:span></text:p>
          </table:table-cell>
          <table:table-cell table:style-name="Cell686">
            <text:p text:style-name="P786"><text:span text:style-name="T786_1">?</text:span></text:p>
          </table:table-cell>
          <table:table-cell table:style-name="Cell687">
            <text:p text:style-name="P787"/>
          </table:table-cell>
        </table:table-row>
        <table:table-row table:style-name="Row150">
          <table:table-cell table:style-name="Cell688">
            <text:p text:style-name="P788"><text:span text:style-name="T788_1">spear</text:span><text:span text:style-name="T788_2"><text:s/>(</text:span><text:span text:style-name="T788_3">special</text:span><text:span text:style-name="T788_4">)</text:span></text:p>
          </table:table-cell>
          <table:table-cell table:style-name="Cell689">
            <text:p text:style-name="P789"><text:span text:style-name="T789_1">1</text:span></text:p>
          </table:table-cell>
          <table:table-cell table:style-name="Cell690">
            <text:p text:style-name="P790"><text:span text:style-name="T790_1">?</text:span></text:p>
          </table:table-cell>
          <table:table-cell table:style-name="Cell691">
            <text:p text:style-name="P791"/>
          </table:table-cell>
        </table:table-row>
        <table:table-row table:style-name="Row151">
          <table:table-cell table:style-name="Cell692">
            <text:p text:style-name="P792"><text:span text:style-name="T792_1">short</text:span><text:span text:style-name="T792_2"><text:s/></text:span><text:span text:style-name="T792_3">spears</text:span></text:p>
          </table:table-cell>
          <table:table-cell table:style-name="Cell693">
            <text:p text:style-name="P793"><text:span text:style-name="T793_1">3</text:span></text:p>
          </table:table-cell>
          <table:table-cell table:style-name="Cell694">
            <text:p text:style-name="P794"><text:span text:style-name="T794_1">?</text:span></text:p>
          </table:table-cell>
          <table:table-cell table:style-name="Cell695">
            <text:p text:style-name="P795"/>
          </table:table-cell>
        </table:table-row>
        <table:table-row table:style-name="Row152">
          <table:table-cell table:style-name="Cell696">
            <text:p text:style-name="P796"><text:span text:style-name="T796_1">heavy</text:span><text:span text:style-name="T796_2"><text:s/></text:span><text:span text:style-name="T796_3">steel</text:span><text:span text:style-name="T796_4"><text:s/></text:span><text:span text:style-name="T796_5">shield</text:span></text:p>
          </table:table-cell>
          <table:table-cell table:style-name="Cell697">
            <text:p text:style-name="P797"><text:span text:style-name="T797_1">1</text:span></text:p>
          </table:table-cell>
          <table:table-cell table:style-name="Cell698">
            <text:p text:style-name="P798"><text:span text:style-name="T798_1">?</text:span></text:p>
          </table:table-cell>
          <table:table-cell table:style-name="Cell699">
            <text:p text:style-name="P799"/>
          </table:table-cell>
        </table:table-row>
        <table:table-row table:style-name="Row153">
          <table:table-cell table:style-name="Cell700">
            <text:p text:style-name="P800"/>
          </table:table-cell>
          <table:table-cell table:style-name="Cell701">
            <text:p text:style-name="P801"/>
          </table:table-cell>
          <table:table-cell table:style-name="Cell702">
            <text:p text:style-name="P802"/>
          </table:table-cell>
          <table:table-cell table:style-name="Cell703">
            <text:p text:style-name="P803"/>
          </table:table-cell>
        </table:table-row>
        <table:table-row table:style-name="Row154">
          <table:table-cell table:style-name="Cell704">
            <text:p text:style-name="P804"><text:span text:style-name="T804_1">winter</text:span><text:span text:style-name="T804_2"><text:s/></text:span><text:span text:style-name="T804_3">clothing</text:span></text:p>
          </table:table-cell>
          <table:table-cell table:style-name="Cell705">
            <text:p text:style-name="P805"><text:span text:style-name="T805_1">1</text:span></text:p>
          </table:table-cell>
          <table:table-cell table:style-name="Cell706">
            <text:p text:style-name="P806"><text:span text:style-name="T806_1">?</text:span></text:p>
          </table:table-cell>
          <table:table-cell table:style-name="Cell707">
            <text:p text:style-name="P807"/>
          </table:table-cell>
        </table:table-row>
        <table:table-row table:style-name="Row155">
          <table:table-cell table:style-name="Cell708">
            <text:p text:style-name="P808"/>
          </table:table-cell>
          <table:table-cell table:style-name="Cell709">
            <text:p text:style-name="P809"/>
          </table:table-cell>
          <table:table-cell table:style-name="Cell710">
            <text:p text:style-name="P810"/>
          </table:table-cell>
          <table:table-cell table:style-name="Cell711">
            <text:p text:style-name="P811"/>
          </table:table-cell>
        </table:table-row>
        <table:table-row table:style-name="Row156">
          <table:table-cell table:style-name="Cell712">
            <text:p text:style-name="P812"/>
          </table:table-cell>
          <table:table-cell table:style-name="Cell713">
            <text:p text:style-name="P813"/>
          </table:table-cell>
          <table:table-cell table:style-name="Cell714">
            <text:p text:style-name="P814"/>
          </table:table-cell>
          <table:table-cell table:style-name="Cell715">
            <text:p text:style-name="P815"/>
          </table:table-cell>
        </table:table-row>
        <table:table-row table:style-name="Row157">
          <table:table-cell table:style-name="Cell716">
            <text:p text:style-name="P816"/>
          </table:table-cell>
          <table:table-cell table:style-name="Cell717">
            <text:p text:style-name="P817"/>
          </table:table-cell>
          <table:table-cell table:style-name="Cell718">
            <text:p text:style-name="P818"/>
          </table:table-cell>
          <table:table-cell table:style-name="Cell719">
            <text:p text:style-name="P819"/>
          </table:table-cell>
        </table:table-row>
      </table:table>
      <text:p text:style-name="P820"/>
      <table:table table:style-name="Table20">
        <table:table-column table:style-name="Column92"/>
        <table:table-column table:style-name="Column93"/>
        <table:table-column table:style-name="Column94"/>
        <table:table-column table:style-name="Column95"/>
        <table:table-row table:style-name="Row158">
          <table:table-cell table:style-name="Cell720">
            <text:p text:style-name="P821"><text:span text:style-name="T821_1">Me</text:span></text:p>
          </table:table-cell>
          <table:table-cell table:style-name="Cell721">
            <text:p text:style-name="P822"><text:span text:style-name="T822_1">Amount</text:span></text:p>
          </table:table-cell>
          <table:table-cell table:style-name="Cell722">
            <text:p text:style-name="P823"><text:span text:style-name="T823_1">Weight</text:span></text:p>
          </table:table-cell>
          <table:table-cell table:style-name="Cell723">
            <text:p text:style-name="P824"><text:span text:style-name="T824_1">Value</text:span></text:p>
          </table:table-cell>
        </table:table-row>
        <table:table-row table:style-name="Row159">
          <table:table-cell table:style-name="Cell724">
            <text:p text:style-name="P825"><text:span text:style-name="T825_1">Whetstone</text:span></text:p>
          </table:table-cell>
          <table:table-cell table:style-name="Cell725">
            <text:p text:style-name="P826"><text:span text:style-name="T826_1">1</text:span></text:p>
          </table:table-cell>
          <table:table-cell table:style-name="Cell726">
            <text:p text:style-name="P827"><text:span text:style-name="T827_1">1</text:span></text:p>
          </table:table-cell>
          <table:table-cell table:style-name="Cell727">
            <text:p text:style-name="P828"/>
          </table:table-cell>
        </table:table-row>
        <table:table-row table:style-name="Row160">
          <table:table-cell table:style-name="Cell728">
            <text:p text:style-name="P829"><text:span text:style-name="T829_1">Waterskin</text:span></text:p>
          </table:table-cell>
          <table:table-cell table:style-name="Cell729">
            <text:p text:style-name="P830"><text:span text:style-name="T830_1">2</text:span></text:p>
          </table:table-cell>
          <table:table-cell table:style-name="Cell730">
            <text:p text:style-name="P831"><text:span text:style-name="T831_1">4</text:span></text:p>
          </table:table-cell>
          <table:table-cell table:style-name="Cell731">
            <text:p text:style-name="P832"/>
          </table:table-cell>
        </table:table-row>
        <table:table-row table:style-name="Row161">
          <table:table-cell table:style-name="Cell732">
            <text:p text:style-name="P833"><text:span text:style-name="T833_1">Signal</text:span><text:span text:style-name="T833_2"><text:s/></text:span><text:span text:style-name="T833_3">Whistle</text:span></text:p>
          </table:table-cell>
          <table:table-cell table:style-name="Cell733">
            <text:p text:style-name="P834"><text:span text:style-name="T834_1">1</text:span></text:p>
          </table:table-cell>
          <table:table-cell table:style-name="Cell734">
            <text:p text:style-name="P835"/>
          </table:table-cell>
          <table:table-cell table:style-name="Cell735">
            <text:p text:style-name="P836"/>
          </table:table-cell>
        </table:table-row>
        <table:table-row table:style-name="Row162">
          <table:table-cell table:style-name="Cell736">
            <text:p text:style-name="P837"><text:span text:style-name="T837_1">Sack</text:span></text:p>
          </table:table-cell>
          <table:table-cell table:style-name="Cell737">
            <text:p text:style-name="P838"><text:span text:style-name="T838_1">2</text:span></text:p>
          </table:table-cell>
          <table:table-cell table:style-name="Cell738">
            <text:p text:style-name="P839"><text:span text:style-name="T839_1">0.5</text:span></text:p>
          </table:table-cell>
          <table:table-cell table:style-name="Cell739">
            <text:p text:style-name="P840"/>
          </table:table-cell>
        </table:table-row>
        <table:table-row table:style-name="Row163">
          <table:table-cell table:style-name="Cell740">
            <text:p text:style-name="P841"><text:span text:style-name="T841_1">Satchel</text:span><text:span text:style-name="T841_2"><text:s/></text:span><text:span text:style-name="T841_3">Black</text:span><text:span text:style-name="T841_4"><text:s/></text:span><text:span text:style-name="T841_5">Leather</text:span></text:p>
          </table:table-cell>
          <table:table-cell table:style-name="Cell741">
            <text:p text:style-name="P842"><text:span text:style-name="T842_1">1</text:span></text:p>
          </table:table-cell>
          <table:table-cell table:style-name="Cell742">
            <text:p text:style-name="P843"><text:span text:style-name="T843_1">0.5</text:span></text:p>
          </table:table-cell>
          <table:table-cell table:style-name="Cell743">
            <text:p text:style-name="P844"/>
          </table:table-cell>
        </table:table-row>
        <table:table-row table:style-name="Row164">
          <table:table-cell table:style-name="Cell744">
            <text:p text:style-name="P845"><text:span text:style-name="T845_1">Magnifying</text:span><text:span text:style-name="T845_2"><text:s/></text:span><text:span text:style-name="T845_3">Glass</text:span></text:p>
          </table:table-cell>
          <table:table-cell table:style-name="Cell745">
            <text:p text:style-name="P846"><text:span text:style-name="T846_1">1</text:span></text:p>
          </table:table-cell>
          <table:table-cell table:style-name="Cell746">
            <text:p text:style-name="P847"><text:span text:style-name="T847_1">1</text:span></text:p>
          </table:table-cell>
          <table:table-cell table:style-name="Cell747">
            <text:p text:style-name="P848"/>
          </table:table-cell>
        </table:table-row>
        <table:table-row table:style-name="Row165">
          <table:table-cell table:style-name="Cell748">
            <text:p text:style-name="P849"><text:span text:style-name="T849_1">Greenfire</text:span><text:span text:style-name="T849_2"><text:s/></text:span><text:span text:style-name="T849_3">Stones</text:span></text:p>
          </table:table-cell>
          <table:table-cell table:style-name="Cell749">
            <text:p text:style-name="P850"><text:span text:style-name="T850_1">5</text:span></text:p>
          </table:table-cell>
          <table:table-cell table:style-name="Cell750">
            <text:p text:style-name="P851"/>
          </table:table-cell>
          <table:table-cell table:style-name="Cell751">
            <text:p text:style-name="P852"/>
          </table:table-cell>
        </table:table-row>
        <table:table-row table:style-name="Row166">
          <table:table-cell table:style-name="Cell752">
            <text:p text:style-name="P853"/>
          </table:table-cell>
          <table:table-cell table:style-name="Cell753">
            <text:p text:style-name="P854"/>
          </table:table-cell>
          <table:table-cell table:style-name="Cell754">
            <text:p text:style-name="P855"/>
          </table:table-cell>
          <table:table-cell table:style-name="Cell755">
            <text:p text:style-name="P856"/>
          </table:table-cell>
        </table:table-row>
        <table:table-row table:style-name="Row167">
          <table:table-cell table:style-name="Cell756">
            <text:p text:style-name="P857"><text:span text:style-name="T857_1">Big</text:span><text:span text:style-name="T857_2"><text:s/></text:span><text:span text:style-name="T857_3">Hat</text:span><text:span text:style-name="T857_4"><text:s/>(</text:span><text:span text:style-name="T857_5">cloth</text:span><text:span text:style-name="T857_6">,<text:s/>2<text:s/></text:span><text:span text:style-name="T857_7">ft</text:span><text:span text:style-name="T857_8"><text:s/></text:span><text:span text:style-name="T857_9">radius</text:span><text:span text:style-name="T857_10">)</text:span></text:p>
          </table:table-cell>
          <table:table-cell table:style-name="Cell757">
            <text:p text:style-name="P858"><text:span text:style-name="T858_1">1</text:span></text:p>
          </table:table-cell>
          <table:table-cell table:style-name="Cell758">
            <text:p text:style-name="P859"><text:span text:style-name="T859_1">1</text:span></text:p>
          </table:table-cell>
          <table:table-cell table:style-name="Cell759">
            <text:p text:style-name="P860"/>
          </table:table-cell>
        </table:table-row>
        <table:table-row table:style-name="Row168">
          <table:table-cell table:style-name="Cell760">
            <text:p text:style-name="P861"/>
          </table:table-cell>
          <table:table-cell table:style-name="Cell761">
            <text:p text:style-name="P862"/>
          </table:table-cell>
          <table:table-cell table:style-name="Cell762">
            <text:p text:style-name="P863"/>
          </table:table-cell>
          <table:table-cell table:style-name="Cell763">
            <text:p text:style-name="P864"/>
          </table:table-cell>
        </table:table-row>
        <table:table-row table:style-name="Row169">
          <table:table-cell table:style-name="Cell764">
            <text:p text:style-name="P865"/>
          </table:table-cell>
          <table:table-cell table:style-name="Cell765">
            <text:p text:style-name="P866"/>
          </table:table-cell>
          <table:table-cell table:style-name="Cell766">
            <text:p text:style-name="P867"/>
          </table:table-cell>
          <table:table-cell table:style-name="Cell767">
            <text:p text:style-name="P868"/>
          </table:table-cell>
        </table:table-row>
        <table:table-row table:style-name="Row170">
          <table:table-cell table:style-name="Cell768">
            <text:p text:style-name="P869"><text:span text:style-name="T869_1">dagger</text:span></text:p>
          </table:table-cell>
          <table:table-cell table:style-name="Cell769">
            <text:p text:style-name="P870"><text:span text:style-name="T870_1">1</text:span></text:p>
          </table:table-cell>
          <table:table-cell table:style-name="Cell770">
            <text:p text:style-name="P871"><text:span text:style-name="T871_1">1</text:span></text:p>
          </table:table-cell>
          <table:table-cell table:style-name="Cell771">
            <text:p text:style-name="P872"/>
          </table:table-cell>
        </table:table-row>
        <table:table-row table:style-name="Row171">
          <table:table-cell table:style-name="Cell772">
            <text:p text:style-name="P873"><text:span text:style-name="T873_1">gauntlet</text:span></text:p>
          </table:table-cell>
          <table:table-cell table:style-name="Cell773">
            <text:p text:style-name="P874"><text:span text:style-name="T874_1">1</text:span></text:p>
          </table:table-cell>
          <table:table-cell table:style-name="Cell774">
            <text:p text:style-name="P875"><text:span text:style-name="T875_1">1</text:span></text:p>
          </table:table-cell>
          <table:table-cell table:style-name="Cell775">
            <text:p text:style-name="P876"/>
          </table:table-cell>
        </table:table-row>
        <table:table-row table:style-name="Row172">
          <table:table-cell table:style-name="Cell776">
            <text:p text:style-name="P877"/>
          </table:table-cell>
          <table:table-cell table:style-name="Cell777">
            <text:p text:style-name="P878"/>
          </table:table-cell>
          <table:table-cell table:style-name="Cell778">
            <text:p text:style-name="P879"/>
          </table:table-cell>
          <table:table-cell table:style-name="Cell779">
            <text:p text:style-name="P880"/>
          </table:table-cell>
        </table:table-row>
        <table:table-row table:style-name="Row173">
          <table:table-cell table:style-name="Cell780">
            <text:p text:style-name="P881"><text:span text:style-name="T881_1">Copper</text:span></text:p>
          </table:table-cell>
          <table:table-cell table:style-name="Cell781">
            <text:p text:style-name="P882"><text:span text:style-name="T882_1">39</text:span></text:p>
          </table:table-cell>
          <table:table-cell table:style-name="Cell782">
            <text:p text:style-name="P883"/>
          </table:table-cell>
          <table:table-cell table:style-name="Cell783">
            <text:p text:style-name="P884"/>
          </table:table-cell>
        </table:table-row>
        <table:table-row table:style-name="Row174">
          <table:table-cell table:style-name="Cell784">
            <text:p text:style-name="P885"><text:span text:style-name="T885_1">Silver</text:span></text:p>
          </table:table-cell>
          <table:table-cell table:style-name="Cell785">
            <text:p text:style-name="P886"><text:span text:style-name="T886_1">3</text:span><text:span text:style-name="T886_2">64</text:span></text:p>
          </table:table-cell>
          <table:table-cell table:style-name="Cell786">
            <text:p text:style-name="P887"/>
          </table:table-cell>
          <table:table-cell table:style-name="Cell787">
            <text:p text:style-name="P888"/>
          </table:table-cell>
        </table:table-row>
        <table:table-row table:style-name="Row175">
          <table:table-cell table:style-name="Cell788">
            <text:p text:style-name="P889"><text:span text:style-name="T889_1">Gold</text:span></text:p>
          </table:table-cell>
          <table:table-cell table:style-name="Cell789">
            <text:p text:style-name="P890"><text:span text:style-name="T890_1">64</text:span></text:p>
          </table:table-cell>
          <table:table-cell table:style-name="Cell790">
            <text:p text:style-name="P891"/>
          </table:table-cell>
          <table:table-cell table:style-name="Cell791">
            <text:p text:style-name="P892"/>
          </table:table-cell>
        </table:table-row>
        <table:table-row table:style-name="Row176">
          <table:table-cell table:style-name="Cell792">
            <text:p text:style-name="P893"><text:span text:style-name="T893_1">Platinum</text:span></text:p>
          </table:table-cell>
          <table:table-cell table:style-name="Cell793">
            <text:p text:style-name="P894"><text:span text:style-name="T894_1">3</text:span><text:span text:style-name="T894_2">3</text:span></text:p>
          </table:table-cell>
          <table:table-cell table:style-name="Cell794">
            <text:p text:style-name="P895"/>
          </table:table-cell>
          <table:table-cell table:style-name="Cell795">
            <text:p text:style-name="P896"/>
          </table:table-cell>
        </table:table-row>
        <table:table-row table:style-name="Row177">
          <table:table-cell table:style-name="Cell796">
            <text:p text:style-name="P897"/>
          </table:table-cell>
          <table:table-cell table:style-name="Cell797">
            <text:p text:style-name="P898"/>
          </table:table-cell>
          <table:table-cell table:style-name="Cell798">
            <text:p text:style-name="P899"/>
          </table:table-cell>
          <table:table-cell table:style-name="Cell799">
            <text:p text:style-name="P900"/>
          </table:table-cell>
        </table:table-row>
        <table:table-row table:style-name="Row178">
          <table:table-cell table:style-name="Cell800">
            <text:p text:style-name="P901"/>
          </table:table-cell>
          <table:table-cell table:style-name="Cell801">
            <text:p text:style-name="P902"/>
          </table:table-cell>
          <table:table-cell table:style-name="Cell802">
            <text:p text:style-name="P903"/>
          </table:table-cell>
          <table:table-cell table:style-name="Cell803">
            <text:p text:style-name="P904"/>
          </table:table-cell>
        </table:table-row>
        <table:table-row table:style-name="Row179">
          <table:table-cell table:style-name="Cell804">
            <text:p text:style-name="P905"/>
          </table:table-cell>
          <table:table-cell table:style-name="Cell805">
            <text:p text:style-name="P906"/>
          </table:table-cell>
          <table:table-cell table:style-name="Cell806">
            <text:p text:style-name="P907"/>
          </table:table-cell>
          <table:table-cell table:style-name="Cell807">
            <text:p text:style-name="P908"/>
          </table:table-cell>
        </table:table-row>
        <table:table-row table:style-name="Row180">
          <table:table-cell table:style-name="Cell808">
            <text:p text:style-name="P909"/>
          </table:table-cell>
          <table:table-cell table:style-name="Cell809">
            <text:p text:style-name="P910"/>
          </table:table-cell>
          <table:table-cell table:style-name="Cell810">
            <text:p text:style-name="P911"/>
          </table:table-cell>
          <table:table-cell table:style-name="Cell811">
            <text:p text:style-name="P912"/>
          </table:table-cell>
        </table:table-row>
      </table:table>
      <text:p text:style-name="P913"/>
      <text:p text:style-name="P914"/>
      <table:table table:style-name="Table21">
        <table:table-column table:style-name="Column96"/>
        <table:table-column table:style-name="Column97"/>
        <table:table-column table:style-name="Column98"/>
        <table:table-row table:style-name="Row181">
          <table:table-cell table:style-name="Cell812">
            <text:p text:style-name="P915"><text:span text:style-name="T915_1">Light</text:span><text:span text:style-name="T915_2"><text:s/></text:span><text:span text:style-name="T915_3">Load</text:span></text:p>
          </table:table-cell>
          <table:table-cell table:style-name="Cell813">
            <text:p text:style-name="P916"><text:span text:style-name="T916_1">Medium</text:span><text:span text:style-name="T916_2"><text:s/></text:span><text:span text:style-name="T916_3">Load</text:span></text:p>
          </table:table-cell>
          <table:table-cell table:style-name="Cell814">
            <text:p text:style-name="P917"><text:span text:style-name="T917_1">Heavy</text:span><text:span text:style-name="T917_2"><text:s/></text:span><text:span text:style-name="T917_3">Load</text:span></text:p>
          </table:table-cell>
        </table:table-row>
        <table:table-row table:style-name="Row182">
          <table:table-cell table:style-name="Cell815">
            <text:p text:style-name="P918"><text:span text:style-name="T918_1">100</text:span></text:p>
          </table:table-cell>
          <table:table-cell table:style-name="Cell816">
            <text:p text:style-name="P919"><text:span text:style-name="T919_1">200</text:span></text:p>
          </table:table-cell>
          <table:table-cell table:style-name="Cell817">
            <text:p text:style-name="P920"><text:span text:style-name="T920_1">300</text:span></text:p>
          </table:table-cell>
        </table:table-row>
        <table:table-row table:style-name="Row183">
          <table:table-cell table:style-name="Cell818">
            <text:p text:style-name="P921"/>
          </table:table-cell>
          <table:table-cell table:style-name="Cell819">
            <text:p text:style-name="P922"><text:span text:style-name="T922_1">Max</text:span><text:span text:style-name="T922_2"><text:s/></text:span><text:span text:style-name="T922_3">Dex</text:span><text:span text:style-name="T922_4"><text:s/></text:span><text:span text:style-name="T922_5">becomes</text:span><text:span text:style-name="T922_6"><text:s/>+3,<text:s/></text:span><text:span text:style-name="T922_7">and</text:span><text:span text:style-name="T922_8"><text:s/></text:span><text:span text:style-name="T922_9">can</text:span><text:span text:style-name="T922_10"><text:s/></text:span><text:span text:style-name="T922_11">only</text:span><text:span text:style-name="T922_12"><text:s/></text:span><text:span text:style-name="T922_13">move</text:span><text:span text:style-name="T922_14"><text:s/>20</text:span><text:span text:style-name="T922_15">ft</text:span><text:span text:style-name="T922_16"><text:s/></text:span><text:span text:style-name="T922_17">per</text:span><text:span text:style-name="T922_18"><text:s/></text:span><text:span text:style-name="T922_19">round</text:span><text:span text:style-name="T922_20">.</text:span></text:p>
          </table:table-cell>
          <table:table-cell table:style-name="Cell820">
            <text:p text:style-name="P923"><text:span text:style-name="T923_1">Max</text:span><text:span text:style-name="T923_2"><text:s/></text:span><text:span text:style-name="T923_3">Dex</text:span><text:span text:style-name="T923_4"><text:s/></text:span><text:span text:style-name="T923_5">to</text:span><text:span text:style-name="T923_6"><text:s/>+1,<text:s/></text:span><text:span text:style-name="T923_7">movement</text:span><text:span text:style-name="T923_8"><text:s/></text:span><text:span text:style-name="T923_9">doesn</text:span><text:span text:style-name="T923_10">'</text:span><text:span text:style-name="T923_11">t</text:span><text:span text:style-name="T923_12"><text:s/></text:span><text:span text:style-name="T923_13">change</text:span></text:p>
          </table:table-cell>
        </table:table-row>
      </table:table>
      <text:p text:style-name="P924"/>
      <text:p text:style-name="P925"/>
      <text:p text:style-name="P926"><text:span text:style-name="T926_1">Donkey</text:span></text:p>
      <text:p text:style-name="P927"/>
      <text:p text:style-name="P928"><text:span text:style-name="T928_1">Medium</text:span><text:span text:style-name="T928_2"><text:s/></text:span><text:span text:style-name="T928_3">Animal</text:span></text:p>
      <text:p text:style-name="P929"><text:span text:style-name="T929_1">HP</text:span><text:span text:style-name="T929_2">:<text:s/>11</text:span></text:p>
      <text:p text:style-name="P930"><text:span text:style-name="T930_1">Initiative</text:span><text:span text:style-name="T930_2">:<text:s/>+1</text:span></text:p>
      <text:p text:style-name="P931"><text:span text:style-name="T931_1">Speed</text:span><text:span text:style-name="T931_2"><text:s/>30</text:span><text:span text:style-name="T931_3">ft</text:span></text:p>
      <text:p text:style-name="P932"><text:span text:style-name="T932_1">AC</text:span><text:span text:style-name="T932_2">:<text:s/>13</text:span></text:p>
      <text:p text:style-name="P933"><text:span text:style-name="T933_1"><text:tab/></text:span><text:span text:style-name="T933_2">Touch</text:span><text:span text:style-name="T933_3">:<text:s/>11</text:span></text:p>
      <text:p text:style-name="P934"><text:span text:style-name="T934_1"><text:tab/></text:span><text:span text:style-name="T934_2">FF</text:span><text:span text:style-name="T934_3">:<text:s/>12</text:span></text:p>
      <text:p text:style-name="P935"><text:span text:style-name="T935_1">BAB</text:span><text:span text:style-name="T935_2">:<text:s/>+1</text:span></text:p>
      <text:p text:style-name="P936"><text:span text:style-name="T936_1">Attack</text:span><text:span text:style-name="T936_2">:<text:tab/></text:span><text:span text:style-name="T936_3">Bite</text:span><text:span text:style-name="T936_4"><text:s text:c="3"/>+1<text:s text:c="3"/>1</text:span><text:span text:style-name="T936_5">d</text:span><text:span text:style-name="T936_6">2</text:span></text:p>
      <text:p text:style-name="P937"><text:span text:style-name="T937_1"><text:tab/></text:span><text:span text:style-name="T937_2">Kick</text:span><text:span text:style-name="T937_3"><text:s text:c="2"/>+1<text:s text:c="4"/>1</text:span><text:span text:style-name="T937_4">d</text:span><text:span text:style-name="T937_5">6</text:span></text:p>
      <text:p text:style-name="P938"><text:span text:style-name="T938_1">Low</text:span><text:span text:style-name="T938_2"><text:s/></text:span><text:span text:style-name="T938_3">Light</text:span><text:span text:style-name="T938_4"><text:s/></text:span><text:span text:style-name="T938_5">Vision</text:span></text:p>
      <text:p text:style-name="P939"><text:span text:style-name="T939_1">Scent</text:span></text:p>
      <text:p text:style-name="P940"/>
      <text:p text:style-name="P941"><text:span text:style-name="T941_1">Fort</text:span><text:span text:style-name="T941_2"><text:s/>4</text:span></text:p>
      <text:p text:style-name="P942"><text:span text:style-name="T942_1">Ref</text:span><text:span text:style-name="T942_2"><text:s/>4</text:span></text:p>
      <text:p text:style-name="P943"><text:span text:style-name="T943_1">Will</text:span><text:span text:style-name="T943_2"><text:s/>0</text:span></text:p>
      <text:p text:style-name="P944"/>
      <text:p text:style-name="P945"><text:span text:style-name="T945_1">Balance</text:span><text:span text:style-name="T945_2"><text:s/>3</text:span></text:p>
      <text:p text:style-name="P946"><text:span text:style-name="T946_1">Listen</text:span><text:span text:style-name="T946_2"><text:s/>3</text:span></text:p>
      <text:p text:style-name="P947"><text:span text:style-name="T947_1">Spot</text:span><text:span text:style-name="T947_2"><text:s/>3</text:span></text:p>
      <text:p text:style-name="P948"/>
      <text:p text:style-name="P949"><text:span text:style-name="T949_1">Feats</text:span><text:span text:style-name="T949_2">:<text:s/></text:span><text:span text:style-name="T949_3">Endurance</text:span></text:p>
      <text:p text:style-name="P950"/>
      <text:p text:style-name="P951"><text:span text:style-name="T951_1">CARRYING</text:span><text:span text:style-name="T951_2"><text:s/></text:span><text:span text:style-name="T951_3">CAPACITY</text:span><text:span text:style-name="T951_4">:150<text:s/></text:span><text:span text:style-name="T951_5">lb</text:span></text:p>
      <text:p text:style-name="P952"><text:span text:style-name="T952_1">can</text:span><text:span text:style-name="T952_2"><text:s/></text:span><text:span text:style-name="T952_3">drag</text:span><text:span text:style-name="T952_4"><text:s text:c="2"/>750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